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91cm"/>
    </style:style>
    <style:style style:family="table-column" style:name="co2">
      <style:table-column-properties fo:break-before="auto" style:column-width="4.14cm"/>
    </style:style>
    <style:style style:family="table-column" style:name="co3">
      <style:table-column-properties fo:break-before="auto" style:column-width="0.811cm"/>
    </style:style>
    <style:style style:family="table-column" style:name="co4">
      <style:table-column-properties fo:break-before="auto" style:column-width="1.774cm"/>
    </style:style>
    <style:style style:family="table-column" style:name="co5">
      <style:table-column-properties fo:break-before="auto" style:column-width="2.237cm"/>
    </style:style>
    <style:style style:family="table-column" style:name="co6">
      <style:table-column-properties fo:break-before="auto" style:column-width="3.161cm"/>
    </style:style>
    <style:style style:family="table-column" style:name="co7">
      <style:table-column-properties fo:break-before="auto" style:column-width="5.8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1.191cm"/>
    </style:style>
    <style:style style:family="table" style:name="ta1" style:master-page-name="PageStyle_5f_DERDE_20_GEDEELTE">
      <style:table-properties style:writing-mode="lr-tb" table:display="true"/>
    </style:style>
    <style:style style:family="table" style:name="ta2" style:master-page-name="PageStyle_5f_Opmerkingen">
      <style:table-properties style:writing-mode="lr-tb" table:display="true"/>
    </style:style>
    <number:number-style style:name="N1">
      <number:number number:decimal-places="0" number:min-integer-digits="1"/>
    </number:number-style>
    <number:number-style style:name="N3">
      <number:number number:grouping="true" number:decimal-places="0" number:min-integer-digits="1"/>
    </number:number-style>
    <number:text-style style:name="N100">
      <number:text-content/>
    </number:text-style>
    <style:style style:family="table-cell" style:parent-style-name="Default" style:name="ce2">
      <style:table-cell-properties fo:padding="0.071cm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Normal_5f_Sheet1" style:name="ce12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Sheet1" style:name="ce2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4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Normal_5f_Sheet1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7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2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00" style:family="table-cell" style:parent-style-name="Default" style:name="ce3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none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5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text-align-source="value-type" style:direction="ltr" style:repeat-content="false" style:shrink-to-fit="false" fo:wrap-option="wrap" style:vertical-align="automatic" style:vertical-justify="auto" style:rotation-align="none" style:rotation-angle="27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bold" style:font-size-asian="8pt" style:font-name-complex="Tahoma" style:font-weight-asian="bold" fo:font-size="8pt" style:font-name="Tahoma" style:text-underline-style="none" fo:font-weight="bold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ERDE GEDEELTE">
        <office:forms form:apply-design-mode="false" form:automatic-focus="false"/>
        <table:table-column table:style-name="co1" table:default-cell-style-name="ce2"/>
        <table:table-column table:style-name="co2" table:default-cell-style-name="ce10"/>
        <table:table-column table:style-name="co2" table:default-cell-style-name="ce2"/>
        <table:table-column table:style-name="co3" table:default-cell-style-name="ce2"/>
        <table:table-column table:style-name="co4" table:default-cell-style-name="Default" table:number-columns-repeated="8"/>
        <table:table-column table:style-name="co5" table:default-cell-style-name="ce2"/>
        <table:table-column table:style-name="co4" table:default-cell-style-name="Default" table:number-columns-repeated="1011"/>
        <table:table-row table:style-name="ro1">
          <table:table-cell ns41:value-type="string" table:style-name="TL Title" office:value-type="string">
            <office:annotation draw:style-name="gr1" svg:height="2.54cm" draw:caption-point-y="-0.042cm" svg:width="6.942cm" svg:x="5.511cm" draw:caption-point-x="-0.431cm" svg:y="0.052cm" draw:text-style-name="P1">
              <dc:creator>CDM</dc:creator>
              <dc:date>2014-12-12T00:00:00</dc:date>
              <text:p text:style-name="P1"><text:span text:style-name="T1">Let op! In deze tabel staan de nummers van de noten achter de slash, u kunt de bijbehorende opmerkingen in het volgende tabblad (zelfde regel) terugvinden.</text:span></text:p>
            </office:annotation>
            <text:p>PROVINCIE NOORDBRABANT -DERDE GEDEELTE - Indeeling der bevolking naar den ouderdom.</text:p>
          </table:table-cell>
          <table:table-cell table:style-name="ce9"/>
          <table:table-cell table:style-name="ce17"/>
          <table:table-cell table:style-name="ce24" table:number-columns-repeated="15"/>
          <table:table-cell table:style-name="ce55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TL RowProperty" table:number-columns-spanned="1" office:value-type="string">
            <text:p>DE STEDEN</text:p>
          </table:table-cell>
          <table:table-cell ns41:value-type="string" table:number-rows-spanned="4" table:style-name="TL RowProperty" table:number-columns-spanned="1" office:value-type="string">
            <text:p>GEBOORTEJAAR</text:p>
          </table:table-cell>
          <table:table-cell ns41:value-type="string" table:number-rows-spanned="4" table:style-name="TL RowProperty" table:number-columns-spanned="1" office:value-type="string">
            <text:p>OUDERDOM.</text:p>
          </table:table-cell>
          <table:table-cell table:style-name="ce25"/>
          <table:table-cell ns41:value-type="string" table:number-rows-spanned="1" table:style-name="TL ColHeader" table:number-columns-spanned="4" office:value-type="string">
            <text:p>MANNELIJK GESLACHT.</text:p>
          </table:table-cell>
          <table:covered-table-cell table:style-name="TL ColHeader" table:number-columns-repeated="3"/>
          <table:table-cell ns41:value-type="string" table:number-rows-spanned="1" table:style-name="TL ColHeader" table:number-columns-spanned="4" office:value-type="string">
            <text:p>VROUWELIJK GESLACHT.</text:p>
          </table:table-cell>
          <table:covered-table-cell table:style-name="TL ColHeader" table:number-columns-repeated="3"/>
          <table:table-cell ns41:value-type="string" table:number-rows-spanned="4" table:style-name="TL ColHeader" table:number-columns-spanned="1" office:value-type="string">
            <text:p>Algemeen Totaal</text:p>
          </table:table-cell>
          <table:table-cell ns41:value-type="string" table:number-rows-spanned="4" table:style-name="ce47" table:number-columns-spanned="1" office:value-type="string">
            <text:p>Telling</text:p>
          </table:table-cell>
          <table:table-cell ns41:value-type="string" table:number-rows-spanned="4" table:style-name="ce50" table:number-columns-spanned="1" office:value-type="string">
            <text:p>Tabel</text:p>
          </table:table-cell>
          <table:table-cell ns41:value-type="string" table:number-rows-spanned="4" table:style-name="ce50" table:number-columns-spanned="1" office:value-type="string">
            <text:p>Pagina links</text:p>
          </table:table-cell>
          <table:table-cell ns41:value-type="string" table:number-rows-spanned="4" table:style-name="ce50" table:number-columns-spanned="1" office:value-type="string">
            <text:p>Pagina rechts</text:p>
          </table:table-cell>
          <table:table-cell ns41:value-type="string" table:number-rows-spanned="4" table:style-name="ce50" table:number-columns-spanned="1" office:value-type="string">
            <text:p>Provincie</text:p>
          </table:table-cell>
          <table:table-cell ns41:value-type="string" table:number-rows-spanned="4" table:style-name="ce56" table:number-columns-spanned="1" office:value-type="string">
            <text:p>Image nr</text:p>
          </table:table-cell>
          <table:table-cell table:style-name="ce59" table:number-columns-repeated="1005"/>
        </table:table-row>
        <table:table-row table:style-name="ro3">
          <table:covered-table-cell table:style-name="ce4"/>
          <table:covered-table-cell table:style-name="ce12"/>
          <table:covered-table-cell table:style-name="ce19"/>
          <table:table-cell table:style-name="ce25"/>
          <table:table-cell ns41:value-type="string" table:number-rows-spanned="3" table:style-name="TL ColHeader" table:number-columns-spanned="1" office:value-type="string">
            <text:p>Ongehuwd</text:p>
          </table:table-cell>
          <table:table-cell ns41:value-type="string" table:number-rows-spanned="3" table:style-name="TL ColHeader" table:number-columns-spanned="1" office:value-type="string">
            <text:p>Gehuwd</text:p>
          </table:table-cell>
          <table:table-cell ns41:value-type="string" table:number-rows-spanned="3" table:style-name="TL ColHeader" table:number-columns-spanned="1" office:value-type="string">
            <text:p>Weduwnaars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table-cell ns41:value-type="string" table:number-rows-spanned="3" table:style-name="TL ColHeader" table:number-columns-spanned="1" office:value-type="string">
            <text:p>Ongehuwd</text:p>
          </table:table-cell>
          <table:table-cell ns41:value-type="string" table:number-rows-spanned="3" table:style-name="TL ColHeader" table:number-columns-spanned="1" office:value-type="string">
            <text:p>Gehuwd</text:p>
          </table:table-cell>
          <table:table-cell ns41:value-type="string" table:number-rows-spanned="3" table:style-name="TL ColHeader" table:number-columns-spanned="1" office:value-type="string">
            <text:p>Weduwen</text:p>
          </table:table-cell>
          <table:table-cell ns41:value-type="string" table:number-rows-spanned="3" table:style-name="TL ColHeader" table:number-columns-spanned="1" office:value-type="string">
            <text:p>Totaal</text:p>
          </table:table-cell>
          <table:covered-table-cell table:style-name="ce43"/>
          <table:covered-table-cell table:style-name="ce48"/>
          <table:covered-table-cell table:style-name="ce51"/>
          <table:covered-table-cell table:style-name="ce53" table:number-columns-repeated="3"/>
          <table:covered-table-cell table:style-name="ce57"/>
          <table:table-cell table:style-name="ce59" table:number-columns-repeated="1005"/>
        </table:table-row>
        <table:table-row table:style-name="ro4">
          <table:covered-table-cell table:style-name="ce4"/>
          <table:covered-table-cell table:style-name="ce12"/>
          <table:covered-table-cell table:style-name="ce19"/>
          <table:table-cell table:style-name="ce25"/>
          <table:covered-table-cell table:style-name="ce28"/>
          <table:covered-table-cell table:style-name="TL ColHeader" table:number-columns-repeated="2"/>
          <table:covered-table-cell table:style-name="ce39"/>
          <table:covered-table-cell table:style-name="TL ColHeader" table:number-columns-repeated="3"/>
          <table:covered-table-cell table:style-name="ce39"/>
          <table:covered-table-cell table:style-name="ce43"/>
          <table:covered-table-cell table:style-name="ce48"/>
          <table:covered-table-cell table:style-name="ce51"/>
          <table:covered-table-cell table:style-name="ce53" table:number-columns-repeated="3"/>
          <table:covered-table-cell table:style-name="ce57"/>
          <table:table-cell table:style-name="ce60" table:number-columns-repeated="1005"/>
        </table:table-row>
        <table:table-row table:style-name="ro4">
          <table:covered-table-cell table:style-name="ce5"/>
          <table:covered-table-cell table:style-name="ce13"/>
          <table:covered-table-cell table:style-name="ce20"/>
          <table:table-cell table:style-name="ce25"/>
          <table:covered-table-cell table:style-name="ce27"/>
          <table:covered-table-cell table:style-name="TL ColHeader" table:number-columns-repeated="2"/>
          <table:covered-table-cell table:style-name="ce38"/>
          <table:covered-table-cell table:style-name="TL ColHeader" table:number-columns-repeated="3"/>
          <table:covered-table-cell table:style-name="ce38"/>
          <table:covered-table-cell table:style-name="ce44"/>
          <table:covered-table-cell table:style-name="ce49"/>
          <table:covered-table-cell table:style-name="ce52"/>
          <table:covered-table-cell table:style-name="ce54" table:number-columns-repeated="3"/>
          <table:covered-table-cell table:style-name="ce58"/>
          <table:table-cell table:style-name="ce59" table:number-columns-repeated="1005"/>
        </table:table-row>
        <table:table-row table:style-name="ro1">
          <table:table-cell table:number-columns-repeated="1024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261" office:value-type="float">
            <text:p>261</text:p>
          </table:table-cell>
          <table:table-cell table:style-name="TL Data" table:number-columns-repeated="2"/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240" office:value-type="float">
            <text:p>240</text:p>
          </table:table-cell>
          <table:table-cell table:style-name="TL Data" table:number-columns-repeated="2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501" office:value-type="float">
            <text:p>5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table:style-name="TL Data" table:number-columns-repeated="2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07" office:value-type="float">
            <text:p>207</text:p>
          </table:table-cell>
          <table:table-cell table:style-name="TL Data" table:number-columns-repeated="2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89" office:value-type="float">
            <text:p>3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table:style-name="TL Data" table:number-columns-repeated="2"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11" office:value-type="float">
            <text:p>211</text:p>
          </table:table-cell>
          <table:table-cell table:style-name="TL Data" table:number-columns-repeated="2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424" office:value-type="float">
            <text:p>4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191" office:value-type="float">
            <text:p>191</text:p>
          </table:table-cell>
          <table:table-cell table:style-name="TL Data" table:number-columns-repeated="2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5" office:value-type="float">
            <text:p>195</text:p>
          </table:table-cell>
          <table:table-cell table:style-name="TL Data" table:number-columns-repeated="2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86" office:value-type="float">
            <text:p>3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215" office:value-type="float">
            <text:p>215</text:p>
          </table:table-cell>
          <table:table-cell table:style-name="TL Data" table:number-columns-repeated="2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34" office:value-type="float">
            <text:p>234</text:p>
          </table:table-cell>
          <table:table-cell table:style-name="TL Data" table:number-columns-repeated="2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49" office:value-type="float">
            <text:p>4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222" office:value-type="float">
            <text:p>222</text:p>
          </table:table-cell>
          <table:table-cell table:style-name="TL Data" table:number-columns-repeated="2"/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 table:number-columns-repeated="2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445" office:value-type="float">
            <text:p>4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192" office:value-type="float">
            <text:p>192</text:p>
          </table:table-cell>
          <table:table-cell table:style-name="TL Data" table:number-columns-repeated="2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16" office:value-type="float">
            <text:p>216</text:p>
          </table:table-cell>
          <table:table-cell table:style-name="TL Data" table:number-columns-repeated="2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08" office:value-type="float">
            <text:p>4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254" office:value-type="float">
            <text:p>254</text:p>
          </table:table-cell>
          <table:table-cell table:style-name="TL Data" table:number-columns-repeated="2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30" office:value-type="float">
            <text:p>230</text:p>
          </table:table-cell>
          <table:table-cell table:style-name="TL Data" table:number-columns-repeated="2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84" office:value-type="float">
            <text:p>4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214" office:value-type="float">
            <text:p>214</text:p>
          </table:table-cell>
          <table:table-cell table:style-name="TL Data" table:number-columns-repeated="2"/>
          <table:table-cell ns41:value-type="float" office:value="214" table:style-name="TL Data" table:number-columns-repeated="2" office:value-type="float">
            <text:p>214</text:p>
          </table:table-cell>
          <table:table-cell table:style-name="TL Data" table:number-columns-repeated="2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428" office:value-type="float">
            <text:p>4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200" office:value-type="float">
            <text:p>200</text:p>
          </table:table-cell>
          <table:table-cell table:style-name="TL Data" table:number-columns-repeated="2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26" office:value-type="float">
            <text:p>226</text:p>
          </table:table-cell>
          <table:table-cell table:style-name="TL Data" table:number-columns-repeated="2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426" office:value-type="float">
            <text:p>4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212" office:value-type="float">
            <text:p>212</text:p>
          </table:table-cell>
          <table:table-cell table:style-name="TL Data" table:number-columns-repeated="2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08" office:value-type="float">
            <text:p>208</text:p>
          </table:table-cell>
          <table:table-cell table:style-name="TL Data" table:number-columns-repeated="2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420" office:value-type="float">
            <text:p>4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223" office:value-type="float">
            <text:p>223</text:p>
          </table:table-cell>
          <table:table-cell table:style-name="TL Data" table:number-columns-repeated="2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12" office:value-type="float">
            <text:p>212</text:p>
          </table:table-cell>
          <table:table-cell table:style-name="TL Data" table:number-columns-repeated="2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35" office:value-type="float">
            <text:p>4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table:style-name="TL Data" table:number-columns-repeated="2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09" office:value-type="float">
            <text:p>209</text:p>
          </table:table-cell>
          <table:table-cell table:style-name="TL Data" table:number-columns-repeated="2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406" office:value-type="float">
            <text:p>4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196" office:value-type="float">
            <text:p>196</text:p>
          </table:table-cell>
          <table:table-cell table:style-name="TL Data" table:number-columns-repeated="2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98" office:value-type="float">
            <text:p>198</text:p>
          </table:table-cell>
          <table:table-cell table:style-name="TL Data" table:number-columns-repeated="2"/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94" office:value-type="float">
            <text:p>3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197" office:value-type="float">
            <text:p>197</text:p>
          </table:table-cell>
          <table:table-cell table:style-name="TL Data" table:number-columns-repeated="2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80" office:value-type="float">
            <text:p>180</text:p>
          </table:table-cell>
          <table:table-cell table:style-name="TL Data" table:number-columns-repeated="2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377" office:value-type="float">
            <text:p>37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table:style-name="TL Data" table:number-columns-repeated="2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2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27" office:value-type="float">
            <text:p>3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165" office:value-type="float">
            <text:p>165</text:p>
          </table:table-cell>
          <table:table-cell table:style-name="TL Data" table:number-columns-repeated="2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 table:number-columns-repeated="2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42" office:value-type="float">
            <text:p>3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table:style-name="TL Data" table:number-columns-repeated="2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79" office:value-type="float">
            <text:p>179</text:p>
          </table:table-cell>
          <table:table-cell table:style-name="TL Data" table:number-columns-repeated="2"/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18" office:value-type="float">
            <text:p>3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table:style-name="TL Data" table:number-columns-repeated="2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327" office:value-type="float">
            <text:p>3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96" office:value-type="float">
            <text:p>3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387" office:value-type="float">
            <text:p>38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43" office:value-type="float">
            <text:p>44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25" office:value-type="float">
            <text:p>4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525" office:value-type="float">
            <text:p>5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436" office:value-type="float">
            <text:p>4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82" office:value-type="float">
            <text:p>4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413" office:value-type="float">
            <text:p>4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390" office:value-type="float">
            <text:p>3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98" office:value-type="float">
            <text:p>3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61" office:value-type="float">
            <text:p>3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90" office:value-type="float">
            <text:p>3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17" office:value-type="float">
            <text:p>3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329" office:value-type="float">
            <text:p>3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65" office:value-type="float">
            <text:p>3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333" office:value-type="float">
            <text:p>3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323" office:value-type="float">
            <text:p>32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34" office:value-type="float">
            <text:p>3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82" office:value-type="float">
            <text:p>2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345" office:value-type="float">
            <text:p>3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69" office:value-type="float">
            <text:p>2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92" office:value-type="float">
            <text:p>2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230" office:value-type="float">
            <text:p>2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57" office:value-type="float">
            <text:p>2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33" office:value-type="float">
            <text:p>2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71" office:value-type="float">
            <text:p>2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41" office:value-type="float">
            <text:p>2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45" office:value-type="float">
            <text:p>2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55" office:value-type="float">
            <text:p>2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53" office:value-type="float">
            <text:p>2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72" office:value-type="float">
            <text:p>2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74" office:value-type="float">
            <text:p>2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table:style-name="TL RowHeader"/>
          <table:table-cell ns41:value-type="string" table:style-name="TL RowHeader" office:value-type="string">
            <text:p>Over te brengen.</text:p>
          </table:table-cell>
          <table:table-cell/>
          <table:table-cell ns41:value-type="float" table:style-name="TL Data" office:value="6640" office:value-type="float">
            <text:p>6,640</text:p>
          </table:table-cell>
          <table:table-cell ns41:value-type="float" table:style-name="TL Data" office:value="2274" office:value-type="float">
            <text:p>2,27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9016" office:value-type="float">
            <text:p>9,016</text:p>
          </table:table-cell>
          <table:table-cell ns41:value-type="float" table:style-name="TL Data" office:value="6742" office:value-type="float">
            <text:p>6,742</text:p>
          </table:table-cell>
          <table:table-cell ns41:value-type="float" table:style-name="TL Data" office:value="2392" office:value-type="float">
            <text:p>2,392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9436" office:value-type="float">
            <text:p>9,436</text:p>
          </table:table-cell>
          <table:table-cell ns41:value-type="float" table:style-name="TL Data" office:value="18452" office:value-type="float">
            <text:p>18,4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18" office:value-type="float">
            <text:p>2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98" office:value-type="float">
            <text:p>1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20" office:value-type="float">
            <text:p>2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79" office:value-type="float">
            <text:p>1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83" office:value-type="float">
            <text:p>1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78" office:value-type="float">
            <text:p>1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40" office:value-type="float">
            <text:p>1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71" office:value-type="float">
            <text:p>1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42" office:value-type="float">
            <text:p>1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9" office:value-type="float">
            <text:p>1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45" office:value-type="float">
            <text:p>1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17" office:value-type="float">
            <text:p>1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8" office:value-type="float">
            <text:p>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88" office:value-type="float">
            <text:p>8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6" office:value-type="float">
            <text:p>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9" office:value-type="float">
            <text:p>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64" office:value-type="float">
            <text:p>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74" office:value-type="float">
            <text:p>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5" office:value-type="float">
            <text:p>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4" office:value-type="float">
            <text:p>2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51" office:value-type="float">
            <text:p>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0" office:value-type="float">
            <text:p>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" office:value-type="float">
            <text:p>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4" office:value-type="float">
            <text:p>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table:style-name="TL Data"/>
          <table:table-cell table:style-name="TL Data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string" table:style-name="TL Data" office:value-type="string">
            <text:p>4/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's HERTOGENBOSCH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6786" office:value-type="float">
            <text:p>6,786</text:p>
          </table:table-cell>
          <table:table-cell ns41:value-type="float" table:style-name="TL Data" office:value="3183" office:value-type="float">
            <text:p>3,183</text:p>
          </table:table-cell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0336" office:value-type="float">
            <text:p>10,336</text:p>
          </table:table-cell>
          <table:table-cell ns41:value-type="float" table:style-name="TL Data" office:value="7149" office:value-type="float">
            <text:p>7,149</text:p>
          </table:table-cell>
          <table:table-cell ns41:value-type="float" table:style-name="TL Data" office:value="3168" office:value-type="float">
            <text:p>3,168</text:p>
          </table:table-cell>
          <table:table-cell ns41:value-type="float" table:style-name="TL Data" office:value="1049" office:value-type="float">
            <text:p>1,049</text:p>
          </table:table-cell>
          <table:table-cell ns41:value-type="float" table:style-name="TL Data" office:value="11367" office:value-type="float">
            <text:p>11,367</text:p>
          </table:table-cell>
          <table:table-cell ns41:value-type="float" table:style-name="TL Data" office:value="21703" office:value-type="float">
            <text:p>21,7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table:style-name="TL Data" table:number-columns-repeated="2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 table:number-columns-repeated="2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95" office:value-type="float">
            <text:p>2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156" office:value-type="float">
            <text:p>156</text:p>
          </table:table-cell>
          <table:table-cell table:style-name="TL Data" table:number-columns-repeated="2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74" office:value-type="float">
            <text:p>174</text:p>
          </table:table-cell>
          <table:table-cell table:style-name="TL Data" table:number-columns-repeated="2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330" office:value-type="float">
            <text:p>3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157" office:value-type="float">
            <text:p>157</text:p>
          </table:table-cell>
          <table:table-cell table:style-name="TL Data" table:number-columns-repeated="2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2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02" office:value-type="float">
            <text:p>30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123" office:value-type="float">
            <text:p>123</text:p>
          </table:table-cell>
          <table:table-cell table:style-name="TL Data" table:number-columns-repeated="2"/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2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65" office:value-type="float">
            <text:p>2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table:style-name="TL Data" table:number-columns-repeated="2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 table:number-columns-repeated="2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291" office:value-type="float">
            <text:p>2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170" office:value-type="float">
            <text:p>170</text:p>
          </table:table-cell>
          <table:table-cell table:style-name="TL Data" table:number-columns-repeated="2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53" office:value-type="float">
            <text:p>153</text:p>
          </table:table-cell>
          <table:table-cell table:style-name="TL Data" table:number-columns-repeated="2"/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323" office:value-type="float">
            <text:p>32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table:style-name="TL Data" table:number-columns-repeated="2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 table:number-columns-repeated="2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285" office:value-type="float">
            <text:p>2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table:style-name="TL Data" table:number-columns-repeated="2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2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04" office:value-type="float">
            <text:p>3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137" office:value-type="float">
            <text:p>137</text:p>
          </table:table-cell>
          <table:table-cell table:style-name="TL Data" table:number-columns-repeated="2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2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82" office:value-type="float">
            <text:p>2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163" office:value-type="float">
            <text:p>163</text:p>
          </table:table-cell>
          <table:table-cell table:style-name="TL Data" table:number-columns-repeated="2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45" office:value-type="float">
            <text:p>145</text:p>
          </table:table-cell>
          <table:table-cell table:style-name="TL Data" table:number-columns-repeated="2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08" office:value-type="float">
            <text:p>3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161" office:value-type="float">
            <text:p>161</text:p>
          </table:table-cell>
          <table:table-cell table:style-name="TL Data" table:number-columns-repeated="2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2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94" office:value-type="float">
            <text:p>2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139" office:value-type="float">
            <text:p>139</text:p>
          </table:table-cell>
          <table:table-cell table:style-name="TL Data" table:number-columns-repeated="2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 table:number-columns-repeated="2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90" office:value-type="float">
            <text:p>2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table:style-name="TL Data" table:number-columns-repeated="2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 table:number-columns-repeated="2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89" office:value-type="float">
            <text:p>2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130" office:value-type="float">
            <text:p>130</text:p>
          </table:table-cell>
          <table:table-cell table:style-name="TL Data" table:number-columns-repeated="2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3" office:value-type="float">
            <text:p>133</text:p>
          </table:table-cell>
          <table:table-cell table:style-name="TL Data" table:number-columns-repeated="2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63" office:value-type="float">
            <text:p>2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table:style-name="TL Data" table:number-columns-repeated="2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 table:number-columns-repeated="2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301" office:value-type="float">
            <text:p>3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table:style-name="TL Data" table:number-columns-repeated="2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 table:number-columns-repeated="2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270" office:value-type="float">
            <text:p>2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134" office:value-type="float">
            <text:p>134</text:p>
          </table:table-cell>
          <table:table-cell table:style-name="TL Data" table:number-columns-repeated="2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 table:number-columns-repeated="2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63" office:value-type="float">
            <text:p>2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table:style-name="TL Data" table:number-columns-repeated="2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32" office:value-type="float">
            <text:p>132</text:p>
          </table:table-cell>
          <table:table-cell table:style-name="TL Data" table:number-columns-repeated="2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74" office:value-type="float">
            <text:p>2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table:style-name="TL Data" table:number-columns-repeated="2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57" office:value-type="float">
            <text:p>2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table:style-name="TL Data" table:number-columns-repeated="2"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262" office:value-type="float">
            <text:p>2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table:style-name="TL Data" table:number-columns-repeated="2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86" office:value-type="float">
            <text:p>2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table:style-name="TL Data" table:number-columns-repeated="2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68" office:value-type="float">
            <text:p>2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98" office:value-type="float">
            <text:p>2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09" office:value-type="float">
            <text:p>3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95" office:value-type="float">
            <text:p>2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91" office:value-type="float">
            <text:p>2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95" office:value-type="float">
            <text:p>2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41" office:value-type="float">
            <text:p>2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96" table:style-name="TL Data" table:number-columns-repeated="2" office:value-type="float">
            <text:p>96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36" office:value-type="float">
            <text:p>2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239" office:value-type="float">
            <text:p>2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74" office:value-type="float">
            <text:p>2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06" office:value-type="float">
            <text:p>2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96" office:value-type="float">
            <text:p>1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17" office:value-type="float">
            <text:p>2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16" office:value-type="float">
            <text:p>2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86" office:value-type="float">
            <text:p>1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217" office:value-type="float">
            <text:p>2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89" office:value-type="float">
            <text:p>1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90" office:value-type="float">
            <text:p>1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99" office:value-type="float">
            <text:p>1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80" office:value-type="float">
            <text:p>1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9" office:value-type="float">
            <text:p>1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75" office:value-type="float">
            <text:p>1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68" office:value-type="float">
            <text:p>1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3" office:value-type="float">
            <text:p>1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65" office:value-type="float">
            <text:p>1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69" office:value-type="float">
            <text:p>1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54" office:value-type="float">
            <text:p>1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54" office:value-type="float">
            <text:p>1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96" office:value-type="float">
            <text:p>19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85" office:value-type="float">
            <text:p>1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table:style-name="TL RowHeader"/>
          <table:table-cell ns41:value-type="string" table:style-name="TL RowHeader" office:value-type="string">
            <text:p>Over te brengen.</text:p>
          </table:table-cell>
          <table:table-cell/>
          <table:table-cell ns41:value-type="float" table:style-name="TL Data" office:value="4747" office:value-type="float">
            <text:p>4,747</text:p>
          </table:table-cell>
          <table:table-cell ns41:value-type="float" table:style-name="TL Data" office:value="1405" office:value-type="float">
            <text:p>1,405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219" office:value-type="float">
            <text:p>6,219</text:p>
          </table:table-cell>
          <table:table-cell ns41:value-type="float" table:style-name="TL Data" office:value="4536" office:value-type="float">
            <text:p>4,536</text:p>
          </table:table-cell>
          <table:table-cell ns41:value-type="float" table:style-name="TL Data" office:value="1513" office:value-type="float">
            <text:p>1,513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6235" office:value-type="float">
            <text:p>6,235</text:p>
          </table:table-cell>
          <table:table-cell ns41:value-type="float" table:style-name="TL Data" office:value="12454" office:value-type="float">
            <text:p>12,4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27" office:value-type="float">
            <text:p>1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39" office:value-type="float">
            <text:p>1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40" office:value-type="float">
            <text:p>1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30" office:value-type="float">
            <text:p>13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0" office:value-type="float">
            <text:p>1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table:style-name="TL Data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04" office:value-type="float">
            <text:p>1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01" office:value-type="float">
            <text:p>1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09" office:value-type="float">
            <text:p>10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0" office:value-type="float">
            <text:p>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90" office:value-type="float">
            <text:p>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90" office:value-type="float">
            <text:p>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0" office:value-type="float">
            <text:p>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4" office:value-type="float">
            <text:p>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3" office:value-type="float">
            <text:p>4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9" office:value-type="float">
            <text:p>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1" office:value-type="float">
            <text:p>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60" office:value-type="float">
            <text:p>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9" office:value-type="float">
            <text:p>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6" office:value-type="float">
            <text:p>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172" office:value-type="float">
            <text:p>11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1" office:value-type="float">
            <text:p>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table:style-name="TL Data"/>
          <table:table-cell table:style-name="TL Data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ad BREDA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4847" office:value-type="float">
            <text:p>4,847</text:p>
          </table:table-cell>
          <table:table-cell ns41:value-type="float" table:style-name="TL Data" office:value="2055" office:value-type="float">
            <text:p>2,055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7184" office:value-type="float">
            <text:p>7,184</text:p>
          </table:table-cell>
          <table:table-cell ns41:value-type="float" table:style-name="TL Data" office:value="4809" office:value-type="float">
            <text:p>4,809</text:p>
          </table:table-cell>
          <table:table-cell ns41:value-type="float" table:style-name="TL Data" office:value="2066" office:value-type="float">
            <text:p>2,066</text:p>
          </table:table-cell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7559" office:value-type="float">
            <text:p>7,559</text:p>
          </table:table-cell>
          <table:table-cell ns41:value-type="float" table:style-name="TL Data" office:value="14743" office:value-type="float">
            <text:p>14,74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870" office:value-type="float">
            <text:p>870</text:p>
          </table:table-cell>
          <table:table-cell table:style-name="TL Data" table:number-columns-repeated="2"/>
          <table:table-cell ns41:value-type="float" table:style-name="TL Data" office:value="870" office:value-type="float">
            <text:p>870</text:p>
          </table:table-cell>
          <table:table-cell ns41:value-type="float" table:style-name="TL Data" office:value="861" office:value-type="float">
            <text:p>861</text:p>
          </table:table-cell>
          <table:table-cell table:style-name="TL Data" table:number-columns-repeated="2"/>
          <table:table-cell ns41:value-type="float" table:style-name="TL Data" office:value="861" office:value-type="float">
            <text:p>861</text:p>
          </table:table-cell>
          <table:table-cell ns41:value-type="float" table:style-name="TL Data" office:value="1731" office:value-type="float">
            <text:p>1,7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782" office:value-type="float">
            <text:p>782</text:p>
          </table:table-cell>
          <table:table-cell table:style-name="TL Data" table:number-columns-repeated="2"/>
          <table:table-cell ns41:value-type="float" table:style-name="TL Data" office:value="782" office:value-type="float">
            <text:p>782</text:p>
          </table:table-cell>
          <table:table-cell ns41:value-type="float" table:style-name="TL Data" office:value="770" office:value-type="float">
            <text:p>770</text:p>
          </table:table-cell>
          <table:table-cell table:style-name="TL Data" table:number-columns-repeated="2"/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552" office:value-type="float">
            <text:p>1,5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807" office:value-type="float">
            <text:p>807</text:p>
          </table:table-cell>
          <table:table-cell table:style-name="TL Data" table:number-columns-repeated="2"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826" office:value-type="float">
            <text:p>826</text:p>
          </table:table-cell>
          <table:table-cell table:style-name="TL Data" table:number-columns-repeated="2"/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1633" office:value-type="float">
            <text:p>1,6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738" office:value-type="float">
            <text:p>738</text:p>
          </table:table-cell>
          <table:table-cell table:style-name="TL Data" table:number-columns-repeated="2"/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731" office:value-type="float">
            <text:p>731</text:p>
          </table:table-cell>
          <table:table-cell table:style-name="TL Data" table:number-columns-repeated="2"/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1469" office:value-type="float">
            <text:p>1,4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864" office:value-type="float">
            <text:p>864</text:p>
          </table:table-cell>
          <table:table-cell table:style-name="TL Data" table:number-columns-repeated="2"/>
          <table:table-cell ns41:value-type="float" table:style-name="TL Data" office:value="864" office:value-type="float">
            <text:p>864</text:p>
          </table:table-cell>
          <table:table-cell ns41:value-type="float" table:style-name="TL Data" office:value="825" office:value-type="float">
            <text:p>825</text:p>
          </table:table-cell>
          <table:table-cell table:style-name="TL Data" table:number-columns-repeated="2"/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1689" office:value-type="float">
            <text:p>1,6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890" office:value-type="float">
            <text:p>890</text:p>
          </table:table-cell>
          <table:table-cell table:style-name="TL Data" table:number-columns-repeated="2"/>
          <table:table-cell ns41:value-type="float" table:style-name="TL Data" office:value="890" office:value-type="float">
            <text:p>890</text:p>
          </table:table-cell>
          <table:table-cell ns41:value-type="float" table:style-name="TL Data" office:value="869" office:value-type="float">
            <text:p>869</text:p>
          </table:table-cell>
          <table:table-cell table:style-name="TL Data" table:number-columns-repeated="2"/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1759" office:value-type="float">
            <text:p>1,7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817" office:value-type="float">
            <text:p>817</text:p>
          </table:table-cell>
          <table:table-cell table:style-name="TL Data" table:number-columns-repeated="2"/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824" office:value-type="float">
            <text:p>824</text:p>
          </table:table-cell>
          <table:table-cell table:style-name="TL Data" table:number-columns-repeated="2"/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1641" office:value-type="float">
            <text:p>1,6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933" office:value-type="float">
            <text:p>933</text:p>
          </table:table-cell>
          <table:table-cell table:style-name="TL Data" table:number-columns-repeated="2"/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822" office:value-type="float">
            <text:p>822</text:p>
          </table:table-cell>
          <table:table-cell table:style-name="TL Data" table:number-columns-repeated="2"/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755" office:value-type="float">
            <text:p>1,7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835" office:value-type="float">
            <text:p>835</text:p>
          </table:table-cell>
          <table:table-cell table:style-name="TL Data" table:number-columns-repeated="2"/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825" office:value-type="float">
            <text:p>825</text:p>
          </table:table-cell>
          <table:table-cell table:style-name="TL Data" table:number-columns-repeated="2"/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1660" office:value-type="float">
            <text:p>1,6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827" office:value-type="float">
            <text:p>827</text:p>
          </table:table-cell>
          <table:table-cell table:style-name="TL Data" table:number-columns-repeated="2"/>
          <table:table-cell ns41:value-type="float" table:style-name="TL Data" office:value="827" office:value-type="float">
            <text:p>827</text:p>
          </table:table-cell>
          <table:table-cell ns41:value-type="float" table:style-name="TL Data" office:value="858" office:value-type="float">
            <text:p>858</text:p>
          </table:table-cell>
          <table:table-cell table:style-name="TL Data" table:number-columns-repeated="2"/>
          <table:table-cell ns41:value-type="float" table:style-name="TL Data" office:value="858" office:value-type="float">
            <text:p>858</text:p>
          </table:table-cell>
          <table:table-cell ns41:value-type="float" table:style-name="TL Data" office:value="1685" office:value-type="float">
            <text:p>1,6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850" office:value-type="float">
            <text:p>850</text:p>
          </table:table-cell>
          <table:table-cell table:style-name="TL Data" table:number-columns-repeated="2"/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821" office:value-type="float">
            <text:p>821</text:p>
          </table:table-cell>
          <table:table-cell table:style-name="TL Data" table:number-columns-repeated="2"/>
          <table:table-cell ns41:value-type="float" table:style-name="TL Data" office:value="821" office:value-type="float">
            <text:p>821</text:p>
          </table:table-cell>
          <table:table-cell ns41:value-type="float" table:style-name="TL Data" office:value="1671" office:value-type="float">
            <text:p>1,6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846" office:value-type="float">
            <text:p>846</text:p>
          </table:table-cell>
          <table:table-cell table:style-name="TL Data" table:number-columns-repeated="2"/>
          <table:table-cell ns41:value-type="float" table:style-name="TL Data" office:value="846" office:value-type="float">
            <text:p>846</text:p>
          </table:table-cell>
          <table:table-cell ns41:value-type="float" table:style-name="TL Data" office:value="828" office:value-type="float">
            <text:p>828</text:p>
          </table:table-cell>
          <table:table-cell table:style-name="TL Data" table:number-columns-repeated="2"/>
          <table:table-cell ns41:value-type="float" table:style-name="TL Data" office:value="828" office:value-type="float">
            <text:p>828</text:p>
          </table:table-cell>
          <table:table-cell ns41:value-type="float" table:style-name="TL Data" office:value="1674" office:value-type="float">
            <text:p>1,6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822" office:value-type="float">
            <text:p>822</text:p>
          </table:table-cell>
          <table:table-cell table:style-name="TL Data" table:number-columns-repeated="2"/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820" office:value-type="float">
            <text:p>820</text:p>
          </table:table-cell>
          <table:table-cell table:style-name="TL Data" table:number-columns-repeated="2"/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642" office:value-type="float">
            <text:p>1,6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830" office:value-type="float">
            <text:p>830</text:p>
          </table:table-cell>
          <table:table-cell table:style-name="TL Data" table:number-columns-repeated="2"/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760" office:value-type="float">
            <text:p>760</text:p>
          </table:table-cell>
          <table:table-cell table:style-name="TL Data" table:number-columns-repeated="2"/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1590" office:value-type="float">
            <text:p>1,5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838" office:value-type="float">
            <text:p>838</text:p>
          </table:table-cell>
          <table:table-cell table:style-name="TL Data" table:number-columns-repeated="2"/>
          <table:table-cell ns41:value-type="float" table:style-name="TL Data" office:value="838" office:value-type="float">
            <text:p>838</text:p>
          </table:table-cell>
          <table:table-cell ns41:value-type="float" table:style-name="TL Data" office:value="756" office:value-type="float">
            <text:p>756</text:p>
          </table:table-cell>
          <table:table-cell table:style-name="TL Data" table:number-columns-repeated="2"/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1594" office:value-type="float">
            <text:p>1,5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777" office:value-type="float">
            <text:p>777</text:p>
          </table:table-cell>
          <table:table-cell table:style-name="TL Data" table:number-columns-repeated="2"/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676" office:value-type="float">
            <text:p>676</text:p>
          </table:table-cell>
          <table:table-cell table:style-name="TL Data" table:number-columns-repeated="2"/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1453" office:value-type="float">
            <text:p>1,4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690" office:value-type="float">
            <text:p>690</text:p>
          </table:table-cell>
          <table:table-cell table:style-name="TL Data" table:number-columns-repeated="2"/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758" office:value-type="float">
            <text:p>75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1449" office:value-type="float">
            <text:p>1,4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616" office:value-type="float">
            <text:p>616</text:p>
          </table:table-cell>
          <table:table-cell table:style-name="TL Data" table:number-columns-repeated="2"/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710" office:value-type="float">
            <text:p>710</text:p>
          </table:table-cell>
          <table:table-cell table:style-name="TL Data" table:number-columns-repeated="2"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1326" office:value-type="float">
            <text:p>1,3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616" office:value-type="float">
            <text:p>616</text:p>
          </table:table-cell>
          <table:table-cell table:style-name="TL Data" table:number-columns-repeated="2"/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1249" office:value-type="float">
            <text:p>1,2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1515" office:value-type="float">
            <text:p>1,5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815" office:value-type="float">
            <text:p>8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728" office:value-type="float">
            <text:p>72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1566" office:value-type="float">
            <text:p>1,5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797" office:value-type="float">
            <text:p>79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1480" office:value-type="float">
            <text:p>1,4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1501" office:value-type="float">
            <text:p>1,50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1668" office:value-type="float">
            <text:p>1,6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65" office:value-type="float">
            <text:p>65</text:p>
          </table:table-cell>
          <table:table-cell table:style-name="TL Data"/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73" office:value-type="float">
            <text:p>773</text:p>
          </table:table-cell>
          <table:table-cell ns41:value-type="float" table:style-name="TL Data" office:value="1606" office:value-type="float">
            <text:p>1,6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1585" office:value-type="float">
            <text:p>1,5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1464" office:value-type="float">
            <text:p>1,46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71" office:value-type="float">
            <text:p>671</text:p>
          </table:table-cell>
          <table:table-cell ns41:value-type="float" table:style-name="TL Data" office:value="1323" office:value-type="float">
            <text:p>1,32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95" office:value-type="float">
            <text:p>595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1291" office:value-type="float">
            <text:p>1,2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1242" office:value-type="float">
            <text:p>1,2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1318" office:value-type="float">
            <text:p>1,3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1141" office:value-type="float">
            <text:p>1,1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1120" office:value-type="float">
            <text:p>1,1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1249" office:value-type="float">
            <text:p>1,2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80" office:value-type="float">
            <text:p>580</text:p>
          </table:table-cell>
          <table:table-cell ns41:value-type="float" table:style-name="TL Data" office:value="1156" office:value-type="float">
            <text:p>1,1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1113" office:value-type="float">
            <text:p>1,1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1124" office:value-type="float">
            <text:p>1,12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972" office:value-type="float">
            <text:p>9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519" office:value-type="float">
            <text:p>51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1093" office:value-type="float">
            <text:p>1,09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1014" office:value-type="float">
            <text:p>1,0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1039" office:value-type="float">
            <text:p>1,0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816" office:value-type="float">
            <text:p>8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936" office:value-type="float">
            <text:p>93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892" office:value-type="float">
            <text:p>8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918" office:value-type="float">
            <text:p>9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935" office:value-type="float">
            <text:p>9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886" office:value-type="float">
            <text:p>8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905" office:value-type="float">
            <text:p>9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903" office:value-type="float">
            <text:p>9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952" office:value-type="float">
            <text:p>9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39" office:value-type="float">
            <text:p>33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541" office:value-type="float">
            <text:p>541</text:p>
          </table:table-cell>
          <table:table-cell ns41:value-type="float" table:style-name="TL Data" office:value="973" office:value-type="float">
            <text:p>97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table:style-name="TL RowHeader"/>
          <table:table-cell ns41:value-type="string" table:style-name="TL RowHeader" office:value-type="string">
            <text:p>Over te brengen.</text:p>
          </table:table-cell>
          <table:table-cell/>
          <table:table-cell ns41:value-type="float" table:style-name="TL Data" office:value="25669" office:value-type="float">
            <text:p>25,669</text:p>
          </table:table-cell>
          <table:table-cell ns41:value-type="float" table:style-name="TL Data" office:value="7790" office:value-type="float">
            <text:p>7,790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3829" office:value-type="float">
            <text:p>33,829</text:p>
          </table:table-cell>
          <table:table-cell ns41:value-type="float" table:style-name="TL Data" office:value="24899" office:value-type="float">
            <text:p>24,899</text:p>
          </table:table-cell>
          <table:table-cell ns41:value-type="float" table:style-name="TL Data" office:value="8283" office:value-type="float">
            <text:p>8,283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34089" office:value-type="float">
            <text:p>34,089</text:p>
          </table:table-cell>
          <table:table-cell ns41:value-type="float" table:style-name="TL Data" office:value="67918" office:value-type="float">
            <text:p>67,9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748" office:value-type="float">
            <text:p>74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766" office:value-type="float">
            <text:p>7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767" office:value-type="float">
            <text:p>7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621" office:value-type="float">
            <text:p>6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668" office:value-type="float">
            <text:p>66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613" office:value-type="float">
            <text:p>6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591" office:value-type="float">
            <text:p>5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531" office:value-type="float">
            <text:p>5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589" office:value-type="float">
            <text:p>5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532" office:value-type="float">
            <text:p>5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506" office:value-type="float">
            <text:p>50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503" office:value-type="float">
            <text:p>5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416" office:value-type="float">
            <text:p>4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388" office:value-type="float">
            <text:p>38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357" office:value-type="float">
            <text:p>3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367" office:value-type="float">
            <text:p>3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29" office:value-type="float">
            <text:p>32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59" office:value-type="float">
            <text:p>2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302" office:value-type="float">
            <text:p>30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80" office:value-type="float">
            <text:p>2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90" office:value-type="float">
            <text:p>1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272" office:value-type="float">
            <text:p>27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23" office:value-type="float">
            <text:p>22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25" table:style-name="TL Data" table:number-columns-repeated="2" office:value-type="float">
            <text:p>2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86" office:value-type="float">
            <text:p>1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91" office:value-type="float">
            <text:p>1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75" office:value-type="float">
            <text:p>1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office:value="24" table:style-name="TL Data" table:number-columns-repeated="2" office:value-type="float">
            <text:p>24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56" office:value-type="float">
            <text:p>1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17" office:value-type="float">
            <text:p>1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16" office:value-type="float">
            <text:p>1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07" office:value-type="float">
            <text:p>1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0" office:value-type="float">
            <text:p>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53" office:value-type="float">
            <text:p>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62" office:value-type="float">
            <text:p>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" office:value-type="float">
            <text:p>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0" office:value-type="float">
            <text:p>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table:style-name="TL Data"/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string" table:style-name="TL Data" office:value-type="string">
            <text:p>4\1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TIEN STEDEN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26272" office:value-type="float">
            <text:p>26,272</text:p>
          </table:table-cell>
          <table:table-cell ns41:value-type="float" table:style-name="TL Data" office:value="11323" office:value-type="float">
            <text:p>11,323</text:p>
          </table:table-cell>
          <table:table-cell ns41:value-type="float" table:style-name="TL Data" office:value="1484" office:value-type="float">
            <text:p>1,484</text:p>
          </table:table-cell>
          <table:table-cell ns41:value-type="float" table:style-name="TL Data" office:value="39079" office:value-type="float">
            <text:p>39,079</text:p>
          </table:table-cell>
          <table:table-cell ns41:value-type="float" table:style-name="TL Data" office:value="26255" office:value-type="float">
            <text:p>26,255</text:p>
          </table:table-cell>
          <table:table-cell ns41:value-type="float" table:style-name="TL Data" office:value="11349" office:value-type="float">
            <text:p>11,349</text:p>
          </table:table-cell>
          <table:table-cell ns41:value-type="float" table:style-name="TL Data" office:value="3499" office:value-type="float">
            <text:p>3,499</text:p>
          </table:table-cell>
          <table:table-cell ns41:value-type="float" table:style-name="TL Data" office:value="41104" office:value-type="float">
            <text:p>41,104</text:p>
          </table:table-cell>
          <table:table-cell ns41:value-type="float" table:style-name="TL Data" office:value="80183" office:value-type="float">
            <text:p>80,1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3634" office:value-type="float">
            <text:p>3,634</text:p>
          </table:table-cell>
          <table:table-cell table:style-name="TL Data" table:number-columns-repeated="2"/>
          <table:table-cell ns41:value-type="float" table:style-name="TL Data" office:value="3634" office:value-type="float">
            <text:p>3,634</text:p>
          </table:table-cell>
          <table:table-cell ns41:value-type="float" table:style-name="TL Data" office:value="3520" office:value-type="float">
            <text:p>3,520</text:p>
          </table:table-cell>
          <table:table-cell table:style-name="TL Data" table:number-columns-repeated="2"/>
          <table:table-cell ns41:value-type="float" table:style-name="TL Data" office:value="3520" office:value-type="float">
            <text:p>3,520</text:p>
          </table:table-cell>
          <table:table-cell ns41:value-type="float" table:style-name="TL Data" office:value="7154" office:value-type="float">
            <text:p>7,1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3016" office:value-type="float">
            <text:p>3,016</text:p>
          </table:table-cell>
          <table:table-cell table:style-name="TL Data" table:number-columns-repeated="2"/>
          <table:table-cell ns41:value-type="float" table:style-name="TL Data" office:value="3016" office:value-type="float">
            <text:p>3,016</text:p>
          </table:table-cell>
          <table:table-cell ns41:value-type="float" table:style-name="TL Data" office:value="3001" office:value-type="float">
            <text:p>3,001</text:p>
          </table:table-cell>
          <table:table-cell table:style-name="TL Data" table:number-columns-repeated="2"/>
          <table:table-cell ns41:value-type="float" table:style-name="TL Data" office:value="3001" office:value-type="float">
            <text:p>3,001</text:p>
          </table:table-cell>
          <table:table-cell ns41:value-type="float" table:style-name="TL Data" office:value="6017" office:value-type="float">
            <text:p>6,0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3098" office:value-type="float">
            <text:p>3,098</text:p>
          </table:table-cell>
          <table:table-cell table:style-name="TL Data" table:number-columns-repeated="2"/>
          <table:table-cell ns41:value-type="float" table:style-name="TL Data" office:value="3098" office:value-type="float">
            <text:p>3,098</text:p>
          </table:table-cell>
          <table:table-cell ns41:value-type="float" table:style-name="TL Data" office:value="3036" office:value-type="float">
            <text:p>3,036</text:p>
          </table:table-cell>
          <table:table-cell table:style-name="TL Data" table:number-columns-repeated="2"/>
          <table:table-cell ns41:value-type="float" table:style-name="TL Data" office:value="3036" office:value-type="float">
            <text:p>3,036</text:p>
          </table:table-cell>
          <table:table-cell ns41:value-type="float" table:style-name="TL Data" office:value="6134" office:value-type="float">
            <text:p>6,1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3090" office:value-type="float">
            <text:p>3,090</text:p>
          </table:table-cell>
          <table:table-cell table:style-name="TL Data" table:number-columns-repeated="2"/>
          <table:table-cell ns41:value-type="float" table:style-name="TL Data" office:value="3090" office:value-type="float">
            <text:p>3,090</text:p>
          </table:table-cell>
          <table:table-cell ns41:value-type="float" table:style-name="TL Data" office:value="2980" office:value-type="float">
            <text:p>2,980</text:p>
          </table:table-cell>
          <table:table-cell table:style-name="TL Data" table:number-columns-repeated="2"/>
          <table:table-cell ns41:value-type="float" table:style-name="TL Data" office:value="2980" office:value-type="float">
            <text:p>2,980</text:p>
          </table:table-cell>
          <table:table-cell ns41:value-type="float" table:style-name="TL Data" office:value="6070" office:value-type="float">
            <text:p>6,0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3408" office:value-type="float">
            <text:p>3,408</text:p>
          </table:table-cell>
          <table:table-cell table:style-name="TL Data" table:number-columns-repeated="2"/>
          <table:table-cell ns41:value-type="float" table:style-name="TL Data" office:value="3408" office:value-type="float">
            <text:p>3,408</text:p>
          </table:table-cell>
          <table:table-cell ns41:value-type="float" table:style-name="TL Data" office:value="3365" office:value-type="float">
            <text:p>3,365</text:p>
          </table:table-cell>
          <table:table-cell table:style-name="TL Data" table:number-columns-repeated="2"/>
          <table:table-cell ns41:value-type="float" table:style-name="TL Data" office:value="3365" office:value-type="float">
            <text:p>3,365</text:p>
          </table:table-cell>
          <table:table-cell ns41:value-type="float" table:style-name="TL Data" office:value="6773" office:value-type="float">
            <text:p>6,77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3595" office:value-type="float">
            <text:p>3,595</text:p>
          </table:table-cell>
          <table:table-cell table:style-name="TL Data" table:number-columns-repeated="2"/>
          <table:table-cell ns41:value-type="float" table:style-name="TL Data" office:value="3595" office:value-type="float">
            <text:p>3,595</text:p>
          </table:table-cell>
          <table:table-cell ns41:value-type="float" table:style-name="TL Data" office:value="3466" office:value-type="float">
            <text:p>3,466</text:p>
          </table:table-cell>
          <table:table-cell table:style-name="TL Data" table:number-columns-repeated="2"/>
          <table:table-cell ns41:value-type="float" table:style-name="TL Data" office:value="3466" office:value-type="float">
            <text:p>3,466</text:p>
          </table:table-cell>
          <table:table-cell ns41:value-type="float" table:style-name="TL Data" office:value="7061" office:value-type="float">
            <text:p>7,0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3523" office:value-type="float">
            <text:p>3,523</text:p>
          </table:table-cell>
          <table:table-cell table:style-name="TL Data" table:number-columns-repeated="2"/>
          <table:table-cell ns41:value-type="float" table:style-name="TL Data" office:value="3523" office:value-type="float">
            <text:p>3,523</text:p>
          </table:table-cell>
          <table:table-cell ns41:value-type="float" table:style-name="TL Data" office:value="3282" office:value-type="float">
            <text:p>3,282</text:p>
          </table:table-cell>
          <table:table-cell table:style-name="TL Data" table:number-columns-repeated="2"/>
          <table:table-cell ns41:value-type="float" table:style-name="TL Data" office:value="3282" office:value-type="float">
            <text:p>3,282</text:p>
          </table:table-cell>
          <table:table-cell ns41:value-type="float" table:style-name="TL Data" office:value="6805" office:value-type="float">
            <text:p>6,8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3565" office:value-type="float">
            <text:p>3,565</text:p>
          </table:table-cell>
          <table:table-cell table:style-name="TL Data" table:number-columns-repeated="2"/>
          <table:table-cell ns41:value-type="float" table:style-name="TL Data" office:value="3565" office:value-type="float">
            <text:p>3,565</text:p>
          </table:table-cell>
          <table:table-cell ns41:value-type="float" table:style-name="TL Data" office:value="3447" office:value-type="float">
            <text:p>3,447</text:p>
          </table:table-cell>
          <table:table-cell table:style-name="TL Data" table:number-columns-repeated="2"/>
          <table:table-cell ns41:value-type="float" table:style-name="TL Data" office:value="3447" office:value-type="float">
            <text:p>3,447</text:p>
          </table:table-cell>
          <table:table-cell ns41:value-type="float" table:style-name="TL Data" office:value="7012" office:value-type="float">
            <text:p>7,0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3535" office:value-type="float">
            <text:p>3,535</text:p>
          </table:table-cell>
          <table:table-cell table:style-name="TL Data" table:number-columns-repeated="2"/>
          <table:table-cell ns41:value-type="float" table:style-name="TL Data" office:value="3535" office:value-type="float">
            <text:p>3,535</text:p>
          </table:table-cell>
          <table:table-cell ns41:value-type="float" table:style-name="TL Data" office:value="3427" office:value-type="float">
            <text:p>3,427</text:p>
          </table:table-cell>
          <table:table-cell table:style-name="TL Data" table:number-columns-repeated="2"/>
          <table:table-cell ns41:value-type="float" table:style-name="TL Data" office:value="3427" office:value-type="float">
            <text:p>3,427</text:p>
          </table:table-cell>
          <table:table-cell ns41:value-type="float" table:style-name="TL Data" office:value="6962" office:value-type="float">
            <text:p>6,9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3601" office:value-type="float">
            <text:p>3,601</text:p>
          </table:table-cell>
          <table:table-cell table:style-name="TL Data" table:number-columns-repeated="2"/>
          <table:table-cell ns41:value-type="float" table:style-name="TL Data" office:value="3601" office:value-type="float">
            <text:p>3,601</text:p>
          </table:table-cell>
          <table:table-cell ns41:value-type="float" table:style-name="TL Data" office:value="3302" office:value-type="float">
            <text:p>3,302</text:p>
          </table:table-cell>
          <table:table-cell table:style-name="TL Data" table:number-columns-repeated="2"/>
          <table:table-cell ns41:value-type="float" table:style-name="TL Data" office:value="3302" office:value-type="float">
            <text:p>3,302</text:p>
          </table:table-cell>
          <table:table-cell ns41:value-type="float" table:style-name="TL Data" office:value="6903" office:value-type="float">
            <text:p>6,9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3561" office:value-type="float">
            <text:p>3,561</text:p>
          </table:table-cell>
          <table:table-cell table:style-name="TL Data" table:number-columns-repeated="2"/>
          <table:table-cell ns41:value-type="float" table:style-name="TL Data" office:value="3561" office:value-type="float">
            <text:p>3,561</text:p>
          </table:table-cell>
          <table:table-cell ns41:value-type="float" table:style-name="TL Data" office:value="3470" office:value-type="float">
            <text:p>3,470</text:p>
          </table:table-cell>
          <table:table-cell table:style-name="TL Data" table:number-columns-repeated="2"/>
          <table:table-cell ns41:value-type="float" table:style-name="TL Data" office:value="3470" office:value-type="float">
            <text:p>3,470</text:p>
          </table:table-cell>
          <table:table-cell ns41:value-type="float" table:style-name="TL Data" office:value="7031" office:value-type="float">
            <text:p>7,0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3439" office:value-type="float">
            <text:p>3,439</text:p>
          </table:table-cell>
          <table:table-cell table:style-name="TL Data" table:number-columns-repeated="2"/>
          <table:table-cell ns41:value-type="float" table:style-name="TL Data" office:value="3439" office:value-type="float">
            <text:p>3,439</text:p>
          </table:table-cell>
          <table:table-cell ns41:value-type="float" table:style-name="TL Data" office:value="3431" office:value-type="float">
            <text:p>3,431</text:p>
          </table:table-cell>
          <table:table-cell table:style-name="TL Data" table:number-columns-repeated="2"/>
          <table:table-cell ns41:value-type="float" table:style-name="TL Data" office:value="3431" office:value-type="float">
            <text:p>3,431</text:p>
          </table:table-cell>
          <table:table-cell ns41:value-type="float" table:style-name="TL Data" office:value="6870" office:value-type="float">
            <text:p>6,8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3475" office:value-type="float">
            <text:p>3,475</text:p>
          </table:table-cell>
          <table:table-cell table:style-name="TL Data" table:number-columns-repeated="2"/>
          <table:table-cell ns41:value-type="float" table:style-name="TL Data" office:value="3475" office:value-type="float">
            <text:p>3,475</text:p>
          </table:table-cell>
          <table:table-cell ns41:value-type="float" table:style-name="TL Data" office:value="3405" office:value-type="float">
            <text:p>3,405</text:p>
          </table:table-cell>
          <table:table-cell table:style-name="TL Data" table:number-columns-repeated="2"/>
          <table:table-cell ns41:value-type="float" table:style-name="TL Data" office:value="3405" office:value-type="float">
            <text:p>3,405</text:p>
          </table:table-cell>
          <table:table-cell ns41:value-type="float" table:style-name="TL Data" office:value="6880" office:value-type="float">
            <text:p>6,8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3557" office:value-type="float">
            <text:p>3,557</text:p>
          </table:table-cell>
          <table:table-cell table:style-name="TL Data" table:number-columns-repeated="2"/>
          <table:table-cell ns41:value-type="float" table:style-name="TL Data" office:value="3557" office:value-type="float">
            <text:p>3,557</text:p>
          </table:table-cell>
          <table:table-cell ns41:value-type="float" table:style-name="TL Data" office:value="3326" office:value-type="float">
            <text:p>3,326</text:p>
          </table:table-cell>
          <table:table-cell table:style-name="TL Data" table:number-columns-repeated="2"/>
          <table:table-cell ns41:value-type="float" table:style-name="TL Data" office:value="3326" office:value-type="float">
            <text:p>3,326</text:p>
          </table:table-cell>
          <table:table-cell ns41:value-type="float" table:style-name="TL Data" office:value="6883" office:value-type="float">
            <text:p>6,8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3628" office:value-type="float">
            <text:p>3,628</text:p>
          </table:table-cell>
          <table:table-cell table:style-name="TL Data" table:number-columns-repeated="2"/>
          <table:table-cell ns41:value-type="float" table:style-name="TL Data" office:value="3628" office:value-type="float">
            <text:p>3,628</text:p>
          </table:table-cell>
          <table:table-cell ns41:value-type="float" table:style-name="TL Data" office:value="3419" office:value-type="float">
            <text:p>3,419</text:p>
          </table:table-cell>
          <table:table-cell table:style-name="TL Data" table:number-columns-repeated="2"/>
          <table:table-cell ns41:value-type="float" table:style-name="TL Data" office:value="3419" office:value-type="float">
            <text:p>3,419</text:p>
          </table:table-cell>
          <table:table-cell ns41:value-type="float" table:style-name="TL Data" office:value="7047" office:value-type="float">
            <text:p>7,0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3168" office:value-type="float">
            <text:p>3,168</text:p>
          </table:table-cell>
          <table:table-cell table:style-name="TL Data" table:number-columns-repeated="2"/>
          <table:table-cell ns41:value-type="float" table:style-name="TL Data" office:value="3168" office:value-type="float">
            <text:p>3,168</text:p>
          </table:table-cell>
          <table:table-cell ns41:value-type="float" table:style-name="TL Data" office:value="2983" office:value-type="float">
            <text:p>2,98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984" office:value-type="float">
            <text:p>2,984</text:p>
          </table:table-cell>
          <table:table-cell ns41:value-type="float" table:style-name="TL Data" office:value="6152" office:value-type="float">
            <text:p>6,1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3191" office:value-type="float">
            <text:p>3,191</text:p>
          </table:table-cell>
          <table:table-cell table:style-name="TL Data" table:number-columns-repeated="2"/>
          <table:table-cell ns41:value-type="float" table:style-name="TL Data" office:value="3191" office:value-type="float">
            <text:p>3,191</text:p>
          </table:table-cell>
          <table:table-cell ns41:value-type="float" table:style-name="TL Data" office:value="3012" office:value-type="float">
            <text:p>3,012</text:p>
          </table:table-cell>
          <table:table-cell table:style-name="TL Data" table:number-columns-repeated="2"/>
          <table:table-cell ns41:value-type="float" table:style-name="TL Data" office:value="3012" office:value-type="float">
            <text:p>3,012</text:p>
          </table:table-cell>
          <table:table-cell ns41:value-type="float" table:style-name="TL Data" office:value="6203" office:value-type="float">
            <text:p>6,2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2658" office:value-type="float">
            <text:p>2,658</text:p>
          </table:table-cell>
          <table:table-cell table:style-name="TL Data" table:number-columns-repeated="2"/>
          <table:table-cell ns41:value-type="float" table:style-name="TL Data" office:value="2658" office:value-type="float">
            <text:p>2,658</text:p>
          </table:table-cell>
          <table:table-cell ns41:value-type="float" table:style-name="TL Data" office:value="2641" office:value-type="float">
            <text:p>2,64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644" office:value-type="float">
            <text:p>2,644</text:p>
          </table:table-cell>
          <table:table-cell ns41:value-type="float" table:style-name="TL Data" office:value="5302" office:value-type="float">
            <text:p>5,30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2611" office:value-type="float">
            <text:p>2,611</text:p>
          </table:table-cell>
          <table:table-cell table:style-name="TL Data" table:number-columns-repeated="2"/>
          <table:table-cell ns41:value-type="float" table:style-name="TL Data" office:value="2611" office:value-type="float">
            <text:p>2,611</text:p>
          </table:table-cell>
          <table:table-cell ns41:value-type="float" table:style-name="TL Data" office:value="2524" office:value-type="float">
            <text:p>2,52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534" office:value-type="float">
            <text:p>2,534</text:p>
          </table:table-cell>
          <table:table-cell ns41:value-type="float" table:style-name="TL Data" office:value="5145" office:value-type="float">
            <text:p>5,1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2596" office:value-type="float">
            <text:p>2,596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604" office:value-type="float">
            <text:p>2,604</text:p>
          </table:table-cell>
          <table:table-cell ns41:value-type="float" table:style-name="TL Data" office:value="2646" office:value-type="float">
            <text:p>2,64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675" office:value-type="float">
            <text:p>2,675</text:p>
          </table:table-cell>
          <table:table-cell ns41:value-type="float" table:style-name="TL Data" office:value="5279" office:value-type="float">
            <text:p>5,2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2729" office:value-type="float">
            <text:p>2,729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2738" office:value-type="float">
            <text:p>2,738</text:p>
          </table:table-cell>
          <table:table-cell ns41:value-type="float" table:style-name="TL Data" office:value="2798" office:value-type="float">
            <text:p>2,798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2851" office:value-type="float">
            <text:p>2,851</text:p>
          </table:table-cell>
          <table:table-cell ns41:value-type="float" table:style-name="TL Data" office:value="5589" office:value-type="float">
            <text:p>5,58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2533" office:value-type="float">
            <text:p>2,53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50" office:value-type="float">
            <text:p>2,550</text:p>
          </table:table-cell>
          <table:table-cell ns41:value-type="float" table:style-name="TL Data" office:value="2492" office:value-type="float">
            <text:p>2,492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78" office:value-type="float">
            <text:p>2,578</text:p>
          </table:table-cell>
          <table:table-cell ns41:value-type="float" table:style-name="TL Data" office:value="5128" office:value-type="float">
            <text:p>5,1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2610" office:value-type="float">
            <text:p>2,61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54" office:value-type="float">
            <text:p>2,654</text:p>
          </table:table-cell>
          <table:table-cell ns41:value-type="float" table:style-name="TL Data" office:value="2639" office:value-type="float">
            <text:p>2,639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816" office:value-type="float">
            <text:p>2,816</text:p>
          </table:table-cell>
          <table:table-cell ns41:value-type="float" table:style-name="TL Data" office:value="5470" office:value-type="float">
            <text:p>5,4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2888" office:value-type="float">
            <text:p>2,888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/>
          <table:table-cell ns41:value-type="float" table:style-name="TL Data" office:value="2996" office:value-type="float">
            <text:p>2,996</text:p>
          </table:table-cell>
          <table:table-cell ns41:value-type="float" table:style-name="TL Data" office:value="2585" office:value-type="float">
            <text:p>2,585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55" office:value-type="float">
            <text:p>2,855</text:p>
          </table:table-cell>
          <table:table-cell ns41:value-type="float" table:style-name="TL Data" office:value="5851" office:value-type="float">
            <text:p>5,8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2658" office:value-type="float">
            <text:p>2,658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860" office:value-type="float">
            <text:p>2,860</text:p>
          </table:table-cell>
          <table:table-cell ns41:value-type="float" table:style-name="TL Data" office:value="2525" office:value-type="float">
            <text:p>2,525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917" office:value-type="float">
            <text:p>2,917</text:p>
          </table:table-cell>
          <table:table-cell ns41:value-type="float" table:style-name="TL Data" office:value="5777" office:value-type="float">
            <text:p>5,77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2580" office:value-type="float">
            <text:p>2,580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907" office:value-type="float">
            <text:p>2,907</text:p>
          </table:table-cell>
          <table:table-cell ns41:value-type="float" table:style-name="TL Data" office:value="2261" office:value-type="float">
            <text:p>2,261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800" office:value-type="float">
            <text:p>2,800</text:p>
          </table:table-cell>
          <table:table-cell ns41:value-type="float" table:style-name="TL Data" office:value="5707" office:value-type="float">
            <text:p>5,7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2178" office:value-type="float">
            <text:p>2,178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59" office:value-type="float">
            <text:p>2,559</text:p>
          </table:table-cell>
          <table:table-cell ns41:value-type="float" table:style-name="TL Data" office:value="2056" office:value-type="float">
            <text:p>2,056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676" office:value-type="float">
            <text:p>2,676</text:p>
          </table:table-cell>
          <table:table-cell ns41:value-type="float" table:style-name="TL Data" office:value="5235" office:value-type="float">
            <text:p>5,2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2062" office:value-type="float">
            <text:p>2,062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553" office:value-type="float">
            <text:p>2,553</text:p>
          </table:table-cell>
          <table:table-cell ns41:value-type="float" table:style-name="TL Data" office:value="1726" office:value-type="float">
            <text:p>1,726</text:p>
          </table:table-cell>
          <table:table-cell ns41:value-type="float" table:style-name="TL Data" office:value="783" office:value-type="float">
            <text:p>78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527" office:value-type="float">
            <text:p>2,527</text:p>
          </table:table-cell>
          <table:table-cell ns41:value-type="float" table:style-name="TL Data" office:value="5080" office:value-type="float">
            <text:p>5,08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1776" office:value-type="float">
            <text:p>1,776</text:p>
          </table:table-cell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09" office:value-type="float">
            <text:p>2,409</text:p>
          </table:table-cell>
          <table:table-cell ns41:value-type="float" table:style-name="TL Data" office:value="1683" office:value-type="float">
            <text:p>1,683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532" office:value-type="float">
            <text:p>2,532</text:p>
          </table:table-cell>
          <table:table-cell ns41:value-type="float" table:style-name="TL Data" office:value="4941" office:value-type="float">
            <text:p>4,9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1558" office:value-type="float">
            <text:p>1,558</text:p>
          </table:table-cell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95" office:value-type="float">
            <text:p>2,195</text:p>
          </table:table-cell>
          <table:table-cell ns41:value-type="float" table:style-name="TL Data" office:value="1306" office:value-type="float">
            <text:p>1,306</text:p>
          </table:table-cell>
          <table:table-cell ns41:value-type="float" table:style-name="TL Data" office:value="859" office:value-type="float">
            <text:p>85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195" office:value-type="float">
            <text:p>2,195</text:p>
          </table:table-cell>
          <table:table-cell ns41:value-type="float" table:style-name="TL Data" office:value="4390" office:value-type="float">
            <text:p>4,39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1692" office:value-type="float">
            <text:p>1,692</text:p>
          </table:table-cell>
          <table:table-cell ns41:value-type="float" table:style-name="TL Data" office:value="894" office:value-type="float">
            <text:p>89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609" office:value-type="float">
            <text:p>2,609</text:p>
          </table:table-cell>
          <table:table-cell ns41:value-type="float" table:style-name="TL Data" office:value="1364" office:value-type="float">
            <text:p>1,364</text:p>
          </table:table-cell>
          <table:table-cell ns41:value-type="float" table:style-name="TL Data" office:value="1135" office:value-type="float">
            <text:p>1,13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536" office:value-type="float">
            <text:p>2,536</text:p>
          </table:table-cell>
          <table:table-cell ns41:value-type="float" table:style-name="TL Data" office:value="5145" office:value-type="float">
            <text:p>5,1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1202" office:value-type="float">
            <text:p>1,202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48" office:value-type="float">
            <text:p>2,048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table:style-name="TL Data" office:value="1048" office:value-type="float">
            <text:p>1,04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95" office:value-type="float">
            <text:p>1,995</text:p>
          </table:table-cell>
          <table:table-cell ns41:value-type="float" table:style-name="TL Data" office:value="4043" office:value-type="float">
            <text:p>4,04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1076" office:value-type="float">
            <text:p>1,076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058" office:value-type="float">
            <text:p>2,058</text:p>
          </table:table-cell>
          <table:table-cell ns41:value-type="float" table:style-name="TL Data" office:value="1021" office:value-type="float">
            <text:p>1,021</text:p>
          </table:table-cell>
          <table:table-cell ns41:value-type="float" table:style-name="TL Data" office:value="1109" office:value-type="float">
            <text:p>1,10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165" office:value-type="float">
            <text:p>2,165</text:p>
          </table:table-cell>
          <table:table-cell ns41:value-type="float" table:style-name="TL Data" office:value="4223" office:value-type="float">
            <text:p>4,22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1240" office:value-type="float">
            <text:p>1,240</text:p>
          </table:table-cell>
          <table:table-cell ns41:value-type="float" table:style-name="TL Data" office:value="1181" office:value-type="float">
            <text:p>1,18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58" office:value-type="float">
            <text:p>2,458</text:p>
          </table:table-cell>
          <table:table-cell ns41:value-type="float" table:style-name="TL Data" office:value="1078" office:value-type="float">
            <text:p>1,078</text:p>
          </table:table-cell>
          <table:table-cell ns41:value-type="float" table:style-name="TL Data" office:value="1466" office:value-type="float">
            <text:p>1,466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615" office:value-type="float">
            <text:p>2,615</text:p>
          </table:table-cell>
          <table:table-cell ns41:value-type="float" table:style-name="TL Data" office:value="5073" office:value-type="float">
            <text:p>5,07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1071" office:value-type="float">
            <text:p>1,071</text:p>
          </table:table-cell>
          <table:table-cell ns41:value-type="float" table:style-name="TL Data" office:value="1172" office:value-type="float">
            <text:p>1,17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272" office:value-type="float">
            <text:p>2,272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1277" office:value-type="float">
            <text:p>1,27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155" office:value-type="float">
            <text:p>2,155</text:p>
          </table:table-cell>
          <table:table-cell ns41:value-type="float" table:style-name="TL Data" office:value="4427" office:value-type="float">
            <text:p>4,42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1198" office:value-type="float">
            <text:p>1,19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70" office:value-type="float">
            <text:p>2,070</text:p>
          </table:table-cell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1395" office:value-type="float">
            <text:p>1,39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182" office:value-type="float">
            <text:p>2,182</text:p>
          </table:table-cell>
          <table:table-cell ns41:value-type="float" table:style-name="TL Data" office:value="4252" office:value-type="float">
            <text:p>4,2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786" office:value-type="float">
            <text:p>786</text:p>
          </table:table-cell>
          <table:table-cell ns41:value-type="float" table:style-name="TL Data" office:value="1256" office:value-type="float">
            <text:p>1,25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086" office:value-type="float">
            <text:p>2,086</text:p>
          </table:table-cell>
          <table:table-cell ns41:value-type="float" table:style-name="TL Data" office:value="638" office:value-type="float">
            <text:p>638</text:p>
          </table:table-cell>
          <table:table-cell ns41:value-type="float" table:style-name="TL Data" office:value="1325" office:value-type="float">
            <text:p>1,32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039" office:value-type="float">
            <text:p>2,039</text:p>
          </table:table-cell>
          <table:table-cell ns41:value-type="float" table:style-name="TL Data" office:value="4125" office:value-type="float">
            <text:p>4,1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617" office:value-type="float">
            <text:p>617</text:p>
          </table:table-cell>
          <table:table-cell ns41:value-type="float" table:style-name="TL Data" office:value="1227" office:value-type="float">
            <text:p>1,227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898" office:value-type="float">
            <text:p>1,898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1270" office:value-type="float">
            <text:p>1,27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884" office:value-type="float">
            <text:p>1,884</text:p>
          </table:table-cell>
          <table:table-cell ns41:value-type="float" table:style-name="TL Data" office:value="3782" office:value-type="float">
            <text:p>3,78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391" office:value-type="float">
            <text:p>1,39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061" office:value-type="float">
            <text:p>2,061</text:p>
          </table:table-cell>
          <table:table-cell ns41:value-type="float" table:style-name="TL Data" office:value="553" office:value-type="float">
            <text:p>553</text:p>
          </table:table-cell>
          <table:table-cell ns41:value-type="float" table:style-name="TL Data" office:value="1383" office:value-type="float">
            <text:p>1,383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034" office:value-type="float">
            <text:p>2,034</text:p>
          </table:table-cell>
          <table:table-cell ns41:value-type="float" table:style-name="TL Data" office:value="4095" office:value-type="float">
            <text:p>4,0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257" office:value-type="float">
            <text:p>1,25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833" office:value-type="float">
            <text:p>1,833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304" office:value-type="float">
            <text:p>1,30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879" office:value-type="float">
            <text:p>1,879</text:p>
          </table:table-cell>
          <table:table-cell ns41:value-type="float" table:style-name="TL Data" office:value="3712" office:value-type="float">
            <text:p>3,7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555" office:value-type="float">
            <text:p>555</text:p>
          </table:table-cell>
          <table:table-cell ns41:value-type="float" table:style-name="TL Data" office:value="1423" office:value-type="float">
            <text:p>1,423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2062" office:value-type="float">
            <text:p>2,062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449" office:value-type="float">
            <text:p>1,449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116" office:value-type="float">
            <text:p>2,116</text:p>
          </table:table-cell>
          <table:table-cell ns41:value-type="float" table:style-name="TL Data" office:value="4178" office:value-type="float">
            <text:p>4,1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163" office:value-type="float">
            <text:p>1,163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647" office:value-type="float">
            <text:p>1,647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162" office:value-type="float">
            <text:p>1,16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599" office:value-type="float">
            <text:p>1,599</text:p>
          </table:table-cell>
          <table:table-cell ns41:value-type="float" table:style-name="TL Data" office:value="3246" office:value-type="float">
            <text:p>3,2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316" office:value-type="float">
            <text:p>1,31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821" office:value-type="float">
            <text:p>1,82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1304" office:value-type="float">
            <text:p>1,304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826" office:value-type="float">
            <text:p>1,826</text:p>
          </table:table-cell>
          <table:table-cell ns41:value-type="float" table:style-name="TL Data" office:value="3647" office:value-type="float">
            <text:p>3,64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231" office:value-type="float">
            <text:p>1,231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689" office:value-type="float">
            <text:p>1,689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296" office:value-type="float">
            <text:p>1,296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780" office:value-type="float">
            <text:p>1,780</text:p>
          </table:table-cell>
          <table:table-cell ns41:value-type="float" table:style-name="TL Data" office:value="3469" office:value-type="float">
            <text:p>3,4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1338" office:value-type="float">
            <text:p>1,33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812" office:value-type="float">
            <text:p>1,812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285" office:value-type="float">
            <text:p>1,28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827" office:value-type="float">
            <text:p>1,827</text:p>
          </table:table-cell>
          <table:table-cell ns41:value-type="float" table:style-name="TL Data" office:value="3639" office:value-type="float">
            <text:p>3,6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259" office:value-type="float">
            <text:p>1,25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744" office:value-type="float">
            <text:p>1,744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280" office:value-type="float">
            <text:p>1,280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781" office:value-type="float">
            <text:p>1,781</text:p>
          </table:table-cell>
          <table:table-cell ns41:value-type="float" table:style-name="TL Data" office:value="3525" office:value-type="float">
            <text:p>3,5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311" office:value-type="float">
            <text:p>1,31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750" office:value-type="float">
            <text:p>1,75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191" office:value-type="float">
            <text:p>1,19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709" office:value-type="float">
            <text:p>1,709</text:p>
          </table:table-cell>
          <table:table-cell ns41:value-type="float" table:style-name="TL Data" office:value="3459" office:value-type="float">
            <text:p>3,4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310" office:value-type="float">
            <text:p>1,31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767" office:value-type="float">
            <text:p>1,767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196" office:value-type="float">
            <text:p>1,19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1702" office:value-type="float">
            <text:p>1,702</text:p>
          </table:table-cell>
          <table:table-cell ns41:value-type="float" table:style-name="TL Data" office:value="3469" office:value-type="float">
            <text:p>3,4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1399" office:value-type="float">
            <text:p>1,399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852" office:value-type="float">
            <text:p>1,852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232" office:value-type="float">
            <text:p>1,23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796" office:value-type="float">
            <text:p>1,796</text:p>
          </table:table-cell>
          <table:table-cell ns41:value-type="float" table:style-name="TL Data" office:value="3648" office:value-type="float">
            <text:p>3,64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345" office:value-type="float">
            <text:p>1,34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805" office:value-type="float">
            <text:p>1,805</text:p>
          </table:table-cell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1223" office:value-type="float">
            <text:p>1,223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813" office:value-type="float">
            <text:p>1,813</text:p>
          </table:table-cell>
          <table:table-cell ns41:value-type="float" table:style-name="TL Data" office:value="3618" office:value-type="float">
            <text:p>3,6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367" office:value-type="float">
            <text:p>1,367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60" office:value-type="float">
            <text:p>1,860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234" office:value-type="float">
            <text:p>1,234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1874" office:value-type="float">
            <text:p>1,874</text:p>
          </table:table-cell>
          <table:table-cell ns41:value-type="float" table:style-name="TL Data" office:value="3734" office:value-type="float">
            <text:p>3,7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table:style-name="TL RowHeader"/>
          <table:table-cell ns41:value-type="string" table:style-name="TL RowHeader" office:value-type="string">
            <text:p>Over te brengen.</text:p>
          </table:table-cell>
          <table:table-cell/>
          <table:table-cell ns41:value-type="float" table:style-name="TL Data" office:value="103323" office:value-type="float">
            <text:p>103,323</text:p>
          </table:table-cell>
          <table:table-cell ns41:value-type="float" table:style-name="TL Data" office:value="28644" office:value-type="float">
            <text:p>28,644</text:p>
          </table:table-cell>
          <table:table-cell ns41:value-type="float" table:style-name="TL Data" office:value="1613" office:value-type="float">
            <text:p>1,613</text:p>
          </table:table-cell>
          <table:table-cell ns41:value-type="float" table:style-name="TL Data" office:value="133580" office:value-type="float">
            <text:p>133,580</text:p>
          </table:table-cell>
          <table:table-cell ns41:value-type="float" table:style-name="TL Data" office:value="97828" office:value-type="float">
            <text:p>97,828</text:p>
          </table:table-cell>
          <table:table-cell ns41:value-type="float" table:style-name="TL Data" office:value="31174" office:value-type="float">
            <text:p>31,174</text:p>
          </table:table-cell>
          <table:table-cell ns41:value-type="float" table:style-name="TL Data" office:value="2778" office:value-type="float">
            <text:p>2,778</text:p>
          </table:table-cell>
          <table:table-cell ns41:value-type="float" table:style-name="TL Data" office:value="131780" office:value-type="float">
            <text:p>131,780</text:p>
          </table:table-cell>
          <table:table-cell ns41:value-type="float" table:style-name="TL Data" office:value="265360" office:value-type="float">
            <text:p>265,3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144" office:value-type="float">
            <text:p>1,14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565" office:value-type="float">
            <text:p>1,565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001" office:value-type="float">
            <text:p>1,00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502" office:value-type="float">
            <text:p>1,502</text:p>
          </table:table-cell>
          <table:table-cell ns41:value-type="float" table:style-name="TL Data" office:value="3067" office:value-type="float">
            <text:p>3,0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172" office:value-type="float">
            <text:p>1,17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1568" office:value-type="float">
            <text:p>1,568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1029" office:value-type="float">
            <text:p>1,029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576" office:value-type="float">
            <text:p>1,576</text:p>
          </table:table-cell>
          <table:table-cell ns41:value-type="float" table:style-name="TL Data" office:value="3144" office:value-type="float">
            <text:p>3,1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375" office:value-type="float">
            <text:p>1,375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904" office:value-type="float">
            <text:p>90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424" office:value-type="float">
            <text:p>1,424</text:p>
          </table:table-cell>
          <table:table-cell ns41:value-type="float" table:style-name="TL Data" office:value="2799" office:value-type="float">
            <text:p>2,7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22" office:value-type="float">
            <text:p>1,22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848" office:value-type="float">
            <text:p>84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389" office:value-type="float">
            <text:p>1,389</text:p>
          </table:table-cell>
          <table:table-cell ns41:value-type="float" table:style-name="TL Data" office:value="2611" office:value-type="float">
            <text:p>2,6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274" office:value-type="float">
            <text:p>1,274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392" office:value-type="float">
            <text:p>1,392</text:p>
          </table:table-cell>
          <table:table-cell ns41:value-type="float" table:style-name="TL Data" office:value="2666" office:value-type="float">
            <text:p>2,6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226" office:value-type="float">
            <text:p>1,226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1331" office:value-type="float">
            <text:p>1,331</text:p>
          </table:table-cell>
          <table:table-cell ns41:value-type="float" table:style-name="TL Data" office:value="2557" office:value-type="float">
            <text:p>2,5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14" office:value-type="float">
            <text:p>1,11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190" office:value-type="float">
            <text:p>1,190</text:p>
          </table:table-cell>
          <table:table-cell ns41:value-type="float" table:style-name="TL Data" office:value="2304" office:value-type="float">
            <text:p>2,30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778" office:value-type="float">
            <text:p>77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104" office:value-type="float">
            <text:p>1,104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187" office:value-type="float">
            <text:p>1,187</text:p>
          </table:table-cell>
          <table:table-cell ns41:value-type="float" table:style-name="TL Data" office:value="2291" office:value-type="float">
            <text:p>2,2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989" office:value-type="float">
            <text:p>98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167" office:value-type="float">
            <text:p>1,167</text:p>
          </table:table-cell>
          <table:table-cell ns41:value-type="float" table:style-name="TL Data" office:value="2156" office:value-type="float">
            <text:p>2,15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972" office:value-type="float">
            <text:p>97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654" office:value-type="float">
            <text:p>654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256" office:value-type="float">
            <text:p>1,256</text:p>
          </table:table-cell>
          <table:table-cell ns41:value-type="float" table:style-name="TL Data" office:value="2228" office:value-type="float">
            <text:p>2,2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999" office:value-type="float">
            <text:p>99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1155" office:value-type="float">
            <text:p>1,155</text:p>
          </table:table-cell>
          <table:table-cell ns41:value-type="float" table:style-name="TL Data" office:value="2154" office:value-type="float">
            <text:p>2,1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1118" office:value-type="float">
            <text:p>1,118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056" office:value-type="float">
            <text:p>1,056</text:p>
          </table:table-cell>
          <table:table-cell ns41:value-type="float" table:style-name="TL Data" office:value="2174" office:value-type="float">
            <text:p>2,1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994" office:value-type="float">
            <text:p>994</text:p>
          </table:table-cell>
          <table:table-cell ns41:value-type="float" table:style-name="TL Data" office:value="1875" office:value-type="float">
            <text:p>1,8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809" office:value-type="float">
            <text:p>809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962" office:value-type="float">
            <text:p>962</text:p>
          </table:table-cell>
          <table:table-cell ns41:value-type="float" table:style-name="TL Data" office:value="1771" office:value-type="float">
            <text:p>1,7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795" office:value-type="float">
            <text:p>795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900" office:value-type="float">
            <text:p>900</text:p>
          </table:table-cell>
          <table:table-cell ns41:value-type="float" table:style-name="TL Data" office:value="1695" office:value-type="float">
            <text:p>1,6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1575" office:value-type="float">
            <text:p>1,5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631" office:value-type="float">
            <text:p>631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1365" office:value-type="float">
            <text:p>1,3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1198" office:value-type="float">
            <text:p>1,19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359" office:value-type="float">
            <text:p>35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1353" office:value-type="float">
            <text:p>1,35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1333" office:value-type="float">
            <text:p>1,3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932" office:value-type="float">
            <text:p>9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1114" office:value-type="float">
            <text:p>1,11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885" office:value-type="float">
            <text:p>8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846" office:value-type="float">
            <text:p>8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731" office:value-type="float">
            <text:p>7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622" office:value-type="float">
            <text:p>6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570" office:value-type="float">
            <text:p>5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438" office:value-type="float">
            <text:p>43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502" office:value-type="float">
            <text:p>50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433" office:value-type="float">
            <text:p>43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61" office:value-type="float">
            <text:p>2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35" office:value-type="float">
            <text:p>23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40" office:value-type="float">
            <text:p>2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85" office:value-type="float">
            <text:p>85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75" office:value-type="float">
            <text:p>1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51" office:value-type="float">
            <text:p>1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97" office:value-type="float">
            <text:p>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40" office:value-type="float">
            <text:p>4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9" office:value-type="float">
            <text:p>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57" office:value-type="float">
            <text:p>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61" office:value-type="float">
            <text:p>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0" office:value-type="float">
            <text:p>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" office:value-type="float">
            <text:p>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5" office:value-type="float">
            <text:p>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HONDERD VIJF EN ZEVENTIG GEMEENTEN TEN PLATTEN LANDE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06905" office:value-type="float">
            <text:p>106,905</text:p>
          </table:table-cell>
          <table:table-cell ns41:value-type="float" table:style-name="TL Data" office:value="43839" office:value-type="float">
            <text:p>43,839</text:p>
          </table:table-cell>
          <table:table-cell ns41:value-type="float" table:style-name="TL Data" office:value="7216" office:value-type="float">
            <text:p>7,216</text:p>
          </table:table-cell>
          <table:table-cell ns41:value-type="float" table:style-name="TL Data" office:value="157960" office:value-type="float">
            <text:p>157,960</text:p>
          </table:table-cell>
          <table:table-cell ns41:value-type="float" table:style-name="TL Data" office:value="101871" office:value-type="float">
            <text:p>101,871</text:p>
          </table:table-cell>
          <table:table-cell ns41:value-type="float" table:style-name="TL Data" office:value="43919" office:value-type="float">
            <text:p>43,919</text:p>
          </table:table-cell>
          <table:table-cell ns41:value-type="float" table:style-name="TL Data" office:value="12487" office:value-type="float">
            <text:p>12,487</text:p>
          </table:table-cell>
          <table:table-cell ns41:value-type="float" table:style-name="TL Data" office:value="158277" office:value-type="float">
            <text:p>158,277</text:p>
          </table:table-cell>
          <table:table-cell ns41:value-type="float" table:style-name="TL Data" office:value="316237" office:value-type="float">
            <text:p>316,23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9" office:value-type="float">
            <text:p>1849</text:p>
          </table:table-cell>
          <table:table-cell ns41:value-type="string" table:style-name="TL RowHeader" office:value-type="string">
            <text:p>Beneden het jaar.</text:p>
          </table:table-cell>
          <table:table-cell/>
          <table:table-cell ns41:value-type="float" table:style-name="TL Data" office:value="4504" office:value-type="float">
            <text:p>4,504</text:p>
          </table:table-cell>
          <table:table-cell table:style-name="TL Data" table:number-columns-repeated="2"/>
          <table:table-cell ns41:value-type="float" table:style-name="TL Data" office:value="4504" office:value-type="float">
            <text:p>4,504</text:p>
          </table:table-cell>
          <table:table-cell ns41:value-type="float" table:style-name="TL Data" office:value="4381" office:value-type="float">
            <text:p>4,381</text:p>
          </table:table-cell>
          <table:table-cell table:style-name="TL Data" table:number-columns-repeated="2"/>
          <table:table-cell ns41:value-type="float" table:style-name="TL Data" office:value="4381" office:value-type="float">
            <text:p>4,381</text:p>
          </table:table-cell>
          <table:table-cell ns41:value-type="float" table:style-name="TL Data" office:value="8885" office:value-type="float">
            <text:p>8,88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8" office:value-type="float">
            <text:p>1848</text:p>
          </table:table-cell>
          <table:table-cell ns41:value-type="string" table:style-name="TL RowHeader" office:value-type="string">
            <text:p>Van 1 tot 2 jaren.</text:p>
          </table:table-cell>
          <table:table-cell/>
          <table:table-cell ns41:value-type="float" table:style-name="TL Data" office:value="3798" office:value-type="float">
            <text:p>3,798</text:p>
          </table:table-cell>
          <table:table-cell table:style-name="TL Data" table:number-columns-repeated="2"/>
          <table:table-cell ns41:value-type="float" table:style-name="TL Data" office:value="3798" office:value-type="float">
            <text:p>3,798</text:p>
          </table:table-cell>
          <table:table-cell ns41:value-type="float" table:style-name="TL Data" office:value="3771" office:value-type="float">
            <text:p>3,771</text:p>
          </table:table-cell>
          <table:table-cell table:style-name="TL Data" table:number-columns-repeated="2"/>
          <table:table-cell ns41:value-type="float" table:style-name="TL Data" office:value="3771" office:value-type="float">
            <text:p>3,771</text:p>
          </table:table-cell>
          <table:table-cell ns41:value-type="float" table:style-name="TL Data" office:value="7569" office:value-type="float">
            <text:p>7,56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7" office:value-type="float">
            <text:p>1847</text:p>
          </table:table-cell>
          <table:table-cell ns41:value-type="string" table:style-name="TL RowHeader" office:value-type="string">
            <text:p>Van 2 tot 3 jaren.</text:p>
          </table:table-cell>
          <table:table-cell/>
          <table:table-cell ns41:value-type="float" table:style-name="TL Data" office:value="3905" office:value-type="float">
            <text:p>3,905</text:p>
          </table:table-cell>
          <table:table-cell table:style-name="TL Data" table:number-columns-repeated="2"/>
          <table:table-cell ns41:value-type="float" table:style-name="TL Data" office:value="3905" office:value-type="float">
            <text:p>3,905</text:p>
          </table:table-cell>
          <table:table-cell ns41:value-type="float" table:style-name="TL Data" office:value="3862" office:value-type="float">
            <text:p>3,862</text:p>
          </table:table-cell>
          <table:table-cell table:style-name="TL Data" table:number-columns-repeated="2"/>
          <table:table-cell ns41:value-type="float" table:style-name="TL Data" office:value="3862" office:value-type="float">
            <text:p>3,862</text:p>
          </table:table-cell>
          <table:table-cell ns41:value-type="float" table:style-name="TL Data" office:value="7767" office:value-type="float">
            <text:p>7,7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6" office:value-type="float">
            <text:p>1846</text:p>
          </table:table-cell>
          <table:table-cell ns41:value-type="string" table:style-name="TL RowHeader" office:value-type="string">
            <text:p>Van 3 tot 4 jaren.</text:p>
          </table:table-cell>
          <table:table-cell/>
          <table:table-cell ns41:value-type="float" table:style-name="TL Data" office:value="3828" office:value-type="float">
            <text:p>3,828</text:p>
          </table:table-cell>
          <table:table-cell table:style-name="TL Data" table:number-columns-repeated="2"/>
          <table:table-cell ns41:value-type="float" table:style-name="TL Data" office:value="3828" office:value-type="float">
            <text:p>3,828</text:p>
          </table:table-cell>
          <table:table-cell ns41:value-type="float" table:style-name="TL Data" office:value="3711" office:value-type="float">
            <text:p>3,711</text:p>
          </table:table-cell>
          <table:table-cell table:style-name="TL Data" table:number-columns-repeated="2"/>
          <table:table-cell ns41:value-type="float" table:style-name="TL Data" office:value="3711" office:value-type="float">
            <text:p>3,711</text:p>
          </table:table-cell>
          <table:table-cell ns41:value-type="float" table:style-name="TL Data" office:value="7539" office:value-type="float">
            <text:p>7,53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5" office:value-type="float">
            <text:p>1845</text:p>
          </table:table-cell>
          <table:table-cell ns41:value-type="string" table:style-name="TL RowHeader" office:value-type="string">
            <text:p>Van 4 tot 5 jaren.</text:p>
          </table:table-cell>
          <table:table-cell/>
          <table:table-cell ns41:value-type="float" table:style-name="TL Data" office:value="4272" office:value-type="float">
            <text:p>4,272</text:p>
          </table:table-cell>
          <table:table-cell table:style-name="TL Data" table:number-columns-repeated="2"/>
          <table:table-cell ns41:value-type="float" table:style-name="TL Data" office:value="4272" office:value-type="float">
            <text:p>4,272</text:p>
          </table:table-cell>
          <table:table-cell ns41:value-type="float" table:style-name="TL Data" office:value="4190" office:value-type="float">
            <text:p>4,190</text:p>
          </table:table-cell>
          <table:table-cell table:style-name="TL Data" table:number-columns-repeated="2"/>
          <table:table-cell ns41:value-type="float" table:style-name="TL Data" office:value="4190" office:value-type="float">
            <text:p>4,190</text:p>
          </table:table-cell>
          <table:table-cell ns41:value-type="float" table:style-name="TL Data" office:value="8462" office:value-type="float">
            <text:p>8,4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4" office:value-type="float">
            <text:p>1844</text:p>
          </table:table-cell>
          <table:table-cell ns41:value-type="string" table:style-name="TL RowHeader" office:value-type="string">
            <text:p>Van 5 tot 6 jaren.</text:p>
          </table:table-cell>
          <table:table-cell/>
          <table:table-cell ns41:value-type="float" table:style-name="TL Data" office:value="4485" office:value-type="float">
            <text:p>4,485</text:p>
          </table:table-cell>
          <table:table-cell table:style-name="TL Data" table:number-columns-repeated="2"/>
          <table:table-cell ns41:value-type="float" table:style-name="TL Data" office:value="4485" office:value-type="float">
            <text:p>4,485</text:p>
          </table:table-cell>
          <table:table-cell ns41:value-type="float" table:style-name="TL Data" office:value="4335" office:value-type="float">
            <text:p>4,335</text:p>
          </table:table-cell>
          <table:table-cell table:style-name="TL Data" table:number-columns-repeated="2"/>
          <table:table-cell ns41:value-type="float" table:style-name="TL Data" office:value="4335" office:value-type="float">
            <text:p>4,335</text:p>
          </table:table-cell>
          <table:table-cell ns41:value-type="float" table:style-name="TL Data" office:value="8820" office:value-type="float">
            <text:p>8,8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3" office:value-type="float">
            <text:p>1843</text:p>
          </table:table-cell>
          <table:table-cell ns41:value-type="string" table:style-name="TL RowHeader" office:value-type="string">
            <text:p>Van 6 tot 7 jaren.</text:p>
          </table:table-cell>
          <table:table-cell/>
          <table:table-cell ns41:value-type="float" table:style-name="TL Data" office:value="4340" office:value-type="float">
            <text:p>4,340</text:p>
          </table:table-cell>
          <table:table-cell table:style-name="TL Data" table:number-columns-repeated="2"/>
          <table:table-cell ns41:value-type="float" table:style-name="TL Data" office:value="4340" office:value-type="float">
            <text:p>4,340</text:p>
          </table:table-cell>
          <table:table-cell ns41:value-type="float" table:style-name="TL Data" office:value="4106" office:value-type="float">
            <text:p>4,106</text:p>
          </table:table-cell>
          <table:table-cell table:style-name="TL Data" table:number-columns-repeated="2"/>
          <table:table-cell ns41:value-type="float" table:style-name="TL Data" office:value="4106" office:value-type="float">
            <text:p>4,106</text:p>
          </table:table-cell>
          <table:table-cell ns41:value-type="float" table:style-name="TL Data" office:value="8446" office:value-type="float">
            <text:p>8,4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2" office:value-type="float">
            <text:p>1842</text:p>
          </table:table-cell>
          <table:table-cell ns41:value-type="string" table:style-name="TL RowHeader" office:value-type="string">
            <text:p>Van 7 tot 8 jaren.</text:p>
          </table:table-cell>
          <table:table-cell/>
          <table:table-cell ns41:value-type="float" table:style-name="TL Data" office:value="4498" office:value-type="float">
            <text:p>4,498</text:p>
          </table:table-cell>
          <table:table-cell table:style-name="TL Data" table:number-columns-repeated="2"/>
          <table:table-cell ns41:value-type="float" table:style-name="TL Data" office:value="4498" office:value-type="float">
            <text:p>4,498</text:p>
          </table:table-cell>
          <table:table-cell ns41:value-type="float" table:style-name="TL Data" office:value="4269" office:value-type="float">
            <text:p>4,269</text:p>
          </table:table-cell>
          <table:table-cell table:style-name="TL Data" table:number-columns-repeated="2"/>
          <table:table-cell ns41:value-type="float" table:style-name="TL Data" office:value="4269" office:value-type="float">
            <text:p>4,269</text:p>
          </table:table-cell>
          <table:table-cell ns41:value-type="float" table:style-name="TL Data" office:value="8767" office:value-type="float">
            <text:p>8,76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1" office:value-type="float">
            <text:p>1841</text:p>
          </table:table-cell>
          <table:table-cell ns41:value-type="string" table:style-name="TL RowHeader" office:value-type="string">
            <text:p>Van 8 tot 9 jaren.</text:p>
          </table:table-cell>
          <table:table-cell/>
          <table:table-cell ns41:value-type="float" table:style-name="TL Data" office:value="4370" office:value-type="float">
            <text:p>4,370</text:p>
          </table:table-cell>
          <table:table-cell table:style-name="TL Data" table:number-columns-repeated="2"/>
          <table:table-cell ns41:value-type="float" table:style-name="TL Data" office:value="4370" office:value-type="float">
            <text:p>4,370</text:p>
          </table:table-cell>
          <table:table-cell ns41:value-type="float" table:style-name="TL Data" office:value="4252" office:value-type="float">
            <text:p>4,252</text:p>
          </table:table-cell>
          <table:table-cell table:style-name="TL Data" table:number-columns-repeated="2"/>
          <table:table-cell ns41:value-type="float" table:style-name="TL Data" office:value="4252" office:value-type="float">
            <text:p>4,252</text:p>
          </table:table-cell>
          <table:table-cell ns41:value-type="float" table:style-name="TL Data" office:value="8622" office:value-type="float">
            <text:p>8,6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40" office:value-type="float">
            <text:p>1840</text:p>
          </table:table-cell>
          <table:table-cell ns41:value-type="string" table:style-name="TL RowHeader" office:value-type="string">
            <text:p>Van 9 tot 10 jaren.</text:p>
          </table:table-cell>
          <table:table-cell/>
          <table:table-cell ns41:value-type="float" table:style-name="TL Data" office:value="4428" office:value-type="float">
            <text:p>4,428</text:p>
          </table:table-cell>
          <table:table-cell table:style-name="TL Data" table:number-columns-repeated="2"/>
          <table:table-cell ns41:value-type="float" table:style-name="TL Data" office:value="4428" office:value-type="float">
            <text:p>4,428</text:p>
          </table:table-cell>
          <table:table-cell ns41:value-type="float" table:style-name="TL Data" office:value="4160" office:value-type="float">
            <text:p>4,160</text:p>
          </table:table-cell>
          <table:table-cell table:style-name="TL Data" table:number-columns-repeated="2"/>
          <table:table-cell ns41:value-type="float" table:style-name="TL Data" office:value="4160" office:value-type="float">
            <text:p>4,160</text:p>
          </table:table-cell>
          <table:table-cell ns41:value-type="float" table:style-name="TL Data" office:value="8588" office:value-type="float">
            <text:p>8,58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9" office:value-type="float">
            <text:p>1839</text:p>
          </table:table-cell>
          <table:table-cell ns41:value-type="string" table:style-name="TL RowHeader" office:value-type="string">
            <text:p>Van 10 tot 11 jaren.</text:p>
          </table:table-cell>
          <table:table-cell/>
          <table:table-cell ns41:value-type="float" table:style-name="TL Data" office:value="4411" office:value-type="float">
            <text:p>4,411</text:p>
          </table:table-cell>
          <table:table-cell table:style-name="TL Data" table:number-columns-repeated="2"/>
          <table:table-cell ns41:value-type="float" table:style-name="TL Data" office:value="4411" office:value-type="float">
            <text:p>4,411</text:p>
          </table:table-cell>
          <table:table-cell ns41:value-type="float" table:style-name="TL Data" office:value="4291" office:value-type="float">
            <text:p>4,291</text:p>
          </table:table-cell>
          <table:table-cell table:style-name="TL Data" table:number-columns-repeated="2"/>
          <table:table-cell ns41:value-type="float" table:style-name="TL Data" office:value="4291" office:value-type="float">
            <text:p>4,291</text:p>
          </table:table-cell>
          <table:table-cell ns41:value-type="float" table:style-name="TL Data" office:value="8702" office:value-type="float">
            <text:p>8,70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8" office:value-type="float">
            <text:p>1838</text:p>
          </table:table-cell>
          <table:table-cell ns41:value-type="string" table:style-name="TL RowHeader" office:value-type="string">
            <text:p>Van 11 tot 12 jaren.</text:p>
          </table:table-cell>
          <table:table-cell/>
          <table:table-cell ns41:value-type="float" table:style-name="TL Data" office:value="4285" office:value-type="float">
            <text:p>4,285</text:p>
          </table:table-cell>
          <table:table-cell table:style-name="TL Data" table:number-columns-repeated="2"/>
          <table:table-cell ns41:value-type="float" table:style-name="TL Data" office:value="4285" office:value-type="float">
            <text:p>4,285</text:p>
          </table:table-cell>
          <table:table-cell ns41:value-type="float" table:style-name="TL Data" office:value="4259" office:value-type="float">
            <text:p>4,259</text:p>
          </table:table-cell>
          <table:table-cell table:style-name="TL Data" table:number-columns-repeated="2"/>
          <table:table-cell ns41:value-type="float" table:style-name="TL Data" office:value="4259" office:value-type="float">
            <text:p>4,259</text:p>
          </table:table-cell>
          <table:table-cell ns41:value-type="float" table:style-name="TL Data" office:value="8544" office:value-type="float">
            <text:p>8,54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7" office:value-type="float">
            <text:p>1837</text:p>
          </table:table-cell>
          <table:table-cell ns41:value-type="string" table:style-name="TL RowHeader" office:value-type="string">
            <text:p>Van 12 tot 13 jaren.</text:p>
          </table:table-cell>
          <table:table-cell/>
          <table:table-cell ns41:value-type="float" table:style-name="TL Data" office:value="4297" office:value-type="float">
            <text:p>4,297</text:p>
          </table:table-cell>
          <table:table-cell table:style-name="TL Data" table:number-columns-repeated="2"/>
          <table:table-cell ns41:value-type="float" table:style-name="TL Data" office:value="4297" office:value-type="float">
            <text:p>4,297</text:p>
          </table:table-cell>
          <table:table-cell ns41:value-type="float" table:style-name="TL Data" office:value="4225" office:value-type="float">
            <text:p>4,225</text:p>
          </table:table-cell>
          <table:table-cell table:style-name="TL Data" table:number-columns-repeated="2"/>
          <table:table-cell ns41:value-type="float" table:style-name="TL Data" office:value="4225" office:value-type="float">
            <text:p>4,225</text:p>
          </table:table-cell>
          <table:table-cell ns41:value-type="float" table:style-name="TL Data" office:value="8522" office:value-type="float">
            <text:p>8,5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6" office:value-type="float">
            <text:p>1836</text:p>
          </table:table-cell>
          <table:table-cell ns41:value-type="string" table:style-name="TL RowHeader" office:value-type="string">
            <text:p>Van 13 tot 14 jaren.</text:p>
          </table:table-cell>
          <table:table-cell/>
          <table:table-cell ns41:value-type="float" table:style-name="TL Data" office:value="4387" office:value-type="float">
            <text:p>4,387</text:p>
          </table:table-cell>
          <table:table-cell table:style-name="TL Data" table:number-columns-repeated="2"/>
          <table:table-cell ns41:value-type="float" table:style-name="TL Data" office:value="4387" office:value-type="float">
            <text:p>4,387</text:p>
          </table:table-cell>
          <table:table-cell ns41:value-type="float" table:style-name="TL Data" office:value="4086" office:value-type="float">
            <text:p>4,086</text:p>
          </table:table-cell>
          <table:table-cell table:style-name="TL Data" table:number-columns-repeated="2"/>
          <table:table-cell ns41:value-type="float" table:style-name="TL Data" office:value="4086" office:value-type="float">
            <text:p>4,086</text:p>
          </table:table-cell>
          <table:table-cell ns41:value-type="float" table:style-name="TL Data" office:value="8473" office:value-type="float">
            <text:p>8,47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5" office:value-type="float">
            <text:p>1835</text:p>
          </table:table-cell>
          <table:table-cell ns41:value-type="string" table:style-name="TL RowHeader" office:value-type="string">
            <text:p>Van 14 tot 15 jaren.</text:p>
          </table:table-cell>
          <table:table-cell/>
          <table:table-cell ns41:value-type="float" table:style-name="TL Data" office:value="4466" office:value-type="float">
            <text:p>4,466</text:p>
          </table:table-cell>
          <table:table-cell table:style-name="TL Data" table:number-columns-repeated="2"/>
          <table:table-cell ns41:value-type="float" table:style-name="TL Data" office:value="4466" office:value-type="float">
            <text:p>4,466</text:p>
          </table:table-cell>
          <table:table-cell ns41:value-type="float" table:style-name="TL Data" office:value="4175" office:value-type="float">
            <text:p>4,175</text:p>
          </table:table-cell>
          <table:table-cell table:style-name="TL Data" table:number-columns-repeated="2"/>
          <table:table-cell ns41:value-type="float" table:style-name="TL Data" office:value="4175" office:value-type="float">
            <text:p>4,175</text:p>
          </table:table-cell>
          <table:table-cell ns41:value-type="float" table:style-name="TL Data" office:value="8641" office:value-type="float">
            <text:p>8,64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4" office:value-type="float">
            <text:p>1834</text:p>
          </table:table-cell>
          <table:table-cell ns41:value-type="string" table:style-name="TL RowHeader" office:value-type="string">
            <text:p>Van 15 tot 16 jaren.</text:p>
          </table:table-cell>
          <table:table-cell/>
          <table:table-cell ns41:value-type="float" table:style-name="TL Data" office:value="3945" office:value-type="float">
            <text:p>3,945</text:p>
          </table:table-cell>
          <table:table-cell table:style-name="TL Data" table:number-columns-repeated="2"/>
          <table:table-cell ns41:value-type="float" table:style-name="TL Data" office:value="3945" office:value-type="float">
            <text:p>3,945</text:p>
          </table:table-cell>
          <table:table-cell ns41:value-type="float" table:style-name="TL Data" office:value="3659" office:value-type="float">
            <text:p>3,6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660" office:value-type="float">
            <text:p>3,660</text:p>
          </table:table-cell>
          <table:table-cell ns41:value-type="float" table:style-name="TL Data" office:value="7605" office:value-type="float">
            <text:p>7,60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3" office:value-type="float">
            <text:p>1833</text:p>
          </table:table-cell>
          <table:table-cell ns41:value-type="string" table:style-name="TL RowHeader" office:value-type="string">
            <text:p>Van 16 tot 17 jaren.</text:p>
          </table:table-cell>
          <table:table-cell/>
          <table:table-cell ns41:value-type="float" table:style-name="TL Data" office:value="3881" office:value-type="float">
            <text:p>3,881</text:p>
          </table:table-cell>
          <table:table-cell table:style-name="TL Data" table:number-columns-repeated="2"/>
          <table:table-cell ns41:value-type="float" table:style-name="TL Data" office:value="3881" office:value-type="float">
            <text:p>3,881</text:p>
          </table:table-cell>
          <table:table-cell ns41:value-type="float" table:style-name="TL Data" office:value="3770" office:value-type="float">
            <text:p>3,7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771" office:value-type="float">
            <text:p>3,771</text:p>
          </table:table-cell>
          <table:table-cell ns41:value-type="float" table:style-name="TL Data" office:value="7652" office:value-type="float">
            <text:p>7,6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2" office:value-type="float">
            <text:p>1832</text:p>
          </table:table-cell>
          <table:table-cell ns41:value-type="string" table:style-name="TL RowHeader" office:value-type="string">
            <text:p>Van 17 tot 18 jaren.</text:p>
          </table:table-cell>
          <table:table-cell/>
          <table:table-cell ns41:value-type="float" table:style-name="TL Data" office:value="3274" office:value-type="float">
            <text:p>3,274</text:p>
          </table:table-cell>
          <table:table-cell table:style-name="TL Data" table:number-columns-repeated="2"/>
          <table:table-cell ns41:value-type="float" table:style-name="TL Data" office:value="3274" office:value-type="float">
            <text:p>3,274</text:p>
          </table:table-cell>
          <table:table-cell ns41:value-type="float" table:style-name="TL Data" office:value="3351" office:value-type="float">
            <text:p>3,35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354" office:value-type="float">
            <text:p>3,354</text:p>
          </table:table-cell>
          <table:table-cell ns41:value-type="float" table:style-name="TL Data" office:value="6628" office:value-type="float">
            <text:p>6,62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1" office:value-type="float">
            <text:p>1831</text:p>
          </table:table-cell>
          <table:table-cell ns41:value-type="string" table:style-name="TL RowHeader" office:value-type="string">
            <text:p>Van 18 tot 19 jaren.</text:p>
          </table:table-cell>
          <table:table-cell/>
          <table:table-cell ns41:value-type="float" table:style-name="TL Data" office:value="3227" office:value-type="float">
            <text:p>3,227</text:p>
          </table:table-cell>
          <table:table-cell table:style-name="TL Data" table:number-columns-repeated="2"/>
          <table:table-cell ns41:value-type="float" table:style-name="TL Data" office:value="3227" office:value-type="float">
            <text:p>3,227</text:p>
          </table:table-cell>
          <table:table-cell ns41:value-type="float" table:style-name="TL Data" office:value="3154" office:value-type="float">
            <text:p>3,15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167" office:value-type="float">
            <text:p>3,167</text:p>
          </table:table-cell>
          <table:table-cell ns41:value-type="float" table:style-name="TL Data" office:value="6394" office:value-type="float">
            <text:p>6,3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30" office:value-type="float">
            <text:p>1830</text:p>
          </table:table-cell>
          <table:table-cell ns41:value-type="string" table:style-name="TL RowHeader" office:value-type="string">
            <text:p>Van 19 tot 20 jaren.</text:p>
          </table:table-cell>
          <table:table-cell/>
          <table:table-cell ns41:value-type="float" table:style-name="TL Data" office:value="3382" office:value-type="float">
            <text:p>3,38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3395" office:value-type="float">
            <text:p>3,395</text:p>
          </table:table-cell>
          <table:table-cell ns41:value-type="float" table:style-name="TL Data" office:value="3365" office:value-type="float">
            <text:p>3,365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399" office:value-type="float">
            <text:p>3,399</text:p>
          </table:table-cell>
          <table:table-cell ns41:value-type="float" table:style-name="TL Data" office:value="6794" office:value-type="float">
            <text:p>6,7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9" office:value-type="float">
            <text:p>1829</text:p>
          </table:table-cell>
          <table:table-cell ns41:value-type="string" table:style-name="TL RowHeader" office:value-type="string">
            <text:p>Van 20 tot 21 jaren.</text:p>
          </table:table-cell>
          <table:table-cell/>
          <table:table-cell ns41:value-type="float" table:style-name="TL Data" office:value="3544" office:value-type="float">
            <text:p>3,54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58" office:value-type="float">
            <text:p>3,558</text:p>
          </table:table-cell>
          <table:table-cell ns41:value-type="float" table:style-name="TL Data" office:value="3526" office:value-type="float">
            <text:p>3,526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3597" office:value-type="float">
            <text:p>3,597</text:p>
          </table:table-cell>
          <table:table-cell ns41:value-type="float" table:style-name="TL Data" office:value="7155" office:value-type="float">
            <text:p>7,1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8" office:value-type="float">
            <text:p>1828</text:p>
          </table:table-cell>
          <table:table-cell ns41:value-type="string" table:style-name="TL RowHeader" office:value-type="string">
            <text:p>Van 21 tot 22 jaren.</text:p>
          </table:table-cell>
          <table:table-cell/>
          <table:table-cell ns41:value-type="float" table:style-name="TL Data" office:value="3330" office:value-type="float">
            <text:p>3,3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53" office:value-type="float">
            <text:p>3,353</text:p>
          </table:table-cell>
          <table:table-cell ns41:value-type="float" table:style-name="TL Data" office:value="3122" office:value-type="float">
            <text:p>3,122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55" office:value-type="float">
            <text:p>3,255</text:p>
          </table:table-cell>
          <table:table-cell ns41:value-type="float" table:style-name="TL Data" office:value="6608" office:value-type="float">
            <text:p>6,6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7" office:value-type="float">
            <text:p>1827</text:p>
          </table:table-cell>
          <table:table-cell ns41:value-type="string" table:style-name="TL RowHeader" office:value-type="string">
            <text:p>Van 22 tot 23 jaren.</text:p>
          </table:table-cell>
          <table:table-cell/>
          <table:table-cell ns41:value-type="float" table:style-name="TL Data" office:value="3385" office:value-type="float">
            <text:p>3,38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46" office:value-type="float">
            <text:p>3,446</text:p>
          </table:table-cell>
          <table:table-cell ns41:value-type="float" table:style-name="TL Data" office:value="3288" office:value-type="float">
            <text:p>3,288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525" office:value-type="float">
            <text:p>3,525</text:p>
          </table:table-cell>
          <table:table-cell ns41:value-type="float" table:style-name="TL Data" office:value="6971" office:value-type="float">
            <text:p>6,97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6" office:value-type="float">
            <text:p>1826</text:p>
          </table:table-cell>
          <table:table-cell ns41:value-type="string" table:style-name="TL RowHeader" office:value-type="string">
            <text:p>Van 23 tot 24 jaren.</text:p>
          </table:table-cell>
          <table:table-cell/>
          <table:table-cell ns41:value-type="float" table:style-name="TL Data" office:value="3710" office:value-type="float">
            <text:p>3,710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/>
          <table:table-cell ns41:value-type="float" table:style-name="TL Data" office:value="3864" office:value-type="float">
            <text:p>3,864</text:p>
          </table:table-cell>
          <table:table-cell ns41:value-type="float" table:style-name="TL Data" office:value="3280" office:value-type="float">
            <text:p>3,280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655" office:value-type="float">
            <text:p>3,655</text:p>
          </table:table-cell>
          <table:table-cell ns41:value-type="float" table:style-name="TL Data" office:value="7519" office:value-type="float">
            <text:p>7,5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5" office:value-type="float">
            <text:p>1825</text:p>
          </table:table-cell>
          <table:table-cell ns41:value-type="string" table:style-name="TL RowHeader" office:value-type="string">
            <text:p>Van 24 tot 25 jaren.</text:p>
          </table:table-cell>
          <table:table-cell/>
          <table:table-cell ns41:value-type="float" table:style-name="TL Data" office:value="3426" office:value-type="float">
            <text:p>3,42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693" office:value-type="float">
            <text:p>3,693</text:p>
          </table:table-cell>
          <table:table-cell ns41:value-type="float" table:style-name="TL Data" office:value="3174" office:value-type="float">
            <text:p>3,174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690" office:value-type="float">
            <text:p>3,690</text:p>
          </table:table-cell>
          <table:table-cell ns41:value-type="float" table:style-name="TL Data" office:value="7383" office:value-type="float">
            <text:p>7,3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4" office:value-type="float">
            <text:p>1824</text:p>
          </table:table-cell>
          <table:table-cell ns41:value-type="string" table:style-name="TL RowHeader" office:value-type="string">
            <text:p>Van 25 tot 26 jaren.</text:p>
          </table:table-cell>
          <table:table-cell/>
          <table:table-cell ns41:value-type="float" table:style-name="TL Data" office:value="3287" office:value-type="float">
            <text:p>3,287</text:p>
          </table:table-cell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742" office:value-type="float">
            <text:p>3,742</text:p>
          </table:table-cell>
          <table:table-cell ns41:value-type="float" table:style-name="TL Data" office:value="2837" office:value-type="float">
            <text:p>2,837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550" office:value-type="float">
            <text:p>3,550</text:p>
          </table:table-cell>
          <table:table-cell ns41:value-type="float" table:style-name="TL Data" office:value="7292" office:value-type="float">
            <text:p>7,29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3" office:value-type="float">
            <text:p>1823</text:p>
          </table:table-cell>
          <table:table-cell ns41:value-type="string" table:style-name="TL RowHeader" office:value-type="string">
            <text:p>Van 26 tot 27 jaren.</text:p>
          </table:table-cell>
          <table:table-cell/>
          <table:table-cell ns41:value-type="float" table:style-name="TL Data" office:value="2738" office:value-type="float">
            <text:p>2,738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269" office:value-type="float">
            <text:p>3,269</text:p>
          </table:table-cell>
          <table:table-cell ns41:value-type="float" table:style-name="TL Data" office:value="2593" office:value-type="float">
            <text:p>2,593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30" office:value-type="float">
            <text:p>3,430</text:p>
          </table:table-cell>
          <table:table-cell ns41:value-type="float" table:style-name="TL Data" office:value="6699" office:value-type="float">
            <text:p>6,69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2" office:value-type="float">
            <text:p>1822</text:p>
          </table:table-cell>
          <table:table-cell ns41:value-type="string" table:style-name="TL RowHeader" office:value-type="string">
            <text:p>Van 27 tot 28 jaren.</text:p>
          </table:table-cell>
          <table:table-cell/>
          <table:table-cell ns41:value-type="float" table:style-name="TL Data" office:value="2544" office:value-type="float">
            <text:p>2,544</text:p>
          </table:table-cell>
          <table:table-cell ns41:value-type="float" table:style-name="TL Data" office:value="648" office:value-type="float">
            <text:p>64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205" office:value-type="float">
            <text:p>3,205</text:p>
          </table:table-cell>
          <table:table-cell ns41:value-type="float" table:style-name="TL Data" office:value="2183" office:value-type="float">
            <text:p>2,183</text:p>
          </table:table-cell>
          <table:table-cell ns41:value-type="float" table:style-name="TL Data" office:value="996" office:value-type="float">
            <text:p>99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198" office:value-type="float">
            <text:p>3,198</text:p>
          </table:table-cell>
          <table:table-cell ns41:value-type="float" table:style-name="TL Data" office:value="6403" office:value-type="float">
            <text:p>6,40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1" office:value-type="float">
            <text:p>1821</text:p>
          </table:table-cell>
          <table:table-cell ns41:value-type="string" table:style-name="TL RowHeader" office:value-type="string">
            <text:p>Van 28 tot 29 jaren.</text:p>
          </table:table-cell>
          <table:table-cell/>
          <table:table-cell ns41:value-type="float" table:style-name="TL Data" office:value="2190" office:value-type="float">
            <text:p>2,190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004" office:value-type="float">
            <text:p>3,004</text:p>
          </table:table-cell>
          <table:table-cell ns41:value-type="float" table:style-name="TL Data" office:value="2143" office:value-type="float">
            <text:p>2,143</text:p>
          </table:table-cell>
          <table:table-cell ns41:value-type="float" table:style-name="TL Data" office:value="1060" office:value-type="float">
            <text:p>1,06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3228" office:value-type="float">
            <text:p>3,228</text:p>
          </table:table-cell>
          <table:table-cell ns41:value-type="float" table:style-name="TL Data" office:value="6232" office:value-type="float">
            <text:p>6,2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20" office:value-type="float">
            <text:p>1820</text:p>
          </table:table-cell>
          <table:table-cell ns41:value-type="string" table:style-name="TL RowHeader" office:value-type="string">
            <text:p>Van 29 tot 30 jaren.</text:p>
          </table:table-cell>
          <table:table-cell/>
          <table:table-cell ns41:value-type="float" table:style-name="TL Data" office:value="1952" office:value-type="float">
            <text:p>1,952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800" office:value-type="float">
            <text:p>2,800</text:p>
          </table:table-cell>
          <table:table-cell ns41:value-type="float" table:style-name="TL Data" office:value="1670" office:value-type="float">
            <text:p>1,670</text:p>
          </table:table-cell>
          <table:table-cell ns41:value-type="float" table:style-name="TL Data" office:value="1125" office:value-type="float">
            <text:p>1,12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32" office:value-type="float">
            <text:p>2,832</text:p>
          </table:table-cell>
          <table:table-cell ns41:value-type="float" table:style-name="TL Data" office:value="5632" office:value-type="float">
            <text:p>5,6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9" office:value-type="float">
            <text:p>1819</text:p>
          </table:table-cell>
          <table:table-cell ns41:value-type="string" table:style-name="TL RowHeader" office:value-type="string">
            <text:p>Van 30 tot 31 jaren.</text:p>
          </table:table-cell>
          <table:table-cell/>
          <table:table-cell ns41:value-type="float" table:style-name="TL Data" office:value="2072" office:value-type="float">
            <text:p>2,072</text:p>
          </table:table-cell>
          <table:table-cell ns41:value-type="float" table:style-name="TL Data" office:value="1136" office:value-type="float">
            <text:p>1,13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234" office:value-type="float">
            <text:p>3,234</text:p>
          </table:table-cell>
          <table:table-cell ns41:value-type="float" table:style-name="TL Data" office:value="1740" office:value-type="float">
            <text:p>1,740</text:p>
          </table:table-cell>
          <table:table-cell ns41:value-type="float" table:style-name="TL Data" office:value="1438" office:value-type="float">
            <text:p>1,43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229" office:value-type="float">
            <text:p>3,229</text:p>
          </table:table-cell>
          <table:table-cell ns41:value-type="float" table:style-name="TL Data" office:value="6463" office:value-type="float">
            <text:p>6,46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8" office:value-type="float">
            <text:p>1818</text:p>
          </table:table-cell>
          <table:table-cell ns41:value-type="string" table:style-name="TL RowHeader" office:value-type="string">
            <text:p>Van 31 tot 32 jaren.</text:p>
          </table:table-cell>
          <table:table-cell/>
          <table:table-cell ns41:value-type="float" table:style-name="TL Data" office:value="1523" office:value-type="float">
            <text:p>1,523</text:p>
          </table:table-cell>
          <table:table-cell ns41:value-type="float" table:style-name="TL Data" office:value="1082" office:value-type="float">
            <text:p>1,08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629" office:value-type="float">
            <text:p>2,629</text:p>
          </table:table-cell>
          <table:table-cell ns41:value-type="float" table:style-name="TL Data" office:value="1164" office:value-type="float">
            <text:p>1,164</text:p>
          </table:table-cell>
          <table:table-cell ns41:value-type="float" table:style-name="TL Data" office:value="1348" office:value-type="float">
            <text:p>1,34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555" office:value-type="float">
            <text:p>2,555</text:p>
          </table:table-cell>
          <table:table-cell ns41:value-type="float" table:style-name="TL Data" office:value="5184" office:value-type="float">
            <text:p>5,18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7" office:value-type="float">
            <text:p>1817</text:p>
          </table:table-cell>
          <table:table-cell ns41:value-type="string" table:style-name="TL RowHeader" office:value-type="string">
            <text:p>Van 32 tot 33 jaren.</text:p>
          </table:table-cell>
          <table:table-cell/>
          <table:table-cell ns41:value-type="float" table:style-name="TL Data" office:value="1329" office:value-type="float">
            <text:p>1,329</text:p>
          </table:table-cell>
          <table:table-cell ns41:value-type="float" table:style-name="TL Data" office:value="1232" office:value-type="float">
            <text:p>1,23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93" office:value-type="float">
            <text:p>2,593</text:p>
          </table:table-cell>
          <table:table-cell ns41:value-type="float" table:style-name="TL Data" office:value="1272" office:value-type="float">
            <text:p>1,272</text:p>
          </table:table-cell>
          <table:table-cell ns41:value-type="float" table:style-name="TL Data" office:value="1428" office:value-type="float">
            <text:p>1,428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750" office:value-type="float">
            <text:p>2,750</text:p>
          </table:table-cell>
          <table:table-cell ns41:value-type="float" table:style-name="TL Data" office:value="5343" office:value-type="float">
            <text:p>5,34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6" office:value-type="float">
            <text:p>1816</text:p>
          </table:table-cell>
          <table:table-cell ns41:value-type="string" table:style-name="TL RowHeader" office:value-type="string">
            <text:p>Van 33 tot 34 jaren.</text:p>
          </table:table-cell>
          <table:table-cell/>
          <table:table-cell ns41:value-type="float" table:style-name="TL Data" office:value="1481" office:value-type="float">
            <text:p>1,481</text:p>
          </table:table-cell>
          <table:table-cell ns41:value-type="float" table:style-name="TL Data" office:value="1524" office:value-type="float">
            <text:p>1,524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048" office:value-type="float">
            <text:p>3,048</text:p>
          </table:table-cell>
          <table:table-cell ns41:value-type="float" table:style-name="TL Data" office:value="1349" office:value-type="float">
            <text:p>1,349</text:p>
          </table:table-cell>
          <table:table-cell ns41:value-type="float" table:style-name="TL Data" office:value="1827" office:value-type="float">
            <text:p>1,827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3274" office:value-type="float">
            <text:p>3,274</text:p>
          </table:table-cell>
          <table:table-cell ns41:value-type="float" table:style-name="TL Data" office:value="6322" office:value-type="float">
            <text:p>6,3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5" office:value-type="float">
            <text:p>1815</text:p>
          </table:table-cell>
          <table:table-cell ns41:value-type="string" table:style-name="TL RowHeader" office:value-type="string">
            <text:p>Van 34 tot 35 jaren.</text:p>
          </table:table-cell>
          <table:table-cell/>
          <table:table-cell ns41:value-type="float" table:style-name="TL Data" office:value="1304" office:value-type="float">
            <text:p>1,304</text:p>
          </table:table-cell>
          <table:table-cell ns41:value-type="float" table:style-name="TL Data" office:value="1507" office:value-type="float">
            <text:p>1,50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848" office:value-type="float">
            <text:p>2,848</text:p>
          </table:table-cell>
          <table:table-cell ns41:value-type="float" table:style-name="TL Data" office:value="1048" office:value-type="float">
            <text:p>1,048</text:p>
          </table:table-cell>
          <table:table-cell ns41:value-type="float" table:style-name="TL Data" office:value="1618" office:value-type="float">
            <text:p>1,618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735" office:value-type="float">
            <text:p>2,735</text:p>
          </table:table-cell>
          <table:table-cell ns41:value-type="float" table:style-name="TL Data" office:value="5583" office:value-type="float">
            <text:p>5,5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4" office:value-type="float">
            <text:p>1814</text:p>
          </table:table-cell>
          <table:table-cell ns41:value-type="string" table:style-name="TL RowHeader" office:value-type="string">
            <text:p>Van 35 tot 36 jaren.</text:p>
          </table:table-cell>
          <table:table-cell/>
          <table:table-cell ns41:value-type="float" table:style-name="TL Data" office:value="1016" office:value-type="float">
            <text:p>1,016</text:p>
          </table:table-cell>
          <table:table-cell ns41:value-type="float" table:style-name="TL Data" office:value="1536" office:value-type="float">
            <text:p>1,53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601" office:value-type="float">
            <text:p>2,601</text:p>
          </table:table-cell>
          <table:table-cell ns41:value-type="float" table:style-name="TL Data" office:value="916" office:value-type="float">
            <text:p>916</text:p>
          </table:table-cell>
          <table:table-cell ns41:value-type="float" table:style-name="TL Data" office:value="1757" office:value-type="float">
            <text:p>1,75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764" office:value-type="float">
            <text:p>2,764</text:p>
          </table:table-cell>
          <table:table-cell ns41:value-type="float" table:style-name="TL Data" office:value="5365" office:value-type="float">
            <text:p>5,36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3" office:value-type="float">
            <text:p>1813</text:p>
          </table:table-cell>
          <table:table-cell ns41:value-type="string" table:style-name="TL RowHeader" office:value-type="string">
            <text:p>Van 36 tot 37 jaren.</text:p>
          </table:table-cell>
          <table:table-cell/>
          <table:table-cell ns41:value-type="float" table:style-name="TL Data" office:value="957" office:value-type="float">
            <text:p>957</text:p>
          </table:table-cell>
          <table:table-cell ns41:value-type="float" table:style-name="TL Data" office:value="1593" office:value-type="float">
            <text:p>1,59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605" office:value-type="float">
            <text:p>2,605</text:p>
          </table:table-cell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1710" office:value-type="float">
            <text:p>1,710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644" office:value-type="float">
            <text:p>2,644</text:p>
          </table:table-cell>
          <table:table-cell ns41:value-type="float" table:style-name="TL Data" office:value="5249" office:value-type="float">
            <text:p>5,24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2" office:value-type="float">
            <text:p>1812</text:p>
          </table:table-cell>
          <table:table-cell ns41:value-type="string" table:style-name="TL RowHeader" office:value-type="string">
            <text:p>Van 37 tot 38 jaren.</text:p>
          </table:table-cell>
          <table:table-cell/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1579" office:value-type="float">
            <text:p>1,57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2410" office:value-type="float">
            <text:p>2,410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1546" office:value-type="float">
            <text:p>1,54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344" office:value-type="float">
            <text:p>2,344</text:p>
          </table:table-cell>
          <table:table-cell ns41:value-type="float" table:style-name="TL Data" office:value="4754" office:value-type="float">
            <text:p>4,75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1" office:value-type="float">
            <text:p>1811</text:p>
          </table:table-cell>
          <table:table-cell ns41:value-type="string" table:style-name="TL RowHeader" office:value-type="string">
            <text:p>Van 38 tot 39 jaren.</text:p>
          </table:table-cell>
          <table:table-cell/>
          <table:table-cell ns41:value-type="float" table:style-name="TL Data" office:value="748" office:value-type="float">
            <text:p>748</text:p>
          </table:table-cell>
          <table:table-cell ns41:value-type="float" table:style-name="TL Data" office:value="1749" office:value-type="float">
            <text:p>1,74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580" office:value-type="float">
            <text:p>2,580</text:p>
          </table:table-cell>
          <table:table-cell ns41:value-type="float" table:style-name="TL Data" office:value="724" office:value-type="float">
            <text:p>724</text:p>
          </table:table-cell>
          <table:table-cell ns41:value-type="float" table:style-name="TL Data" office:value="1751" office:value-type="float">
            <text:p>1,75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2608" office:value-type="float">
            <text:p>2,608</text:p>
          </table:table-cell>
          <table:table-cell ns41:value-type="float" table:style-name="TL Data" office:value="5188" office:value-type="float">
            <text:p>5,18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10" office:value-type="float">
            <text:p>1810</text:p>
          </table:table-cell>
          <table:table-cell ns41:value-type="string" table:style-name="TL RowHeader" office:value-type="string">
            <text:p>Van 39 tot 40 jaren.</text:p>
          </table:table-cell>
          <table:table-cell/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616" office:value-type="float">
            <text:p>1,616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2333" office:value-type="float">
            <text:p>2,333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1630" office:value-type="float">
            <text:p>1,63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2393" office:value-type="float">
            <text:p>2,393</text:p>
          </table:table-cell>
          <table:table-cell ns41:value-type="float" table:style-name="TL Data" office:value="4726" office:value-type="float">
            <text:p>4,7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9" office:value-type="float">
            <text:p>1809</text:p>
          </table:table-cell>
          <table:table-cell ns41:value-type="string" table:style-name="TL RowHeader" office:value-type="string">
            <text:p>Van 40 tot 41 jaren.</text:p>
          </table:table-cell>
          <table:table-cell/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1770" office:value-type="float">
            <text:p>1,77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2567" office:value-type="float">
            <text:p>2,567</text:p>
          </table:table-cell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1796" office:value-type="float">
            <text:p>1,79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650" office:value-type="float">
            <text:p>2,650</text:p>
          </table:table-cell>
          <table:table-cell ns41:value-type="float" table:style-name="TL Data" office:value="5217" office:value-type="float">
            <text:p>5,21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8" office:value-type="float">
            <text:p>1808</text:p>
          </table:table-cell>
          <table:table-cell ns41:value-type="string" table:style-name="TL RowHeader" office:value-type="string">
            <text:p>Van 41 tot 42 jaren.</text:p>
          </table:table-cell>
          <table:table-cell/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421" office:value-type="float">
            <text:p>1,42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025" office:value-type="float">
            <text:p>2,025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446" office:value-type="float">
            <text:p>1,446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037" office:value-type="float">
            <text:p>2,037</text:p>
          </table:table-cell>
          <table:table-cell ns41:value-type="float" table:style-name="TL Data" office:value="4062" office:value-type="float">
            <text:p>4,06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7" office:value-type="float">
            <text:p>1807</text:p>
          </table:table-cell>
          <table:table-cell ns41:value-type="string" table:style-name="TL RowHeader" office:value-type="string">
            <text:p>Van 42 tot 43 jaren.</text:p>
          </table:table-cell>
          <table:table-cell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1636" office:value-type="float">
            <text:p>1,63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253" office:value-type="float">
            <text:p>2,253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657" office:value-type="float">
            <text:p>1,65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330" office:value-type="float">
            <text:p>2,330</text:p>
          </table:table-cell>
          <table:table-cell ns41:value-type="float" table:style-name="TL Data" office:value="4583" office:value-type="float">
            <text:p>4,58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6" office:value-type="float">
            <text:p>1806</text:p>
          </table:table-cell>
          <table:table-cell ns41:value-type="string" table:style-name="TL RowHeader" office:value-type="string">
            <text:p>Van 43 tot 44 jaren.</text:p>
          </table:table-cell>
          <table:table-cell/>
          <table:table-cell ns41:value-type="float" table:style-name="TL Data" office:value="452" office:value-type="float">
            <text:p>452</text:p>
          </table:table-cell>
          <table:table-cell ns41:value-type="float" table:style-name="TL Data" office:value="1563" office:value-type="float">
            <text:p>1,56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2117" office:value-type="float">
            <text:p>2,117</text:p>
          </table:table-cell>
          <table:table-cell ns41:value-type="float" table:style-name="TL Data" office:value="454" office:value-type="float">
            <text:p>454</text:p>
          </table:table-cell>
          <table:table-cell ns41:value-type="float" table:style-name="TL Data" office:value="1611" office:value-type="float">
            <text:p>1,61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2244" office:value-type="float">
            <text:p>2,244</text:p>
          </table:table-cell>
          <table:table-cell ns41:value-type="float" table:style-name="TL Data" office:value="4361" office:value-type="float">
            <text:p>4,36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5" office:value-type="float">
            <text:p>1805</text:p>
          </table:table-cell>
          <table:table-cell ns41:value-type="string" table:style-name="TL RowHeader" office:value-type="string">
            <text:p>Van 44 tot 45 jaren.</text:p>
          </table:table-cell>
          <table:table-cell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1672" office:value-type="float">
            <text:p>1,67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251" office:value-type="float">
            <text:p>2,251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1616" office:value-type="float">
            <text:p>1,61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306" office:value-type="float">
            <text:p>2,306</text:p>
          </table:table-cell>
          <table:table-cell ns41:value-type="float" table:style-name="TL Data" office:value="4557" office:value-type="float">
            <text:p>4,5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4" office:value-type="float">
            <text:p>1804</text:p>
          </table:table-cell>
          <table:table-cell ns41:value-type="string" table:style-name="TL RowHeader" office:value-type="string">
            <text:p>Van 45 tot 46 jaren.</text:p>
          </table:table-cell>
          <table:table-cell/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1624" office:value-type="float">
            <text:p>1,624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206" office:value-type="float">
            <text:p>2,206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603" office:value-type="float">
            <text:p>1,603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254" office:value-type="float">
            <text:p>2,254</text:p>
          </table:table-cell>
          <table:table-cell ns41:value-type="float" table:style-name="TL Data" office:value="4460" office:value-type="float">
            <text:p>4,4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3" office:value-type="float">
            <text:p>1803</text:p>
          </table:table-cell>
          <table:table-cell ns41:value-type="string" table:style-name="TL RowHeader" office:value-type="string">
            <text:p>Van 46 tot 47 jaren.</text:p>
          </table:table-cell>
          <table:table-cell/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1628" office:value-type="float">
            <text:p>1,628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2160" office:value-type="float">
            <text:p>2,160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1501" office:value-type="float">
            <text:p>1,501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185" office:value-type="float">
            <text:p>2,185</text:p>
          </table:table-cell>
          <table:table-cell ns41:value-type="float" table:style-name="TL Data" office:value="4345" office:value-type="float">
            <text:p>4,3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2" office:value-type="float">
            <text:p>1802</text:p>
          </table:table-cell>
          <table:table-cell ns41:value-type="string" table:style-name="TL RowHeader" office:value-type="string">
            <text:p>Van 47 tot 48 jaren.</text:p>
          </table:table-cell>
          <table:table-cell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646" office:value-type="float">
            <text:p>1,646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2196" office:value-type="float">
            <text:p>2,196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514" office:value-type="float">
            <text:p>1,514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178" office:value-type="float">
            <text:p>2,178</text:p>
          </table:table-cell>
          <table:table-cell ns41:value-type="float" table:style-name="TL Data" office:value="4374" office:value-type="float">
            <text:p>4,37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1" office:value-type="float">
            <text:p>1801</text:p>
          </table:table-cell>
          <table:table-cell ns41:value-type="string" table:style-name="TL RowHeader" office:value-type="string">
            <text:p>Van 48 tot 49 jaren.</text:p>
          </table:table-cell>
          <table:table-cell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735" office:value-type="float">
            <text:p>1,73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276" office:value-type="float">
            <text:p>2,276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540" office:value-type="float">
            <text:p>1,540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275" office:value-type="float">
            <text:p>2,275</text:p>
          </table:table-cell>
          <table:table-cell ns41:value-type="float" table:style-name="TL Data" office:value="4551" office:value-type="float">
            <text:p>4,55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800" office:value-type="float">
            <text:p>1800</text:p>
          </table:table-cell>
          <table:table-cell ns41:value-type="string" table:style-name="TL RowHeader" office:value-type="string">
            <text:p>Van 49 tot 50 jaren.</text:p>
          </table:table-cell>
          <table:table-cell/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1698" office:value-type="float">
            <text:p>1,69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255" office:value-type="float">
            <text:p>2,255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1524" office:value-type="float">
            <text:p>1,524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2315" office:value-type="float">
            <text:p>2,315</text:p>
          </table:table-cell>
          <table:table-cell ns41:value-type="float" table:style-name="TL Data" office:value="4570" office:value-type="float">
            <text:p>4,5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9" office:value-type="float">
            <text:p>1799</text:p>
          </table:table-cell>
          <table:table-cell ns41:value-type="string" table:style-name="TL RowHeader" office:value-type="string">
            <text:p>Van 50 tot 51 jaren.</text:p>
          </table:table-cell>
          <table:table-cell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1706" office:value-type="float">
            <text:p>1,706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292" office:value-type="float">
            <text:p>2,292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1542" office:value-type="float">
            <text:p>1,542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2415" office:value-type="float">
            <text:p>2,415</text:p>
          </table:table-cell>
          <table:table-cell ns41:value-type="float" table:style-name="TL Data" office:value="4707" office:value-type="float">
            <text:p>4,70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ver te brengen.</text:p>
          </table:table-cell>
          <table:table-cell/>
          <table:table-cell ns41:value-type="float" table:style-name="TL Data" office:value="128992" office:value-type="float">
            <text:p>128,992</text:p>
          </table:table-cell>
          <table:table-cell ns41:value-type="float" table:style-name="TL Data" office:value="36434" office:value-type="float">
            <text:p>36,434</text:p>
          </table:table-cell>
          <table:table-cell ns41:value-type="float" table:style-name="TL Data" office:value="1983" office:value-type="float">
            <text:p>1,983</text:p>
          </table:table-cell>
          <table:table-cell ns41:value-type="float" table:style-name="TL Data" office:value="167409" office:value-type="float">
            <text:p>167,409</text:p>
          </table:table-cell>
          <table:table-cell ns41:value-type="float" table:style-name="TL Data" office:value="122727" office:value-type="float">
            <text:p>122,727</text:p>
          </table:table-cell>
          <table:table-cell ns41:value-type="float" table:style-name="TL Data" office:value="39457" office:value-type="float">
            <text:p>39,457</text:p>
          </table:table-cell>
          <table:table-cell ns41:value-type="float" table:style-name="TL Data" office:value="3685" office:value-type="float">
            <text:p>3,685</text:p>
          </table:table-cell>
          <table:table-cell ns41:value-type="float" table:style-name="TL Data" office:value="165869" office:value-type="float">
            <text:p>165,869</text:p>
          </table:table-cell>
          <table:table-cell ns41:value-type="float" table:style-name="TL Data" office:value="333278" office:value-type="float">
            <text:p>333,27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8" office:value-type="float">
            <text:p>1798</text:p>
          </table:table-cell>
          <table:table-cell ns41:value-type="string" table:style-name="TL RowHeader" office:value-type="string">
            <text:p>Van 51 tot 52 jaren.</text:p>
          </table:table-cell>
          <table:table-cell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1428" office:value-type="float">
            <text:p>1,428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930" office:value-type="float">
            <text:p>1,930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1236" office:value-type="float">
            <text:p>1,236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1885" office:value-type="float">
            <text:p>1,885</text:p>
          </table:table-cell>
          <table:table-cell ns41:value-type="float" table:style-name="TL Data" office:value="3815" office:value-type="float">
            <text:p>3,81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7" office:value-type="float">
            <text:p>1797</text:p>
          </table:table-cell>
          <table:table-cell ns41:value-type="string" table:style-name="TL RowHeader" office:value-type="string">
            <text:p>Van 52 tot 53 jaren.</text:p>
          </table:table-cell>
          <table:table-cell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453" office:value-type="float">
            <text:p>1,45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922" office:value-type="float">
            <text:p>1,922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286" office:value-type="float">
            <text:p>1,286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988" office:value-type="float">
            <text:p>1,988</text:p>
          </table:table-cell>
          <table:table-cell ns41:value-type="float" table:style-name="TL Data" office:value="3910" office:value-type="float">
            <text:p>3,91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6" office:value-type="float">
            <text:p>1796</text:p>
          </table:table-cell>
          <table:table-cell ns41:value-type="string" table:style-name="TL RowHeader" office:value-type="string">
            <text:p>Van 53 tot 54 jaren.</text:p>
          </table:table-cell>
          <table:table-cell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1253" office:value-type="float">
            <text:p>1,25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704" office:value-type="float">
            <text:p>1,704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1169" office:value-type="float">
            <text:p>1,169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862" office:value-type="float">
            <text:p>1,862</text:p>
          </table:table-cell>
          <table:table-cell ns41:value-type="float" table:style-name="TL Data" office:value="3566" office:value-type="float">
            <text:p>3,56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5" office:value-type="float">
            <text:p>1795</text:p>
          </table:table-cell>
          <table:table-cell ns41:value-type="string" table:style-name="TL RowHeader" office:value-type="string">
            <text:p>Van 54 tot 55 jaren.</text:p>
          </table:table-cell>
          <table:table-cell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1103" office:value-type="float">
            <text:p>1,103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18" office:value-type="float">
            <text:p>1,518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031" office:value-type="float">
            <text:p>1,031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1714" office:value-type="float">
            <text:p>1,714</text:p>
          </table:table-cell>
          <table:table-cell ns41:value-type="float" table:style-name="TL Data" office:value="3232" office:value-type="float">
            <text:p>3,2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4" office:value-type="float">
            <text:p>1794</text:p>
          </table:table-cell>
          <table:table-cell ns41:value-type="string" table:style-name="TL RowHeader" office:value-type="string">
            <text:p>Van 55 tot 56 jaren.</text:p>
          </table:table-cell>
          <table:table-cell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1109" office:value-type="float">
            <text:p>1,10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580" office:value-type="float">
            <text:p>1,58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045" office:value-type="float">
            <text:p>1,045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1754" office:value-type="float">
            <text:p>1,754</text:p>
          </table:table-cell>
          <table:table-cell ns41:value-type="float" table:style-name="TL Data" office:value="3334" office:value-type="float">
            <text:p>3,33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3" office:value-type="float">
            <text:p>1793</text:p>
          </table:table-cell>
          <table:table-cell ns41:value-type="string" table:style-name="TL RowHeader" office:value-type="string">
            <text:p>Van 56 tot 57 jaren.</text:p>
          </table:table-cell>
          <table:table-cell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072" office:value-type="float">
            <text:p>1,072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498" office:value-type="float">
            <text:p>1,498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986" office:value-type="float">
            <text:p>986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1672" office:value-type="float">
            <text:p>1,672</text:p>
          </table:table-cell>
          <table:table-cell ns41:value-type="float" table:style-name="TL Data" office:value="3170" office:value-type="float">
            <text:p>3,17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2" office:value-type="float">
            <text:p>1792</text:p>
          </table:table-cell>
          <table:table-cell ns41:value-type="string" table:style-name="TL RowHeader" office:value-type="string">
            <text:p>Van 57 tot 58 jaren.</text:p>
          </table:table-cell>
          <table:table-cell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012" office:value-type="float">
            <text:p>1,01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372" office:value-type="float">
            <text:p>1,372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1523" office:value-type="float">
            <text:p>1,523</text:p>
          </table:table-cell>
          <table:table-cell ns41:value-type="float" table:style-name="TL Data" office:value="2895" office:value-type="float">
            <text:p>2,89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1" office:value-type="float">
            <text:p>1791</text:p>
          </table:table-cell>
          <table:table-cell ns41:value-type="string" table:style-name="TL RowHeader" office:value-type="string">
            <text:p>Van 58 tot 59 jaren.</text:p>
          </table:table-cell>
          <table:table-cell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343" office:value-type="float">
            <text:p>1,34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868" office:value-type="float">
            <text:p>868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479" office:value-type="float">
            <text:p>1,479</text:p>
          </table:table-cell>
          <table:table-cell ns41:value-type="float" table:style-name="TL Data" office:value="2822" office:value-type="float">
            <text:p>2,8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90" office:value-type="float">
            <text:p>1790</text:p>
          </table:table-cell>
          <table:table-cell ns41:value-type="string" table:style-name="TL RowHeader" office:value-type="string">
            <text:p>Van 59 tot 60 jaren.</text:p>
          </table:table-cell>
          <table:table-cell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835" office:value-type="float">
            <text:p>83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229" office:value-type="float">
            <text:p>1,229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1516" office:value-type="float">
            <text:p>1,516</text:p>
          </table:table-cell>
          <table:table-cell ns41:value-type="float" table:style-name="TL Data" office:value="2745" office:value-type="float">
            <text:p>2,74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9" office:value-type="float">
            <text:p>1789</text:p>
          </table:table-cell>
          <table:table-cell ns41:value-type="string" table:style-name="TL RowHeader" office:value-type="string">
            <text:p>Van 60 tot 61 jaren.</text:p>
          </table:table-cell>
          <table:table-cell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1181" office:value-type="float">
            <text:p>1,18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805" office:value-type="float">
            <text:p>805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1579" office:value-type="float">
            <text:p>1,579</text:p>
          </table:table-cell>
          <table:table-cell ns41:value-type="float" table:style-name="TL Data" office:value="2760" office:value-type="float">
            <text:p>2,7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8" office:value-type="float">
            <text:p>1788</text:p>
          </table:table-cell>
          <table:table-cell ns41:value-type="string" table:style-name="TL RowHeader" office:value-type="string">
            <text:p>Van 61 tot 62 jaren.</text:p>
          </table:table-cell>
          <table:table-cell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803" office:value-type="float">
            <text:p>803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1223" office:value-type="float">
            <text:p>1,22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1437" office:value-type="float">
            <text:p>1,437</text:p>
          </table:table-cell>
          <table:table-cell ns41:value-type="float" table:style-name="TL Data" office:value="2660" office:value-type="float">
            <text:p>2,66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7" office:value-type="float">
            <text:p>1787</text:p>
          </table:table-cell>
          <table:table-cell ns41:value-type="string" table:style-name="TL RowHeader" office:value-type="string">
            <text:p>Van 62 tot 63 jaren.</text:p>
          </table:table-cell>
          <table:table-cell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873" office:value-type="float">
            <text:p>873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1329" office:value-type="float">
            <text:p>1,32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1348" office:value-type="float">
            <text:p>1,348</text:p>
          </table:table-cell>
          <table:table-cell ns41:value-type="float" table:style-name="TL Data" office:value="2677" office:value-type="float">
            <text:p>2,67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6" office:value-type="float">
            <text:p>1786</text:p>
          </table:table-cell>
          <table:table-cell ns41:value-type="string" table:style-name="TL RowHeader" office:value-type="string">
            <text:p>Van 63 tot 64 jaren.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1056" office:value-type="float">
            <text:p>1,05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545" office:value-type="float">
            <text:p>545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1235" office:value-type="float">
            <text:p>1,235</text:p>
          </table:table-cell>
          <table:table-cell ns41:value-type="float" table:style-name="TL Data" office:value="2291" office:value-type="float">
            <text:p>2,29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5" office:value-type="float">
            <text:p>1785</text:p>
          </table:table-cell>
          <table:table-cell ns41:value-type="string" table:style-name="TL RowHeader" office:value-type="string">
            <text:p>Van 64 tot 65 jaren.</text:p>
          </table:table-cell>
          <table:table-cell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581" office:value-type="float">
            <text:p>581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966" office:value-type="float">
            <text:p>96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33" office:value-type="float">
            <text:p>533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1193" office:value-type="float">
            <text:p>1,193</text:p>
          </table:table-cell>
          <table:table-cell ns41:value-type="float" table:style-name="TL Data" office:value="2159" office:value-type="float">
            <text:p>2,15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4" office:value-type="float">
            <text:p>1784</text:p>
          </table:table-cell>
          <table:table-cell ns41:value-type="string" table:style-name="TL RowHeader" office:value-type="string">
            <text:p>Van 65 tot 66 jaren.</text:p>
          </table:table-cell>
          <table:table-cell/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933" office:value-type="float">
            <text:p>93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61" office:value-type="float">
            <text:p>46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119" office:value-type="float">
            <text:p>1,119</text:p>
          </table:table-cell>
          <table:table-cell ns41:value-type="float" table:style-name="TL Data" office:value="2052" office:value-type="float">
            <text:p>2,05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3" office:value-type="float">
            <text:p>1783</text:p>
          </table:table-cell>
          <table:table-cell ns41:value-type="string" table:style-name="TL RowHeader" office:value-type="string">
            <text:p>Van 66 tot 67 jaren.</text:p>
          </table:table-cell>
          <table:table-cell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912" office:value-type="float">
            <text:p>91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030" office:value-type="float">
            <text:p>1,030</text:p>
          </table:table-cell>
          <table:table-cell ns41:value-type="float" table:style-name="TL Data" office:value="1942" office:value-type="float">
            <text:p>1,94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2" office:value-type="float">
            <text:p>1782</text:p>
          </table:table-cell>
          <table:table-cell ns41:value-type="string" table:style-name="TL RowHeader" office:value-type="string">
            <text:p>Van 67 tot 68 jaren.</text:p>
          </table:table-cell>
          <table:table-cell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768" office:value-type="float">
            <text:p>76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926" office:value-type="float">
            <text:p>926</text:p>
          </table:table-cell>
          <table:table-cell ns41:value-type="float" table:style-name="TL Data" office:value="1694" office:value-type="float">
            <text:p>1,694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1" office:value-type="float">
            <text:p>1781</text:p>
          </table:table-cell>
          <table:table-cell ns41:value-type="string" table:style-name="TL RowHeader" office:value-type="string">
            <text:p>Van 68 tot 69 jaren.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1457" office:value-type="float">
            <text:p>1,45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80" office:value-type="float">
            <text:p>1780</text:p>
          </table:table-cell>
          <table:table-cell ns41:value-type="string" table:style-name="TL RowHeader" office:value-type="string">
            <text:p>Van 69 tot 70 jaren.</text:p>
          </table:table-cell>
          <table:table-cell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759" office:value-type="float">
            <text:p>759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896" office:value-type="float">
            <text:p>896</text:p>
          </table:table-cell>
          <table:table-cell ns41:value-type="float" table:style-name="TL Data" office:value="1655" office:value-type="float">
            <text:p>1,6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9" office:value-type="float">
            <text:p>1779</text:p>
          </table:table-cell>
          <table:table-cell ns41:value-type="string" table:style-name="TL RowHeader" office:value-type="string">
            <text:p>Van 70 tot 71 jaren.</text:p>
          </table:table-cell>
          <table:table-cell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498" office:value-type="float">
            <text:p>498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1613" office:value-type="float">
            <text:p>1,613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8" office:value-type="float">
            <text:p>1778</text:p>
          </table:table-cell>
          <table:table-cell ns41:value-type="string" table:style-name="TL RowHeader" office:value-type="string">
            <text:p>Van 71 tot 72 jaren.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509" office:value-type="float">
            <text:p>509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1122" office:value-type="float">
            <text:p>1,1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7" office:value-type="float">
            <text:p>1777</text:p>
          </table:table-cell>
          <table:table-cell ns41:value-type="string" table:style-name="TL RowHeader" office:value-type="string">
            <text:p>Van 72 tot 73 jaren.</text:p>
          </table:table-cell>
          <table:table-cell/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660" office:value-type="float">
            <text:p>66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386" office:value-type="float">
            <text:p>1,38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6" office:value-type="float">
            <text:p>1776</text:p>
          </table:table-cell>
          <table:table-cell ns41:value-type="string" table:style-name="TL RowHeader" office:value-type="string">
            <text:p>Van 73 tot 74 jaren.</text:p>
          </table:table-cell>
          <table:table-cell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1108" office:value-type="float">
            <text:p>1,10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5" office:value-type="float">
            <text:p>1775</text:p>
          </table:table-cell>
          <table:table-cell ns41:value-type="string" table:style-name="TL RowHeader" office:value-type="string">
            <text:p>Van 74 tot 75 jaren.</text:p>
          </table:table-cell>
          <table:table-cell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494" office:value-type="float">
            <text:p>49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538" office:value-type="float">
            <text:p>538</text:p>
          </table:table-cell>
          <table:table-cell ns41:value-type="float" table:style-name="TL Data" office:value="1032" office:value-type="float">
            <text:p>1,0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4" office:value-type="float">
            <text:p>1774</text:p>
          </table:table-cell>
          <table:table-cell ns41:value-type="string" table:style-name="TL RowHeader" office:value-type="string">
            <text:p>Van 75 tot 76 jaren.</text:p>
          </table:table-cell>
          <table:table-cell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922" office:value-type="float">
            <text:p>92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3" office:value-type="float">
            <text:p>1773</text:p>
          </table:table-cell>
          <table:table-cell ns41:value-type="string" table:style-name="TL RowHeader" office:value-type="string">
            <text:p>Van 76 tot 77 jaren.</text:p>
          </table:table-cell>
          <table:table-cell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797" office:value-type="float">
            <text:p>797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2" office:value-type="float">
            <text:p>1772</text:p>
          </table:table-cell>
          <table:table-cell ns41:value-type="string" table:style-name="TL RowHeader" office:value-type="string">
            <text:p>Van 77 tot 78 jaren.</text:p>
          </table:table-cell>
          <table:table-cell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726" office:value-type="float">
            <text:p>72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1" office:value-type="float">
            <text:p>1771</text:p>
          </table:table-cell>
          <table:table-cell ns41:value-type="string" table:style-name="TL RowHeader" office:value-type="string">
            <text:p>Van 78 tot 79 jaren.</text:p>
          </table:table-cell>
          <table:table-cell/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555" office:value-type="float">
            <text:p>55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70" office:value-type="float">
            <text:p>1770</text:p>
          </table:table-cell>
          <table:table-cell ns41:value-type="string" table:style-name="TL RowHeader" office:value-type="string">
            <text:p>Van 79 tot 80 jaren.</text:p>
          </table:table-cell>
          <table:table-cell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618" office:value-type="float">
            <text:p>61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9" office:value-type="float">
            <text:p>1769</text:p>
          </table:table-cell>
          <table:table-cell ns41:value-type="string" table:style-name="TL RowHeader" office:value-type="string">
            <text:p>Van 80 tot 81 jaren.</text:p>
          </table:table-cell>
          <table:table-cell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540" office:value-type="float">
            <text:p>54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8" office:value-type="float">
            <text:p>1768</text:p>
          </table:table-cell>
          <table:table-cell ns41:value-type="string" table:style-name="TL RowHeader" office:value-type="string">
            <text:p>Van 81 tot 82 jaren.</text:p>
          </table:table-cell>
          <table:table-cell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331" office:value-type="float">
            <text:p>3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7" office:value-type="float">
            <text:p>1767</text:p>
          </table:table-cell>
          <table:table-cell ns41:value-type="string" table:style-name="TL RowHeader" office:value-type="string">
            <text:p>Van 82 tot 83 jaren.</text:p>
          </table:table-cell>
          <table:table-cell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88" office:value-type="float">
            <text:p>288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6" office:value-type="float">
            <text:p>1766</text:p>
          </table:table-cell>
          <table:table-cell ns41:value-type="string" table:style-name="TL RowHeader" office:value-type="string">
            <text:p>Van 83 tot 84 jaren.</text:p>
          </table:table-cell>
          <table:table-cell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302" office:value-type="float">
            <text:p>30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5" office:value-type="float">
            <text:p>1765</text:p>
          </table:table-cell>
          <table:table-cell ns41:value-type="string" table:style-name="TL RowHeader" office:value-type="string">
            <text:p>Van 84 tot 85 jaren.</text:p>
          </table:table-cell>
          <table:table-cell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32" office:value-type="float">
            <text:p>23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4" office:value-type="float">
            <text:p>1764</text:p>
          </table:table-cell>
          <table:table-cell ns41:value-type="string" table:style-name="TL RowHeader" office:value-type="string">
            <text:p>Van 85 tot 86 jaren.</text:p>
          </table:table-cell>
          <table:table-cell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77" office:value-type="float">
            <text:p>77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79" office:value-type="float">
            <text:p>17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3" office:value-type="float">
            <text:p>1763</text:p>
          </table:table-cell>
          <table:table-cell ns41:value-type="string" table:style-name="TL RowHeader" office:value-type="string">
            <text:p>Van 86 tot 87 jaren.</text:p>
          </table:table-cell>
          <table:table-cell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31" office:value-type="float">
            <text:p>13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2" office:value-type="float">
            <text:p>1762</text:p>
          </table:table-cell>
          <table:table-cell ns41:value-type="string" table:style-name="TL RowHeader" office:value-type="string">
            <text:p>Van 87 tot 88 jaren.</text:p>
          </table:table-cell>
          <table:table-cell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120" office:value-type="float">
            <text:p>120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1" office:value-type="float">
            <text:p>1761</text:p>
          </table:table-cell>
          <table:table-cell ns41:value-type="string" table:style-name="TL RowHeader" office:value-type="string">
            <text:p>Van 88 tot 89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75" office:value-type="float">
            <text:p>7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60" office:value-type="float">
            <text:p>1760</text:p>
          </table:table-cell>
          <table:table-cell ns41:value-type="string" table:style-name="TL RowHeader" office:value-type="string">
            <text:p>Van 89 tot 90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81" office:value-type="float">
            <text:p>8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9" office:value-type="float">
            <text:p>1759</text:p>
          </table:table-cell>
          <table:table-cell ns41:value-type="string" table:style-name="TL RowHeader" office:value-type="string">
            <text:p>Van 90 tot 91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46" office:value-type="float">
            <text:p>4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8" office:value-type="float">
            <text:p>1758</text:p>
          </table:table-cell>
          <table:table-cell ns41:value-type="string" table:style-name="TL RowHeader" office:value-type="string">
            <text:p>Van 91 tot 92 jaren.</text:p>
          </table:table-cell>
          <table:table-cell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" office:value-type="float">
            <text:p>25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7" office:value-type="float">
            <text:p>1757</text:p>
          </table:table-cell>
          <table:table-cell ns41:value-type="string" table:style-name="TL RowHeader" office:value-type="string">
            <text:p>Van 92 tot 93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6" office:value-type="float">
            <text:p>1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6" office:value-type="float">
            <text:p>1756</text:p>
          </table:table-cell>
          <table:table-cell ns41:value-type="string" table:style-name="TL RowHeader" office:value-type="string">
            <text:p>Van 93 tot 94 jaren.</text:p>
          </table:table-cell>
          <table:table-cell/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9" office:value-type="float">
            <text:p>19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5" office:value-type="float">
            <text:p>1755</text:p>
          </table:table-cell>
          <table:table-cell ns41:value-type="string" table:style-name="TL RowHeader" office:value-type="string">
            <text:p>Van 94 tot 95 jaren.</text:p>
          </table:table-cell>
          <table:table-cell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" office:value-type="float">
            <text:p>1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4" office:value-type="float">
            <text:p>1754</text:p>
          </table:table-cell>
          <table:table-cell ns41:value-type="string" table:style-name="TL RowHeader" office:value-type="string">
            <text:p>Van 95 tot 96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3" office:value-type="float">
            <text:p>1753</text:p>
          </table:table-cell>
          <table:table-cell ns41:value-type="string" table:style-name="TL RowHeader" office:value-type="string">
            <text:p>Van 96 tot 97 jaren.</text:p>
          </table:table-cell>
          <table:table-cell/>
          <table:table-cell table:style-name="TL Data"/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2" office:value-type="float">
            <text:p>1752</text:p>
          </table:table-cell>
          <table:table-cell ns41:value-type="string" table:style-name="TL RowHeader" office:value-type="string">
            <text:p>Van 97 tot 98 jaren.</text:p>
          </table:table-cell>
          <table:table-cell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1" office:value-type="float">
            <text:p>1751</text:p>
          </table:table-cell>
          <table:table-cell ns41:value-type="string" table:style-name="TL RowHeader" office:value-type="string">
            <text:p>Van 98 tot 99 jar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50" office:value-type="float">
            <text:p>1750</text:p>
          </table:table-cell>
          <table:table-cell ns41:value-type="string" table:style-name="TL RowHeader" office:value-type="string">
            <text:p>Van 99 tot 100 jaren.</text:p>
          </table:table-cell>
          <table:table-cell/>
          <table:table-cell table:style-name="TL Data"/>
          <table:table-cell table:style-name="TL Data" table:number-columns-repeated="5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ns41:value-type="float" table:style-name="TL RowHeader" office:value="1749" office:value-type="float">
            <text:p>1749</text:p>
          </table:table-cell>
          <table:table-cell ns41:value-type="string" table:style-name="TL RowHeader" office:value-type="string">
            <text:p>Van 100 en daarboven.</text:p>
          </table:table-cell>
          <table:table-cell/>
          <table:table-cell table:style-name="TL Data"/>
          <table:table-cell table:style-name="TL Data" table:number-columns-repeated="7"/>
          <table:table-cell table:style-name="TL Data"/>
          <table:table-cell table:number-columns-repeated="1011"/>
        </table:table-row>
        <table:table-row table:style-name="ro3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Onbekende ouderdom.</text:p>
          </table:table-cell>
          <table:table-cell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number-columns-repeated="1011"/>
        </table:table-row>
        <table:table-row table:style-name="ro1">
          <table:table-cell ns41:value-type="string" table:style-name="TL RowHeader" office:value-type="string">
            <text:p>DE STEDEN EN HET PLATTE LAND VEREENIGD.</text:p>
          </table:table-cell>
          <table:table-cell table:style-name="TL RowHeader"/>
          <table:table-cell ns41:value-type="string" table:style-name="TL RowHeader" office:value-type="string">
            <text:p>Totaal.</text:p>
          </table:table-cell>
          <table:table-cell/>
          <table:table-cell ns41:value-type="float" table:style-name="TL Data" office:value="133177" office:value-type="float">
            <text:p>133,177</text:p>
          </table:table-cell>
          <table:table-cell ns41:value-type="float" table:style-name="TL Data" office:value="55162" office:value-type="float">
            <text:p>55,162</text:p>
          </table:table-cell>
          <table:table-cell ns41:value-type="float" table:style-name="TL Data" office:value="8700" office:value-type="float">
            <text:p>8,700</text:p>
          </table:table-cell>
          <table:table-cell ns41:value-type="float" table:style-name="TL Data" office:value="197039" office:value-type="float">
            <text:p>197,039</text:p>
          </table:table-cell>
          <table:table-cell ns41:value-type="float" table:style-name="TL Data" office:value="128126" office:value-type="float">
            <text:p>128,126</text:p>
          </table:table-cell>
          <table:table-cell ns41:value-type="float" table:style-name="TL Data" office:value="55268" office:value-type="float">
            <text:p>55,268</text:p>
          </table:table-cell>
          <table:table-cell ns41:value-type="float" table:style-name="TL Data" office:value="15986" office:value-type="float">
            <text:p>15,986</text:p>
          </table:table-cell>
          <table:table-cell ns41:value-type="float" table:style-name="TL Data" office:value="199381" office:value-type="float">
            <text:p>199,381</text:p>
          </table:table-cell>
          <table:table-cell ns41:value-type="float" table:style-name="TL Data" office:value="396420" office:value-type="float">
            <text:p>396,420</text:p>
          </table:table-cell>
          <table:table-cell table:number-columns-repeated="1011"/>
        </table:table-row>
        <table:table-row table:style-name="ro3" table:number-rows-repeated="10480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style-name="ta2" table:name="Opmerkingen">
        <table:table-column table:style-name="co4" table:default-cell-style-name="Default" table:number-columns-repeated="2"/>
        <table:table-column table:style-name="co6" table:default-cell-style-name="ce2"/>
        <table:table-column table:style-name="co7" table:default-cell-style-name="ce2"/>
        <table:table-column table:style-name="co4" table:default-cell-style-name="Default" table:number-columns-repeated="1020"/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59" table:number-columns-repeated="7"/>
          <table:table-cell table:number-columns-repeated="1014"/>
        </table:table-row>
        <table:table-row table:style-name="ro3">
          <table:table-cell ns41:value-type="string" table:style-name="ce61" office:value-type="string">
            <text:p>Editregel</text:p>
          </table:table-cell>
          <table:table-cell ns41:value-type="string" table:style-name="ce61" office:value-type="string">
            <text:p>Deel telling</text:p>
          </table:table-cell>
          <table:table-cell ns41:value-type="string" table:style-name="ce61" office:value-type="string">
            <text:p>Rolnummer</text:p>
          </table:table-cell>
          <table:table-cell table:style-name="ce59" table:number-columns-repeated="7"/>
          <table:table-cell table:number-columns-repeated="1014"/>
        </table:table-row>
        <table:table-row table:style-name="ro3">
          <table:table-cell table:style-name="TL Metadata" table:number-columns-repeated="3"/>
          <table:table-cell table:style-name="TL Metadata" table:number-columns-repeated="7"/>
          <table:table-cell table:number-columns-repeated="1014"/>
        </table:table-row>
        <table:table-row table:style-name="ro3">
          <table:table-cell table:style-name="TL Metadata" table:number-columns-repeated="3"/>
          <table:table-cell table:style-name="TL Metadata" table:number-columns-repeated="7"/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ns41:value-type="float" table:style-name="TL Metadata" office:value="30242" office:value-type="float">
            <text:p>3024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01" office:value-type="float">
            <text:p>3900450078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43" office:value-type="float">
            <text:p>3024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02" office:value-type="float">
            <text:p>3900450078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44" office:value-type="float">
            <text:p>3024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03" office:value-type="float">
            <text:p>3900450078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45" office:value-type="float">
            <text:p>3024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04" office:value-type="float">
            <text:p>3900450078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46" office:value-type="float">
            <text:p>3024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05" office:value-type="float">
            <text:p>3900450078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47" office:value-type="float">
            <text:p>3024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06" office:value-type="float">
            <text:p>3900450078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48" office:value-type="float">
            <text:p>3024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07" office:value-type="float">
            <text:p>3900450078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49" office:value-type="float">
            <text:p>3024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08" office:value-type="float">
            <text:p>3900450078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50" office:value-type="float">
            <text:p>3025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09" office:value-type="float">
            <text:p>3900450078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51" office:value-type="float">
            <text:p>3025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10" office:value-type="float">
            <text:p>3900450078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52" office:value-type="float">
            <text:p>3025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11" office:value-type="float">
            <text:p>3900450078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53" office:value-type="float">
            <text:p>3025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12" office:value-type="float">
            <text:p>3900450078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54" office:value-type="float">
            <text:p>3025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13" office:value-type="float">
            <text:p>3900450078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55" office:value-type="float">
            <text:p>3025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14" office:value-type="float">
            <text:p>3900450078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56" office:value-type="float">
            <text:p>3025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15" office:value-type="float">
            <text:p>3900450078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57" office:value-type="float">
            <text:p>3025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16" office:value-type="float">
            <text:p>3900450078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58" office:value-type="float">
            <text:p>3025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17" office:value-type="float">
            <text:p>3900450078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59" office:value-type="float">
            <text:p>3025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18" office:value-type="float">
            <text:p>3900450078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60" office:value-type="float">
            <text:p>3026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19" office:value-type="float">
            <text:p>3900450078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61" office:value-type="float">
            <text:p>3026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20" office:value-type="float">
            <text:p>3900450078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62" office:value-type="float">
            <text:p>3026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21" office:value-type="float">
            <text:p>3900450078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63" office:value-type="float">
            <text:p>3026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22" office:value-type="float">
            <text:p>3900450078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64" office:value-type="float">
            <text:p>3026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23" office:value-type="float">
            <text:p>3900450078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65" office:value-type="float">
            <text:p>3026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24" office:value-type="float">
            <text:p>3900450078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66" office:value-type="float">
            <text:p>3026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25" office:value-type="float">
            <text:p>3900450078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67" office:value-type="float">
            <text:p>3026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26" office:value-type="float">
            <text:p>3900450078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68" office:value-type="float">
            <text:p>3026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27" office:value-type="float">
            <text:p>3900450078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69" office:value-type="float">
            <text:p>3026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28" office:value-type="float">
            <text:p>3900450078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70" office:value-type="float">
            <text:p>3027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29" office:value-type="float">
            <text:p>3900450078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71" office:value-type="float">
            <text:p>3027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30" office:value-type="float">
            <text:p>3900450078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72" office:value-type="float">
            <text:p>3027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31" office:value-type="float">
            <text:p>3900450078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73" office:value-type="float">
            <text:p>3027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32" office:value-type="float">
            <text:p>3900450078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74" office:value-type="float">
            <text:p>3027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33" office:value-type="float">
            <text:p>3900450078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75" office:value-type="float">
            <text:p>3027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34" office:value-type="float">
            <text:p>3900450078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76" office:value-type="float">
            <text:p>3027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35" office:value-type="float">
            <text:p>3900450078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77" office:value-type="float">
            <text:p>3027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36" office:value-type="float">
            <text:p>3900450078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78" office:value-type="float">
            <text:p>3027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37" office:value-type="float">
            <text:p>3900450078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79" office:value-type="float">
            <text:p>3027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38" office:value-type="float">
            <text:p>3900450078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80" office:value-type="float">
            <text:p>3028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39" office:value-type="float">
            <text:p>3900450078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81" office:value-type="float">
            <text:p>3028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40" office:value-type="float">
            <text:p>3900450078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82" office:value-type="float">
            <text:p>3028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41" office:value-type="float">
            <text:p>3900450078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83" office:value-type="float">
            <text:p>3028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42" office:value-type="float">
            <text:p>3900450078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84" office:value-type="float">
            <text:p>3028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43" office:value-type="float">
            <text:p>3900450078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85" office:value-type="float">
            <text:p>3028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44" office:value-type="float">
            <text:p>3900450078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86" office:value-type="float">
            <text:p>3028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45" office:value-type="float">
            <text:p>3900450078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87" office:value-type="float">
            <text:p>3028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46" office:value-type="float">
            <text:p>3900450078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88" office:value-type="float">
            <text:p>3028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47" office:value-type="float">
            <text:p>3900450078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89" office:value-type="float">
            <text:p>3028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48" office:value-type="float">
            <text:p>3900450078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90" office:value-type="float">
            <text:p>3029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49" office:value-type="float">
            <text:p>3900450078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91" office:value-type="float">
            <text:p>3029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50" office:value-type="float">
            <text:p>3900450078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92" office:value-type="float">
            <text:p>3029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51" office:value-type="float">
            <text:p>3900450078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93" office:value-type="float">
            <text:p>3029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52" office:value-type="float">
            <text:p>3900450078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94" office:value-type="float">
            <text:p>3029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53" office:value-type="float">
            <text:p>3900450078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95" office:value-type="float">
            <text:p>3029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54" office:value-type="float">
            <text:p>3900450078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96" office:value-type="float">
            <text:p>3029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55" office:value-type="float">
            <text:p>3900450078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97" office:value-type="float">
            <text:p>3029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56" office:value-type="float">
            <text:p>3900450078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98" office:value-type="float">
            <text:p>3029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57" office:value-type="float">
            <text:p>3900450078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299" office:value-type="float">
            <text:p>3029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58" office:value-type="float">
            <text:p>3900450078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00" office:value-type="float">
            <text:p>3030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59" office:value-type="float">
            <text:p>3900450078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01" office:value-type="float">
            <text:p>3030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60" office:value-type="float">
            <text:p>3900450078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02" office:value-type="float">
            <text:p>3030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61" office:value-type="float">
            <text:p>3900450078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03" office:value-type="float">
            <text:p>3030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62" office:value-type="float">
            <text:p>3900450078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04" office:value-type="float">
            <text:p>3030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63" office:value-type="float">
            <text:p>3900450078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05" office:value-type="float">
            <text:p>3030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64" office:value-type="float">
            <text:p>3900450078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06" office:value-type="float">
            <text:p>3030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65" office:value-type="float">
            <text:p>3900450078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07" office:value-type="float">
            <text:p>3030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66" office:value-type="float">
            <text:p>3900450078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08" office:value-type="float">
            <text:p>3030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67" office:value-type="float">
            <text:p>3900450078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09" office:value-type="float">
            <text:p>3030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68" office:value-type="float">
            <text:p>3900450078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10" office:value-type="float">
            <text:p>3031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69" office:value-type="float">
            <text:p>3900450078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3"/>
          <table:table-cell ns41:value-type="string" table:style-name="ce2" office:value-type="string">
            <text:p>Kolom 8 (totaal aantal vrouwen): de gedrukte bron geeft 40. Dit moet zijn 50; Kolom 9 (algemeen totaal): de gedrukte bron geeft 69. Dit moet zijn 79. <text:s/>Zie de verbeteringen na het deel Algemeen Overzicht. Hier zijn de gegevens gecorrigeerd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30311" office:value-type="float">
            <text:p>3031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70" office:value-type="float">
            <text:p>3900450078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12" office:value-type="float">
            <text:p>3031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71" office:value-type="float">
            <text:p>3900450078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13" office:value-type="float">
            <text:p>3031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72" office:value-type="float">
            <text:p>3900450078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14" office:value-type="float">
            <text:p>3031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73" office:value-type="float">
            <text:p>3900450078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15" office:value-type="float">
            <text:p>3031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74" office:value-type="float">
            <text:p>3900450078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16" office:value-type="float">
            <text:p>3031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75" office:value-type="float">
            <text:p>3900450078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17" office:value-type="float">
            <text:p>3031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76" office:value-type="float">
            <text:p>3900450078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3"/>
          <table:table-cell ns41:value-type="string" table:style-name="ce2" office:value-type="string">
            <text:p>Kolom 8 (totaal aantal vrouwen): de gedrukte bron geeft 37. Dit moet zijn 27; Kolom 9 (algemeen totaal): de gedrukte bron geeft 61. Dit moet zijn 51. <text:s/>Zie de verbeteringen na het deel Algemeen Overzicht. Hier zijn de gegevens gecorrigeerd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30318" office:value-type="float">
            <text:p>3031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77" office:value-type="float">
            <text:p>3900450078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19" office:value-type="float">
            <text:p>3031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78" office:value-type="float">
            <text:p>3900450078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20" office:value-type="float">
            <text:p>3032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79" office:value-type="float">
            <text:p>3900450078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21" office:value-type="float">
            <text:p>3032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80" office:value-type="float">
            <text:p>3900450078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22" office:value-type="float">
            <text:p>3032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81" office:value-type="float">
            <text:p>3900450078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23" office:value-type="float">
            <text:p>3032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82" office:value-type="float">
            <text:p>3900450078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24" office:value-type="float">
            <text:p>3032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83" office:value-type="float">
            <text:p>3900450078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25" office:value-type="float">
            <text:p>3032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84" office:value-type="float">
            <text:p>3900450078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26" office:value-type="float">
            <text:p>3032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85" office:value-type="float">
            <text:p>3900450078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3"/>
          <table:table-cell ns41:value-type="string" table:style-name="ce2" office:value-type="string">
            <text:p>Kolom 7 (weduwen): de gedrukte bron geeft 4. Dit moet zijn 5. Zie de verbeteringen na het deel Algemeen Overzicht. Hier is het gegeven gecorrigeerd.</text:p>
          </table:table-cell>
          <table:table-cell table:number-columns-repeated="1015"/>
        </table:table-row>
        <table:table-row table:style-name="ro3">
          <table:table-cell ns41:value-type="float" table:style-name="TL Metadata" office:value="30327" office:value-type="float">
            <text:p>3032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86" office:value-type="float">
            <text:p>3900450078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28" office:value-type="float">
            <text:p>3032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87" office:value-type="float">
            <text:p>3900450078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29" office:value-type="float">
            <text:p>3032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88" office:value-type="float">
            <text:p>3900450078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30" office:value-type="float">
            <text:p>3033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89" office:value-type="float">
            <text:p>3900450078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31" office:value-type="float">
            <text:p>3033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90" office:value-type="float">
            <text:p>3900450078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32" office:value-type="float">
            <text:p>3033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91" office:value-type="float">
            <text:p>3900450078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33" office:value-type="float">
            <text:p>3033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92" office:value-type="float">
            <text:p>3900450078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34" office:value-type="float">
            <text:p>3033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93" office:value-type="float">
            <text:p>3900450078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35" office:value-type="float">
            <text:p>3033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94" office:value-type="float">
            <text:p>3900450078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36" office:value-type="float">
            <text:p>3033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95" office:value-type="float">
            <text:p>3900450078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37" office:value-type="float">
            <text:p>3033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96" office:value-type="float">
            <text:p>3900450078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38" office:value-type="float">
            <text:p>3033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97" office:value-type="float">
            <text:p>3900450078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39" office:value-type="float">
            <text:p>3033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98" office:value-type="float">
            <text:p>3900450078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40" office:value-type="float">
            <text:p>3034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099" office:value-type="float">
            <text:p>3900450078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41" office:value-type="float">
            <text:p>3034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100" office:value-type="float">
            <text:p>3900450078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42" office:value-type="float">
            <text:p>3034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101" office:value-type="float">
            <text:p>3900450078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43" office:value-type="float">
            <text:p>3034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102" office:value-type="float">
            <text:p>3900450078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44" office:value-type="float">
            <text:p>3034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103" office:value-type="float">
            <text:p>390045007801103</text:p>
          </table:table-cell>
          <table:table-cell ns41:value-type="string" table:style-name="TL Metadata" office:value-type="string">
            <text:p>3900450078011031 <text:s/>Van eene vrouw is tevens de burgerlijke staat onbekend.</text:p>
          </table:table-cell>
          <table:table-cell ns41:value-type="string" table:style-name="TL Metadata" office:value-type="string">
            <text:p>x</text:p>
          </table:table-cell>
          <table:table-cell table:number-columns-repeated="2"/>
          <table:table-cell ns41:value-type="string" table:style-name="ce2" office:value-type="string">
            <text:p>Kolom O: er staat 4-jan. Dit moet zijn 4/1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30345" office:value-type="float">
            <text:p>3034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801104" office:value-type="float">
            <text:p>3900450078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46" office:value-type="float">
            <text:p>3034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01" office:value-type="float">
            <text:p>3900450079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47" office:value-type="float">
            <text:p>3034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02" office:value-type="float">
            <text:p>3900450079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48" office:value-type="float">
            <text:p>3034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03" office:value-type="float">
            <text:p>3900450079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49" office:value-type="float">
            <text:p>3034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04" office:value-type="float">
            <text:p>3900450079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50" office:value-type="float">
            <text:p>3035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05" office:value-type="float">
            <text:p>3900450079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51" office:value-type="float">
            <text:p>3035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06" office:value-type="float">
            <text:p>3900450079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52" office:value-type="float">
            <text:p>3035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07" office:value-type="float">
            <text:p>3900450079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53" office:value-type="float">
            <text:p>3035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08" office:value-type="float">
            <text:p>3900450079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54" office:value-type="float">
            <text:p>3035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09" office:value-type="float">
            <text:p>3900450079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55" office:value-type="float">
            <text:p>3035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10" office:value-type="float">
            <text:p>3900450079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56" office:value-type="float">
            <text:p>3035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11" office:value-type="float">
            <text:p>3900450079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57" office:value-type="float">
            <text:p>3035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12" office:value-type="float">
            <text:p>3900450079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58" office:value-type="float">
            <text:p>3035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13" office:value-type="float">
            <text:p>3900450079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59" office:value-type="float">
            <text:p>3035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14" office:value-type="float">
            <text:p>3900450079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60" office:value-type="float">
            <text:p>3036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15" office:value-type="float">
            <text:p>3900450079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61" office:value-type="float">
            <text:p>3036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16" office:value-type="float">
            <text:p>3900450079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62" office:value-type="float">
            <text:p>3036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17" office:value-type="float">
            <text:p>3900450079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63" office:value-type="float">
            <text:p>3036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18" office:value-type="float">
            <text:p>3900450079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64" office:value-type="float">
            <text:p>3036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19" office:value-type="float">
            <text:p>3900450079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65" office:value-type="float">
            <text:p>3036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20" office:value-type="float">
            <text:p>3900450079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66" office:value-type="float">
            <text:p>3036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21" office:value-type="float">
            <text:p>3900450079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67" office:value-type="float">
            <text:p>3036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22" office:value-type="float">
            <text:p>3900450079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68" office:value-type="float">
            <text:p>3036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23" office:value-type="float">
            <text:p>3900450079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69" office:value-type="float">
            <text:p>3036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24" office:value-type="float">
            <text:p>3900450079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70" office:value-type="float">
            <text:p>3037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25" office:value-type="float">
            <text:p>3900450079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71" office:value-type="float">
            <text:p>3037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26" office:value-type="float">
            <text:p>3900450079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72" office:value-type="float">
            <text:p>3037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27" office:value-type="float">
            <text:p>3900450079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73" office:value-type="float">
            <text:p>3037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28" office:value-type="float">
            <text:p>3900450079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74" office:value-type="float">
            <text:p>3037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29" office:value-type="float">
            <text:p>3900450079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75" office:value-type="float">
            <text:p>3037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30" office:value-type="float">
            <text:p>3900450079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76" office:value-type="float">
            <text:p>3037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31" office:value-type="float">
            <text:p>3900450079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77" office:value-type="float">
            <text:p>3037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32" office:value-type="float">
            <text:p>3900450079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78" office:value-type="float">
            <text:p>3037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33" office:value-type="float">
            <text:p>3900450079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79" office:value-type="float">
            <text:p>3037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34" office:value-type="float">
            <text:p>3900450079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80" office:value-type="float">
            <text:p>3038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35" office:value-type="float">
            <text:p>3900450079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81" office:value-type="float">
            <text:p>3038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36" office:value-type="float">
            <text:p>3900450079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82" office:value-type="float">
            <text:p>3038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37" office:value-type="float">
            <text:p>3900450079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83" office:value-type="float">
            <text:p>3038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38" office:value-type="float">
            <text:p>3900450079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84" office:value-type="float">
            <text:p>3038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39" office:value-type="float">
            <text:p>3900450079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85" office:value-type="float">
            <text:p>3038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40" office:value-type="float">
            <text:p>3900450079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86" office:value-type="float">
            <text:p>3038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41" office:value-type="float">
            <text:p>3900450079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87" office:value-type="float">
            <text:p>3038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42" office:value-type="float">
            <text:p>3900450079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88" office:value-type="float">
            <text:p>3038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43" office:value-type="float">
            <text:p>3900450079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89" office:value-type="float">
            <text:p>3038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44" office:value-type="float">
            <text:p>3900450079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90" office:value-type="float">
            <text:p>3039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45" office:value-type="float">
            <text:p>3900450079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91" office:value-type="float">
            <text:p>3039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46" office:value-type="float">
            <text:p>3900450079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92" office:value-type="float">
            <text:p>3039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47" office:value-type="float">
            <text:p>3900450079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93" office:value-type="float">
            <text:p>3039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48" office:value-type="float">
            <text:p>3900450079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94" office:value-type="float">
            <text:p>3039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49" office:value-type="float">
            <text:p>3900450079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95" office:value-type="float">
            <text:p>3039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50" office:value-type="float">
            <text:p>3900450079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96" office:value-type="float">
            <text:p>3039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51" office:value-type="float">
            <text:p>3900450079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97" office:value-type="float">
            <text:p>3039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52" office:value-type="float">
            <text:p>3900450079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98" office:value-type="float">
            <text:p>3039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53" office:value-type="float">
            <text:p>3900450079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399" office:value-type="float">
            <text:p>3039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54" office:value-type="float">
            <text:p>3900450079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00" office:value-type="float">
            <text:p>3040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55" office:value-type="float">
            <text:p>3900450079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01" office:value-type="float">
            <text:p>3040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56" office:value-type="float">
            <text:p>3900450079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02" office:value-type="float">
            <text:p>3040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57" office:value-type="float">
            <text:p>3900450079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03" office:value-type="float">
            <text:p>3040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58" office:value-type="float">
            <text:p>3900450079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04" office:value-type="float">
            <text:p>3040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59" office:value-type="float">
            <text:p>3900450079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05" office:value-type="float">
            <text:p>3040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60" office:value-type="float">
            <text:p>3900450079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06" office:value-type="float">
            <text:p>3040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61" office:value-type="float">
            <text:p>3900450079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07" office:value-type="float">
            <text:p>3040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62" office:value-type="float">
            <text:p>3900450079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08" office:value-type="float">
            <text:p>3040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63" office:value-type="float">
            <text:p>3900450079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09" office:value-type="float">
            <text:p>3040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64" office:value-type="float">
            <text:p>3900450079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10" office:value-type="float">
            <text:p>3041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65" office:value-type="float">
            <text:p>3900450079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11" office:value-type="float">
            <text:p>3041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66" office:value-type="float">
            <text:p>3900450079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12" office:value-type="float">
            <text:p>3041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67" office:value-type="float">
            <text:p>3900450079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13" office:value-type="float">
            <text:p>3041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68" office:value-type="float">
            <text:p>3900450079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14" office:value-type="float">
            <text:p>3041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69" office:value-type="float">
            <text:p>3900450079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15" office:value-type="float">
            <text:p>3041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70" office:value-type="float">
            <text:p>3900450079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16" office:value-type="float">
            <text:p>3041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71" office:value-type="float">
            <text:p>3900450079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17" office:value-type="float">
            <text:p>3041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72" office:value-type="float">
            <text:p>3900450079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18" office:value-type="float">
            <text:p>3041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73" office:value-type="float">
            <text:p>3900450079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19" office:value-type="float">
            <text:p>3041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74" office:value-type="float">
            <text:p>3900450079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20" office:value-type="float">
            <text:p>3042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75" office:value-type="float">
            <text:p>3900450079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21" office:value-type="float">
            <text:p>3042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76" office:value-type="float">
            <text:p>3900450079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22" office:value-type="float">
            <text:p>3042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77" office:value-type="float">
            <text:p>3900450079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23" office:value-type="float">
            <text:p>3042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78" office:value-type="float">
            <text:p>3900450079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24" office:value-type="float">
            <text:p>3042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79" office:value-type="float">
            <text:p>3900450079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25" office:value-type="float">
            <text:p>3042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80" office:value-type="float">
            <text:p>3900450079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26" office:value-type="float">
            <text:p>3042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81" office:value-type="float">
            <text:p>3900450079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27" office:value-type="float">
            <text:p>3042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82" office:value-type="float">
            <text:p>3900450079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28" office:value-type="float">
            <text:p>3042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83" office:value-type="float">
            <text:p>3900450079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29" office:value-type="float">
            <text:p>3042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84" office:value-type="float">
            <text:p>3900450079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30" office:value-type="float">
            <text:p>3043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85" office:value-type="float">
            <text:p>3900450079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31" office:value-type="float">
            <text:p>3043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86" office:value-type="float">
            <text:p>3900450079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32" office:value-type="float">
            <text:p>3043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87" office:value-type="float">
            <text:p>3900450079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33" office:value-type="float">
            <text:p>3043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88" office:value-type="float">
            <text:p>3900450079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34" office:value-type="float">
            <text:p>3043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89" office:value-type="float">
            <text:p>3900450079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35" office:value-type="float">
            <text:p>3043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90" office:value-type="float">
            <text:p>3900450079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36" office:value-type="float">
            <text:p>3043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91" office:value-type="float">
            <text:p>3900450079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37" office:value-type="float">
            <text:p>3043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92" office:value-type="float">
            <text:p>3900450079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38" office:value-type="float">
            <text:p>3043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93" office:value-type="float">
            <text:p>3900450079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39" office:value-type="float">
            <text:p>3043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94" office:value-type="float">
            <text:p>3900450079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40" office:value-type="float">
            <text:p>3044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95" office:value-type="float">
            <text:p>3900450079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41" office:value-type="float">
            <text:p>3044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96" office:value-type="float">
            <text:p>3900450079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42" office:value-type="float">
            <text:p>3044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97" office:value-type="float">
            <text:p>3900450079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43" office:value-type="float">
            <text:p>3044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98" office:value-type="float">
            <text:p>3900450079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44" office:value-type="float">
            <text:p>3044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099" office:value-type="float">
            <text:p>3900450079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45" office:value-type="float">
            <text:p>3044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100" office:value-type="float">
            <text:p>3900450079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46" office:value-type="float">
            <text:p>3044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101" office:value-type="float">
            <text:p>3900450079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47" office:value-type="float">
            <text:p>3044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102" office:value-type="float">
            <text:p>3900450079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48" office:value-type="float">
            <text:p>3044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103" office:value-type="float">
            <text:p>3900450079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49" office:value-type="float">
            <text:p>3044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5007901104" office:value-type="float">
            <text:p>3900450079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50" office:value-type="float">
            <text:p>3045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01" office:value-type="float">
            <text:p>3900460080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51" office:value-type="float">
            <text:p>3045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02" office:value-type="float">
            <text:p>3900460080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52" office:value-type="float">
            <text:p>3045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03" office:value-type="float">
            <text:p>3900460080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53" office:value-type="float">
            <text:p>3045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04" office:value-type="float">
            <text:p>3900460080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54" office:value-type="float">
            <text:p>3045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05" office:value-type="float">
            <text:p>3900460080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55" office:value-type="float">
            <text:p>3045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06" office:value-type="float">
            <text:p>3900460080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56" office:value-type="float">
            <text:p>3045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07" office:value-type="float">
            <text:p>3900460080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57" office:value-type="float">
            <text:p>3045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08" office:value-type="float">
            <text:p>3900460080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58" office:value-type="float">
            <text:p>3045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09" office:value-type="float">
            <text:p>3900460080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59" office:value-type="float">
            <text:p>3045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10" office:value-type="float">
            <text:p>3900460080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60" office:value-type="float">
            <text:p>3046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11" office:value-type="float">
            <text:p>3900460080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61" office:value-type="float">
            <text:p>3046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12" office:value-type="float">
            <text:p>3900460080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62" office:value-type="float">
            <text:p>3046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13" office:value-type="float">
            <text:p>3900460080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63" office:value-type="float">
            <text:p>3046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14" office:value-type="float">
            <text:p>3900460080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64" office:value-type="float">
            <text:p>3046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15" office:value-type="float">
            <text:p>3900460080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65" office:value-type="float">
            <text:p>3046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16" office:value-type="float">
            <text:p>3900460080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66" office:value-type="float">
            <text:p>3046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17" office:value-type="float">
            <text:p>3900460080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67" office:value-type="float">
            <text:p>3046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18" office:value-type="float">
            <text:p>3900460080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68" office:value-type="float">
            <text:p>3046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19" office:value-type="float">
            <text:p>3900460080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69" office:value-type="float">
            <text:p>3046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20" office:value-type="float">
            <text:p>3900460080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70" office:value-type="float">
            <text:p>3047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21" office:value-type="float">
            <text:p>3900460080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71" office:value-type="float">
            <text:p>3047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22" office:value-type="float">
            <text:p>3900460080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72" office:value-type="float">
            <text:p>3047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23" office:value-type="float">
            <text:p>3900460080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73" office:value-type="float">
            <text:p>3047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24" office:value-type="float">
            <text:p>3900460080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74" office:value-type="float">
            <text:p>3047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25" office:value-type="float">
            <text:p>3900460080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75" office:value-type="float">
            <text:p>3047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26" office:value-type="float">
            <text:p>3900460080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76" office:value-type="float">
            <text:p>3047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27" office:value-type="float">
            <text:p>3900460080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77" office:value-type="float">
            <text:p>3047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28" office:value-type="float">
            <text:p>3900460080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78" office:value-type="float">
            <text:p>3047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29" office:value-type="float">
            <text:p>3900460080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79" office:value-type="float">
            <text:p>3047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30" office:value-type="float">
            <text:p>3900460080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80" office:value-type="float">
            <text:p>3048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31" office:value-type="float">
            <text:p>3900460080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81" office:value-type="float">
            <text:p>3048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32" office:value-type="float">
            <text:p>3900460080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82" office:value-type="float">
            <text:p>3048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33" office:value-type="float">
            <text:p>3900460080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83" office:value-type="float">
            <text:p>3048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34" office:value-type="float">
            <text:p>3900460080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84" office:value-type="float">
            <text:p>3048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35" office:value-type="float">
            <text:p>3900460080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85" office:value-type="float">
            <text:p>3048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36" office:value-type="float">
            <text:p>3900460080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86" office:value-type="float">
            <text:p>3048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37" office:value-type="float">
            <text:p>3900460080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87" office:value-type="float">
            <text:p>3048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38" office:value-type="float">
            <text:p>3900460080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88" office:value-type="float">
            <text:p>3048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39" office:value-type="float">
            <text:p>3900460080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89" office:value-type="float">
            <text:p>3048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40" office:value-type="float">
            <text:p>3900460080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90" office:value-type="float">
            <text:p>3049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41" office:value-type="float">
            <text:p>3900460080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91" office:value-type="float">
            <text:p>3049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42" office:value-type="float">
            <text:p>3900460080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92" office:value-type="float">
            <text:p>3049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43" office:value-type="float">
            <text:p>3900460080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93" office:value-type="float">
            <text:p>3049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44" office:value-type="float">
            <text:p>3900460080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94" office:value-type="float">
            <text:p>3049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45" office:value-type="float">
            <text:p>3900460080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95" office:value-type="float">
            <text:p>3049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46" office:value-type="float">
            <text:p>3900460080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96" office:value-type="float">
            <text:p>3049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47" office:value-type="float">
            <text:p>3900460080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97" office:value-type="float">
            <text:p>3049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48" office:value-type="float">
            <text:p>3900460080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98" office:value-type="float">
            <text:p>3049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49" office:value-type="float">
            <text:p>3900460080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499" office:value-type="float">
            <text:p>3049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50" office:value-type="float">
            <text:p>3900460080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00" office:value-type="float">
            <text:p>3050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51" office:value-type="float">
            <text:p>3900460080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01" office:value-type="float">
            <text:p>3050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52" office:value-type="float">
            <text:p>3900460080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02" office:value-type="float">
            <text:p>3050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53" office:value-type="float">
            <text:p>3900460080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03" office:value-type="float">
            <text:p>3050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54" office:value-type="float">
            <text:p>3900460080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04" office:value-type="float">
            <text:p>3050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55" office:value-type="float">
            <text:p>3900460080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05" office:value-type="float">
            <text:p>3050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56" office:value-type="float">
            <text:p>3900460080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06" office:value-type="float">
            <text:p>3050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57" office:value-type="float">
            <text:p>3900460080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07" office:value-type="float">
            <text:p>3050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58" office:value-type="float">
            <text:p>3900460080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08" office:value-type="float">
            <text:p>3050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59" office:value-type="float">
            <text:p>3900460080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09" office:value-type="float">
            <text:p>3050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60" office:value-type="float">
            <text:p>3900460080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10" office:value-type="float">
            <text:p>3051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61" office:value-type="float">
            <text:p>3900460080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11" office:value-type="float">
            <text:p>3051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62" office:value-type="float">
            <text:p>3900460080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12" office:value-type="float">
            <text:p>3051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63" office:value-type="float">
            <text:p>3900460080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13" office:value-type="float">
            <text:p>3051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64" office:value-type="float">
            <text:p>3900460080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14" office:value-type="float">
            <text:p>3051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65" office:value-type="float">
            <text:p>3900460080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15" office:value-type="float">
            <text:p>3051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66" office:value-type="float">
            <text:p>3900460080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16" office:value-type="float">
            <text:p>3051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67" office:value-type="float">
            <text:p>3900460080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17" office:value-type="float">
            <text:p>3051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68" office:value-type="float">
            <text:p>3900460080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18" office:value-type="float">
            <text:p>3051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69" office:value-type="float">
            <text:p>3900460080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19" office:value-type="float">
            <text:p>3051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70" office:value-type="float">
            <text:p>3900460080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20" office:value-type="float">
            <text:p>3052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71" office:value-type="float">
            <text:p>3900460080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21" office:value-type="float">
            <text:p>3052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72" office:value-type="float">
            <text:p>3900460080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22" office:value-type="float">
            <text:p>3052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73" office:value-type="float">
            <text:p>3900460080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23" office:value-type="float">
            <text:p>3052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74" office:value-type="float">
            <text:p>3900460080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24" office:value-type="float">
            <text:p>3052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75" office:value-type="float">
            <text:p>3900460080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25" office:value-type="float">
            <text:p>3052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76" office:value-type="float">
            <text:p>3900460080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26" office:value-type="float">
            <text:p>3052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77" office:value-type="float">
            <text:p>3900460080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27" office:value-type="float">
            <text:p>3052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78" office:value-type="float">
            <text:p>3900460080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28" office:value-type="float">
            <text:p>3052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79" office:value-type="float">
            <text:p>3900460080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29" office:value-type="float">
            <text:p>3052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80" office:value-type="float">
            <text:p>3900460080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30" office:value-type="float">
            <text:p>3053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81" office:value-type="float">
            <text:p>3900460080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31" office:value-type="float">
            <text:p>3053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82" office:value-type="float">
            <text:p>3900460080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32" office:value-type="float">
            <text:p>3053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83" office:value-type="float">
            <text:p>3900460080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33" office:value-type="float">
            <text:p>3053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84" office:value-type="float">
            <text:p>3900460080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34" office:value-type="float">
            <text:p>3053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85" office:value-type="float">
            <text:p>3900460080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35" office:value-type="float">
            <text:p>3053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86" office:value-type="float">
            <text:p>3900460080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36" office:value-type="float">
            <text:p>3053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87" office:value-type="float">
            <text:p>3900460080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37" office:value-type="float">
            <text:p>3053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88" office:value-type="float">
            <text:p>3900460080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38" office:value-type="float">
            <text:p>3053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89" office:value-type="float">
            <text:p>3900460080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39" office:value-type="float">
            <text:p>3053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90" office:value-type="float">
            <text:p>3900460080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40" office:value-type="float">
            <text:p>3054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91" office:value-type="float">
            <text:p>3900460080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41" office:value-type="float">
            <text:p>3054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92" office:value-type="float">
            <text:p>3900460080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42" office:value-type="float">
            <text:p>3054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93" office:value-type="float">
            <text:p>3900460080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43" office:value-type="float">
            <text:p>3054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94" office:value-type="float">
            <text:p>3900460080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44" office:value-type="float">
            <text:p>3054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95" office:value-type="float">
            <text:p>3900460080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45" office:value-type="float">
            <text:p>3054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96" office:value-type="float">
            <text:p>3900460080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46" office:value-type="float">
            <text:p>3054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97" office:value-type="float">
            <text:p>3900460080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47" office:value-type="float">
            <text:p>3054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98" office:value-type="float">
            <text:p>3900460080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48" office:value-type="float">
            <text:p>3054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099" office:value-type="float">
            <text:p>3900460080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49" office:value-type="float">
            <text:p>3054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100" office:value-type="float">
            <text:p>3900460080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50" office:value-type="float">
            <text:p>3055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101" office:value-type="float">
            <text:p>3900460080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51" office:value-type="float">
            <text:p>3055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102" office:value-type="float">
            <text:p>3900460080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52" office:value-type="float">
            <text:p>3055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103" office:value-type="float">
            <text:p>390046008001103</text:p>
          </table:table-cell>
          <table:table-cell ns41:value-type="string" table:style-name="TL Metadata" office:value-type="string">
            <text:p>3900460080011031 <text:s/>De burgerlijke staat van eene vrouw onbekend.</text:p>
          </table:table-cell>
          <table:table-cell ns41:value-type="string" table:style-name="TL Metadata" office:value-type="string">
            <text:p>x</text:p>
          </table:table-cell>
          <table:table-cell table:number-columns-repeated="2"/>
          <table:table-cell ns41:value-type="string" table:style-name="ce2" office:value-type="string">
            <text:p>Kolom O: er staat 4-jan. Dit moet zijn 4/1</text:p>
          </table:table-cell>
          <table:table-cell table:number-columns-repeated="1016"/>
        </table:table-row>
        <table:table-row table:style-name="ro3">
          <table:table-cell ns41:value-type="float" table:style-name="TL Metadata" office:value="30553" office:value-type="float">
            <text:p>3055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001104" office:value-type="float">
            <text:p>3900460080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54" office:value-type="float">
            <text:p>3055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01" office:value-type="float">
            <text:p>3900460081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55" office:value-type="float">
            <text:p>3055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02" office:value-type="float">
            <text:p>3900460081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56" office:value-type="float">
            <text:p>3055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03" office:value-type="float">
            <text:p>3900460081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57" office:value-type="float">
            <text:p>3055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04" office:value-type="float">
            <text:p>3900460081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58" office:value-type="float">
            <text:p>3055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05" office:value-type="float">
            <text:p>3900460081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59" office:value-type="float">
            <text:p>3055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06" office:value-type="float">
            <text:p>3900460081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60" office:value-type="float">
            <text:p>3056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07" office:value-type="float">
            <text:p>3900460081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61" office:value-type="float">
            <text:p>3056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08" office:value-type="float">
            <text:p>3900460081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62" office:value-type="float">
            <text:p>3056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09" office:value-type="float">
            <text:p>3900460081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63" office:value-type="float">
            <text:p>3056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10" office:value-type="float">
            <text:p>3900460081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64" office:value-type="float">
            <text:p>3056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11" office:value-type="float">
            <text:p>3900460081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65" office:value-type="float">
            <text:p>3056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12" office:value-type="float">
            <text:p>3900460081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66" office:value-type="float">
            <text:p>3056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13" office:value-type="float">
            <text:p>3900460081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67" office:value-type="float">
            <text:p>3056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14" office:value-type="float">
            <text:p>3900460081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68" office:value-type="float">
            <text:p>3056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15" office:value-type="float">
            <text:p>3900460081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69" office:value-type="float">
            <text:p>3056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16" office:value-type="float">
            <text:p>3900460081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70" office:value-type="float">
            <text:p>3057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17" office:value-type="float">
            <text:p>3900460081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71" office:value-type="float">
            <text:p>3057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18" office:value-type="float">
            <text:p>3900460081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72" office:value-type="float">
            <text:p>3057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19" office:value-type="float">
            <text:p>3900460081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73" office:value-type="float">
            <text:p>3057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20" office:value-type="float">
            <text:p>3900460081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74" office:value-type="float">
            <text:p>3057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21" office:value-type="float">
            <text:p>3900460081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75" office:value-type="float">
            <text:p>3057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22" office:value-type="float">
            <text:p>3900460081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76" office:value-type="float">
            <text:p>3057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23" office:value-type="float">
            <text:p>3900460081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77" office:value-type="float">
            <text:p>3057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24" office:value-type="float">
            <text:p>3900460081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78" office:value-type="float">
            <text:p>3057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25" office:value-type="float">
            <text:p>3900460081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79" office:value-type="float">
            <text:p>3057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26" office:value-type="float">
            <text:p>3900460081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80" office:value-type="float">
            <text:p>3058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27" office:value-type="float">
            <text:p>3900460081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81" office:value-type="float">
            <text:p>3058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28" office:value-type="float">
            <text:p>3900460081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82" office:value-type="float">
            <text:p>3058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29" office:value-type="float">
            <text:p>3900460081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83" office:value-type="float">
            <text:p>3058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30" office:value-type="float">
            <text:p>3900460081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84" office:value-type="float">
            <text:p>3058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31" office:value-type="float">
            <text:p>3900460081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85" office:value-type="float">
            <text:p>3058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32" office:value-type="float">
            <text:p>3900460081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86" office:value-type="float">
            <text:p>3058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33" office:value-type="float">
            <text:p>3900460081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87" office:value-type="float">
            <text:p>3058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34" office:value-type="float">
            <text:p>3900460081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88" office:value-type="float">
            <text:p>3058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35" office:value-type="float">
            <text:p>3900460081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89" office:value-type="float">
            <text:p>3058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36" office:value-type="float">
            <text:p>3900460081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90" office:value-type="float">
            <text:p>3059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37" office:value-type="float">
            <text:p>3900460081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91" office:value-type="float">
            <text:p>3059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38" office:value-type="float">
            <text:p>3900460081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92" office:value-type="float">
            <text:p>3059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39" office:value-type="float">
            <text:p>3900460081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93" office:value-type="float">
            <text:p>3059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40" office:value-type="float">
            <text:p>3900460081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94" office:value-type="float">
            <text:p>3059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41" office:value-type="float">
            <text:p>3900460081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95" office:value-type="float">
            <text:p>3059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42" office:value-type="float">
            <text:p>3900460081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96" office:value-type="float">
            <text:p>3059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43" office:value-type="float">
            <text:p>3900460081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97" office:value-type="float">
            <text:p>3059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44" office:value-type="float">
            <text:p>3900460081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98" office:value-type="float">
            <text:p>3059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45" office:value-type="float">
            <text:p>3900460081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599" office:value-type="float">
            <text:p>3059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46" office:value-type="float">
            <text:p>3900460081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00" office:value-type="float">
            <text:p>3060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47" office:value-type="float">
            <text:p>3900460081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01" office:value-type="float">
            <text:p>3060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48" office:value-type="float">
            <text:p>3900460081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02" office:value-type="float">
            <text:p>3060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49" office:value-type="float">
            <text:p>3900460081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03" office:value-type="float">
            <text:p>3060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50" office:value-type="float">
            <text:p>3900460081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04" office:value-type="float">
            <text:p>3060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51" office:value-type="float">
            <text:p>3900460081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05" office:value-type="float">
            <text:p>3060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52" office:value-type="float">
            <text:p>3900460081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06" office:value-type="float">
            <text:p>3060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53" office:value-type="float">
            <text:p>3900460081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07" office:value-type="float">
            <text:p>3060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54" office:value-type="float">
            <text:p>3900460081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08" office:value-type="float">
            <text:p>3060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55" office:value-type="float">
            <text:p>3900460081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09" office:value-type="float">
            <text:p>3060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56" office:value-type="float">
            <text:p>3900460081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10" office:value-type="float">
            <text:p>3061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57" office:value-type="float">
            <text:p>3900460081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11" office:value-type="float">
            <text:p>3061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58" office:value-type="float">
            <text:p>3900460081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12" office:value-type="float">
            <text:p>3061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59" office:value-type="float">
            <text:p>3900460081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13" office:value-type="float">
            <text:p>3061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60" office:value-type="float">
            <text:p>3900460081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14" office:value-type="float">
            <text:p>3061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61" office:value-type="float">
            <text:p>3900460081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15" office:value-type="float">
            <text:p>3061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62" office:value-type="float">
            <text:p>3900460081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16" office:value-type="float">
            <text:p>3061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63" office:value-type="float">
            <text:p>3900460081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17" office:value-type="float">
            <text:p>3061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64" office:value-type="float">
            <text:p>3900460081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18" office:value-type="float">
            <text:p>3061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65" office:value-type="float">
            <text:p>3900460081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19" office:value-type="float">
            <text:p>3061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66" office:value-type="float">
            <text:p>3900460081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20" office:value-type="float">
            <text:p>3062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67" office:value-type="float">
            <text:p>3900460081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21" office:value-type="float">
            <text:p>3062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68" office:value-type="float">
            <text:p>3900460081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22" office:value-type="float">
            <text:p>3062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69" office:value-type="float">
            <text:p>3900460081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23" office:value-type="float">
            <text:p>3062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70" office:value-type="float">
            <text:p>3900460081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24" office:value-type="float">
            <text:p>3062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71" office:value-type="float">
            <text:p>3900460081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25" office:value-type="float">
            <text:p>3062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72" office:value-type="float">
            <text:p>3900460081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26" office:value-type="float">
            <text:p>3062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73" office:value-type="float">
            <text:p>3900460081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27" office:value-type="float">
            <text:p>3062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74" office:value-type="float">
            <text:p>3900460081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28" office:value-type="float">
            <text:p>3062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75" office:value-type="float">
            <text:p>3900460081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29" office:value-type="float">
            <text:p>3062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76" office:value-type="float">
            <text:p>3900460081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30" office:value-type="float">
            <text:p>3063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77" office:value-type="float">
            <text:p>3900460081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31" office:value-type="float">
            <text:p>3063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78" office:value-type="float">
            <text:p>3900460081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32" office:value-type="float">
            <text:p>3063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79" office:value-type="float">
            <text:p>3900460081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33" office:value-type="float">
            <text:p>3063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80" office:value-type="float">
            <text:p>3900460081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34" office:value-type="float">
            <text:p>3063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81" office:value-type="float">
            <text:p>3900460081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35" office:value-type="float">
            <text:p>3063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82" office:value-type="float">
            <text:p>3900460081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36" office:value-type="float">
            <text:p>3063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83" office:value-type="float">
            <text:p>3900460081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37" office:value-type="float">
            <text:p>3063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84" office:value-type="float">
            <text:p>3900460081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38" office:value-type="float">
            <text:p>3063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85" office:value-type="float">
            <text:p>3900460081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39" office:value-type="float">
            <text:p>3063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86" office:value-type="float">
            <text:p>3900460081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40" office:value-type="float">
            <text:p>3064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87" office:value-type="float">
            <text:p>3900460081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41" office:value-type="float">
            <text:p>3064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88" office:value-type="float">
            <text:p>3900460081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42" office:value-type="float">
            <text:p>3064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89" office:value-type="float">
            <text:p>3900460081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43" office:value-type="float">
            <text:p>3064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90" office:value-type="float">
            <text:p>3900460081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44" office:value-type="float">
            <text:p>3064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91" office:value-type="float">
            <text:p>3900460081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45" office:value-type="float">
            <text:p>3064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92" office:value-type="float">
            <text:p>3900460081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46" office:value-type="float">
            <text:p>3064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93" office:value-type="float">
            <text:p>3900460081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47" office:value-type="float">
            <text:p>3064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94" office:value-type="float">
            <text:p>3900460081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48" office:value-type="float">
            <text:p>3064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95" office:value-type="float">
            <text:p>3900460081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49" office:value-type="float">
            <text:p>3064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96" office:value-type="float">
            <text:p>3900460081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50" office:value-type="float">
            <text:p>3065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97" office:value-type="float">
            <text:p>3900460081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51" office:value-type="float">
            <text:p>3065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98" office:value-type="float">
            <text:p>3900460081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52" office:value-type="float">
            <text:p>3065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099" office:value-type="float">
            <text:p>3900460081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53" office:value-type="float">
            <text:p>3065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100" office:value-type="float">
            <text:p>3900460081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54" office:value-type="float">
            <text:p>3065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101" office:value-type="float">
            <text:p>3900460081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55" office:value-type="float">
            <text:p>3065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102" office:value-type="float">
            <text:p>3900460081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56" office:value-type="float">
            <text:p>3065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103" office:value-type="float">
            <text:p>3900460081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57" office:value-type="float">
            <text:p>3065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6008101104" office:value-type="float">
            <text:p>3900460081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58" office:value-type="float">
            <text:p>3065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01" office:value-type="float">
            <text:p>3900470082010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59" office:value-type="float">
            <text:p>3065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02" office:value-type="float">
            <text:p>3900470082010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60" office:value-type="float">
            <text:p>3066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03" office:value-type="float">
            <text:p>3900470082010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61" office:value-type="float">
            <text:p>3066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04" office:value-type="float">
            <text:p>3900470082010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62" office:value-type="float">
            <text:p>3066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05" office:value-type="float">
            <text:p>39004700820100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63" office:value-type="float">
            <text:p>3066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06" office:value-type="float">
            <text:p>39004700820100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64" office:value-type="float">
            <text:p>3066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07" office:value-type="float">
            <text:p>39004700820100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65" office:value-type="float">
            <text:p>3066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08" office:value-type="float">
            <text:p>39004700820100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66" office:value-type="float">
            <text:p>3066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09" office:value-type="float">
            <text:p>39004700820100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67" office:value-type="float">
            <text:p>3066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10" office:value-type="float">
            <text:p>39004700820101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68" office:value-type="float">
            <text:p>3066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11" office:value-type="float">
            <text:p>39004700820101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69" office:value-type="float">
            <text:p>3066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12" office:value-type="float">
            <text:p>39004700820101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70" office:value-type="float">
            <text:p>3067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13" office:value-type="float">
            <text:p>39004700820101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71" office:value-type="float">
            <text:p>3067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14" office:value-type="float">
            <text:p>39004700820101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72" office:value-type="float">
            <text:p>3067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15" office:value-type="float">
            <text:p>39004700820101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73" office:value-type="float">
            <text:p>3067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16" office:value-type="float">
            <text:p>39004700820101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74" office:value-type="float">
            <text:p>3067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17" office:value-type="float">
            <text:p>39004700820101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75" office:value-type="float">
            <text:p>3067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18" office:value-type="float">
            <text:p>39004700820101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76" office:value-type="float">
            <text:p>3067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19" office:value-type="float">
            <text:p>39004700820101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77" office:value-type="float">
            <text:p>3067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20" office:value-type="float">
            <text:p>39004700820102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78" office:value-type="float">
            <text:p>3067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21" office:value-type="float">
            <text:p>39004700820102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79" office:value-type="float">
            <text:p>3067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22" office:value-type="float">
            <text:p>39004700820102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80" office:value-type="float">
            <text:p>3068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23" office:value-type="float">
            <text:p>39004700820102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81" office:value-type="float">
            <text:p>3068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24" office:value-type="float">
            <text:p>39004700820102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82" office:value-type="float">
            <text:p>3068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25" office:value-type="float">
            <text:p>39004700820102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83" office:value-type="float">
            <text:p>3068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26" office:value-type="float">
            <text:p>39004700820102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84" office:value-type="float">
            <text:p>3068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27" office:value-type="float">
            <text:p>39004700820102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85" office:value-type="float">
            <text:p>3068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28" office:value-type="float">
            <text:p>39004700820102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86" office:value-type="float">
            <text:p>3068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29" office:value-type="float">
            <text:p>39004700820102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87" office:value-type="float">
            <text:p>3068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30" office:value-type="float">
            <text:p>39004700820103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88" office:value-type="float">
            <text:p>3068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31" office:value-type="float">
            <text:p>39004700820103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89" office:value-type="float">
            <text:p>3068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32" office:value-type="float">
            <text:p>39004700820103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90" office:value-type="float">
            <text:p>3069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33" office:value-type="float">
            <text:p>39004700820103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91" office:value-type="float">
            <text:p>3069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34" office:value-type="float">
            <text:p>39004700820103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92" office:value-type="float">
            <text:p>3069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35" office:value-type="float">
            <text:p>39004700820103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93" office:value-type="float">
            <text:p>3069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36" office:value-type="float">
            <text:p>39004700820103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94" office:value-type="float">
            <text:p>3069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37" office:value-type="float">
            <text:p>39004700820103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95" office:value-type="float">
            <text:p>3069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38" office:value-type="float">
            <text:p>39004700820103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96" office:value-type="float">
            <text:p>3069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39" office:value-type="float">
            <text:p>39004700820103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97" office:value-type="float">
            <text:p>3069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40" office:value-type="float">
            <text:p>39004700820104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98" office:value-type="float">
            <text:p>3069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41" office:value-type="float">
            <text:p>39004700820104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699" office:value-type="float">
            <text:p>3069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42" office:value-type="float">
            <text:p>39004700820104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00" office:value-type="float">
            <text:p>3070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43" office:value-type="float">
            <text:p>39004700820104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01" office:value-type="float">
            <text:p>3070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44" office:value-type="float">
            <text:p>39004700820104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02" office:value-type="float">
            <text:p>3070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45" office:value-type="float">
            <text:p>39004700820104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03" office:value-type="float">
            <text:p>3070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46" office:value-type="float">
            <text:p>39004700820104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04" office:value-type="float">
            <text:p>3070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47" office:value-type="float">
            <text:p>39004700820104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05" office:value-type="float">
            <text:p>3070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48" office:value-type="float">
            <text:p>39004700820104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06" office:value-type="float">
            <text:p>3070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49" office:value-type="float">
            <text:p>39004700820104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07" office:value-type="float">
            <text:p>3070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50" office:value-type="float">
            <text:p>39004700820105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08" office:value-type="float">
            <text:p>3070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51" office:value-type="float">
            <text:p>39004700820105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09" office:value-type="float">
            <text:p>3070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52" office:value-type="float">
            <text:p>39004700820105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10" office:value-type="float">
            <text:p>3071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53" office:value-type="float">
            <text:p>39004700820105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11" office:value-type="float">
            <text:p>3071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54" office:value-type="float">
            <text:p>39004700820105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12" office:value-type="float">
            <text:p>3071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55" office:value-type="float">
            <text:p>39004700820105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13" office:value-type="float">
            <text:p>3071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56" office:value-type="float">
            <text:p>39004700820105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14" office:value-type="float">
            <text:p>3071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57" office:value-type="float">
            <text:p>39004700820105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15" office:value-type="float">
            <text:p>3071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58" office:value-type="float">
            <text:p>39004700820105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16" office:value-type="float">
            <text:p>3071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59" office:value-type="float">
            <text:p>39004700820105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17" office:value-type="float">
            <text:p>3071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60" office:value-type="float">
            <text:p>39004700820106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18" office:value-type="float">
            <text:p>3071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61" office:value-type="float">
            <text:p>39004700820106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19" office:value-type="float">
            <text:p>3071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62" office:value-type="float">
            <text:p>39004700820106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20" office:value-type="float">
            <text:p>3072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63" office:value-type="float">
            <text:p>39004700820106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21" office:value-type="float">
            <text:p>3072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64" office:value-type="float">
            <text:p>39004700820106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22" office:value-type="float">
            <text:p>3072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65" office:value-type="float">
            <text:p>39004700820106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23" office:value-type="float">
            <text:p>3072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66" office:value-type="float">
            <text:p>39004700820106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24" office:value-type="float">
            <text:p>3072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67" office:value-type="float">
            <text:p>39004700820106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25" office:value-type="float">
            <text:p>3072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68" office:value-type="float">
            <text:p>39004700820106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26" office:value-type="float">
            <text:p>3072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69" office:value-type="float">
            <text:p>39004700820106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27" office:value-type="float">
            <text:p>3072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70" office:value-type="float">
            <text:p>39004700820107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28" office:value-type="float">
            <text:p>3072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71" office:value-type="float">
            <text:p>39004700820107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29" office:value-type="float">
            <text:p>3072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72" office:value-type="float">
            <text:p>39004700820107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30" office:value-type="float">
            <text:p>3073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73" office:value-type="float">
            <text:p>39004700820107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31" office:value-type="float">
            <text:p>3073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74" office:value-type="float">
            <text:p>39004700820107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32" office:value-type="float">
            <text:p>3073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75" office:value-type="float">
            <text:p>39004700820107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33" office:value-type="float">
            <text:p>3073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76" office:value-type="float">
            <text:p>39004700820107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34" office:value-type="float">
            <text:p>3073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77" office:value-type="float">
            <text:p>39004700820107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35" office:value-type="float">
            <text:p>3073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78" office:value-type="float">
            <text:p>39004700820107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36" office:value-type="float">
            <text:p>3073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79" office:value-type="float">
            <text:p>39004700820107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37" office:value-type="float">
            <text:p>3073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80" office:value-type="float">
            <text:p>39004700820108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38" office:value-type="float">
            <text:p>3073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81" office:value-type="float">
            <text:p>39004700820108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39" office:value-type="float">
            <text:p>3073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82" office:value-type="float">
            <text:p>39004700820108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40" office:value-type="float">
            <text:p>3074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83" office:value-type="float">
            <text:p>39004700820108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41" office:value-type="float">
            <text:p>3074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84" office:value-type="float">
            <text:p>39004700820108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42" office:value-type="float">
            <text:p>3074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85" office:value-type="float">
            <text:p>39004700820108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43" office:value-type="float">
            <text:p>3074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86" office:value-type="float">
            <text:p>39004700820108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44" office:value-type="float">
            <text:p>3074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87" office:value-type="float">
            <text:p>39004700820108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45" office:value-type="float">
            <text:p>3074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88" office:value-type="float">
            <text:p>39004700820108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46" office:value-type="float">
            <text:p>3074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89" office:value-type="float">
            <text:p>39004700820108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47" office:value-type="float">
            <text:p>3074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90" office:value-type="float">
            <text:p>39004700820109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48" office:value-type="float">
            <text:p>3074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91" office:value-type="float">
            <text:p>39004700820109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49" office:value-type="float">
            <text:p>3074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92" office:value-type="float">
            <text:p>39004700820109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50" office:value-type="float">
            <text:p>3075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93" office:value-type="float">
            <text:p>39004700820109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51" office:value-type="float">
            <text:p>3075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94" office:value-type="float">
            <text:p>39004700820109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52" office:value-type="float">
            <text:p>30752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95" office:value-type="float">
            <text:p>390047008201095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53" office:value-type="float">
            <text:p>30753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96" office:value-type="float">
            <text:p>390047008201096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54" office:value-type="float">
            <text:p>30754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97" office:value-type="float">
            <text:p>390047008201097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55" office:value-type="float">
            <text:p>30755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98" office:value-type="float">
            <text:p>390047008201098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56" office:value-type="float">
            <text:p>30756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099" office:value-type="float">
            <text:p>390047008201099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57" office:value-type="float">
            <text:p>30757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100" office:value-type="float">
            <text:p>390047008201100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58" office:value-type="float">
            <text:p>30758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101" office:value-type="float">
            <text:p>390047008201101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59" office:value-type="float">
            <text:p>30759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102" office:value-type="float">
            <text:p>390047008201102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60" office:value-type="float">
            <text:p>30760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103" office:value-type="float">
            <text:p>390047008201103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>
          <table:table-cell ns41:value-type="float" table:style-name="TL Metadata" office:value="30761" office:value-type="float">
            <text:p>30761</text:p>
          </table:table-cell>
          <table:table-cell ns41:value-type="string" table:style-name="TL Metadata" office:value-type="string">
            <text:p>Nb-3edl</text:p>
          </table:table-cell>
          <table:table-cell ns41:value-type="float" table:style-name="TL Metadata" office:value="390047008201104" office:value-type="float">
            <text:p>390047008201104</text:p>
          </table:table-cell>
          <table:table-cell table:style-name="TL Metadata"/>
          <table:table-cell ns41:value-type="string" table:style-name="TL Metadata" office:value-type="string">
            <text:p>x</text:p>
          </table:table-cell>
          <table:table-cell table:number-columns-repeated="1019"/>
        </table:table-row>
        <table:table-row table:style-name="ro3" table:number-rows-repeated="104804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Sheet1" style:display-name="Normal_Sheet1">
      <style:table-cell-properties fo:padding="0.071cm" fo:border="none" fo:background-color="transparent" style:diagonal-tl-br="none" style:print-content="true" style:cell-protect="protected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page-layout-name="Mpm3" style:display-name="PageStyle_DERDE GEDEELTE">
      <style:header style:display="false"/>
      <style:header-left style:display="false"/>
      <style:footer style:display="false"/>
      <style:footer-left style:display="false"/>
    </style:master-page>
    <style:master-page style:name="PageStyle_5f_Opmerkingen" style:page-layout-name="Mpm4" style:display-name="PageStyle_Opmerkingen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2-15T12:47:41</meta:creation-date>
    <dc:creator>Helpdesk</dc:creator>
    <dc:date>2004-12-20T18:31:01</dc:date>
    <meta:document-statistic meta:object-count="0" meta:cell-count="7507" meta:table-count="2"/>
    <meta:generator>ODFPY/1.3.0dev</meta:generator>
  </office:meta>
</office:document-meta>
</file>